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content.xml" manifest:media-type="text/xml"/>
  <manifest:file-entry manifest:full-path="Object 11/content.xml" manifest:media-type="text/xml"/>
  <manifest:file-entry manifest:full-path="Object 10/content.xml" manifest:media-type="text/xml"/>
  <manifest:file-entry manifest:full-path="Object 9/content.xml" manifest:media-type="text/xml"/>
  <manifest:file-entry manifest:full-path="Object 12/styles.xml" manifest:media-type="text/xml"/>
  <manifest:file-entry manifest:full-path="Object 9/styles.xml" manifest:media-type="text/xml"/>
  <manifest:file-entry manifest:full-path="Object 10/styles.xml" manifest:media-type="text/xml"/>
  <manifest:file-entry manifest:full-path="Object 13/styles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3/content.xml" manifest:media-type="text/xml"/>
  <manifest:file-entry manifest:full-path="Object 12/content.xml" manifest:media-type="text/xml"/>
  <manifest:file-entry manifest:full-path="Object 8/content.xml" manifest:media-type="text/xml"/>
  <manifest:file-entry manifest:full-path="Object 7/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7/styles.xml" manifest:media-type="text/xml"/>
  <manifest:file-entry manifest:full-path="Object 6/content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4/content.xml" manifest:media-type="text/xml"/>
  <manifest:file-entry manifest:full-path="Object 8/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Monospace" svg:font-family="Monospace" style:font-family-generic="system" style:font-pitch="fixed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text-autospace="none"/>
    </style:style>
    <style:style style:name="T2" style:parent-style-name="DefaultParagraphFont" style:family="text">
      <style:text-properties style:font-name="Arial" style:font-name-asian="Monospace" style:font-name-complex="Arial" fo:font-weight="bold" style:font-weight-asian="bold" style:font-weight-complex="bold" fo:color="#000000"/>
    </style:style>
    <style:style style:name="P3" style:parent-style-name="Standard" style:family="paragraph">
      <style:paragraph-properties style:text-autospace="none"/>
    </style:style>
    <style:style style:name="T4" style:parent-style-name="DefaultParagraphFon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6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7" style:parent-style-name="Standard" style:family="paragraph">
      <style:paragraph-properties style:text-autospace="none"/>
    </style:style>
    <style:style style:name="T8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9" style:parent-style-name="Standard" style:family="paragraph">
      <style:paragraph-properties style:text-autospace="none"/>
    </style:style>
    <style:style style:name="T10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11" style:parent-style-name="Standard" style:family="paragraph">
      <style:paragraph-properties style:text-autospace="none"/>
    </style:style>
    <style:style style:name="T12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13" style:parent-style-name="Standard" style:family="paragraph">
      <style:paragraph-properties style:text-autospace="none" fo:margin-left="0.0208in" fo:text-indent="-0.25in">
        <style:tab-stops/>
      </style:paragraph-properties>
    </style:style>
    <style:style style:name="T14" style:parent-style-name="DefaultParagraphFont" style:family="text">
      <style:text-properties style:font-name="Arial" style:font-name-asian="Monospace" style:font-name-complex="Arial" fo:font-weight="bold" style:font-weight-asian="bold" style:font-weight-complex="bold" fo:color="#000000"/>
    </style:style>
    <style:style style:name="P15" style:parent-style-name="Standard" style:family="paragraph">
      <style:paragraph-properties style:text-autospace="none" fo:margin-left="0.0208in" fo:text-indent="-0.25in">
        <style:tab-stops/>
      </style:paragraph-properties>
    </style:style>
    <style:style style:name="T16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17" style:parent-style-name="Standard" style:family="paragraph">
      <style:paragraph-properties style:text-autospace="none" fo:margin-left="0.0208in" fo:text-indent="-0.25in">
        <style:tab-stops/>
      </style:paragraph-properties>
    </style:style>
    <style:style style:name="T18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19" style:parent-style-name="Standard" style:family="paragraph">
      <style:paragraph-properties style:text-autospace="none" fo:margin-left="0.0208in" fo:text-indent="-0.0312in">
        <style:tab-stops/>
      </style:paragraph-properties>
    </style:style>
    <style:style style:name="T20" style:parent-style-name="DefaultParagraphFont" style:family="text">
      <style:text-properties style:font-name="Arial" style:font-name-asian="Monospace" style:font-name-complex="Arial" fo:font-weight="bold" style:font-weight-asian="bold" style:font-weight-complex="bold" fo:color="#000000" fo:font-size="10pt" style:font-size-asian="10pt" style:font-size-complex="10pt"/>
    </style:style>
    <style:style style:name="T21" style:parent-style-name="DefaultParagraphFont" style:family="text">
      <style:text-properties style:font-name="Arial" style:font-name-asian="Monospace" style:font-name-complex="Arial" fo:font-weight="bold" style:font-weight-asian="bold" style:font-weight-complex="bold" fo:color="#000000"/>
    </style:style>
    <style:style style:name="P22" style:parent-style-name="Standard" style:family="paragraph">
      <style:paragraph-properties style:text-autospace="none"/>
      <style:text-properties style:font-name="Arial" style:font-name-complex="Arial" fo:font-size="7pt" style:font-size-asian="7pt" style:font-size-complex="7pt"/>
    </style:style>
    <style:style style:name="P23" style:parent-style-name="Standard" style:family="paragraph">
      <style:paragraph-properties style:text-autospace="none" fo:margin-left="0.0208in" fo:text-indent="-0.0312in">
        <style:tab-stops/>
      </style:paragraph-properties>
    </style:style>
    <style:style style:name="T24" style:parent-style-name="DefaultParagraphFont" style:family="text">
      <style:text-properties style:font-name="Arial" style:font-name-asian="Monospace" style:font-name-complex="Arial" fo:font-weight="bold" style:font-weight-asian="bold" style:font-weight-complex="bold" fo:color="#000000" fo:font-size="10pt" style:font-size-asian="10pt" style:font-size-complex="10pt"/>
    </style:style>
    <style:style style:name="P25" style:parent-style-name="Standard" style:family="paragraph">
      <style:paragraph-properties style:text-autospace="none" fo:margin-left="0.0208in" fo:text-indent="-0.0312in">
        <style:tab-stops/>
      </style:paragraph-properties>
    </style:style>
    <style:style style:name="T26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27" style:parent-style-name="Standard" style:family="paragraph">
      <style:paragraph-properties style:text-autospace="none" fo:margin-left="0.0208in" fo:text-indent="-0.0312in">
        <style:tab-stops/>
      </style:paragraph-properties>
    </style:style>
    <style:style style:name="T28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29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30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31" style:parent-style-name="Standard" style:family="paragraph">
      <style:paragraph-properties style:text-autospace="none" fo:margin-left="0.0208in" fo:text-indent="-0.0312in">
        <style:tab-stops/>
      </style:paragraph-properties>
    </style:style>
    <style:style style:name="T32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33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34" style:parent-style-name="Standard" style:family="paragraph">
      <style:paragraph-properties style:text-autospace="none" fo:margin-left="0.0208in" fo:text-indent="-0.0312in">
        <style:tab-stops/>
      </style:paragraph-properties>
    </style:style>
    <style:style style:name="T35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36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37" style:parent-style-name="Standard" style:family="paragraph">
      <style:paragraph-properties style:text-autospace="none"/>
    </style:style>
    <style:style style:name="T38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39" style:parent-style-name="Standard" style:family="paragraph">
      <style:paragraph-properties style:text-autospace="none" fo:text-align="start"/>
    </style:style>
    <style:style style:name="P40" style:parent-style-name="Standard" style:family="paragraph">
      <style:paragraph-properties style:text-autospace="none"/>
    </style:style>
    <style:style style:name="T41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42" style:parent-style-name="Standard" style:family="paragraph">
      <style:paragraph-properties style:text-autospace="none"/>
    </style:style>
    <style:style style:name="T43" style:parent-style-name="DefaultParagraphFont" style:family="text">
      <style:text-properties style:font-name="Arial" style:font-name-asian="Monospace" style:font-name-complex="Arial" fo:font-weight="bold" style:font-weight-asian="bold" style:font-weight-complex="bold" fo:color="#000000" fo:font-size="10pt" style:font-size-asian="10pt" style:font-size-complex="10pt"/>
    </style:style>
    <style:style style:name="P44" style:parent-style-name="Standard" style:family="paragraph">
      <style:paragraph-properties style:text-autospace="none"/>
    </style:style>
    <style:style style:name="T45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46" style:parent-style-name="Standard" style:family="paragraph">
      <style:paragraph-properties style:text-autospace="none"/>
    </style:style>
    <style:style style:name="T47" style:parent-style-name="DefaultParagraphFont" style:family="text">
      <style:text-properties style:font-name="Arial" style:font-name-asian="Monospace" style:font-name-complex="Arial" fo:font-weight="bold" style:font-weight-asian="bold" style:font-weight-complex="bold" fo:color="#000000" fo:font-size="10pt" style:font-size-asian="10pt" style:font-size-complex="10pt"/>
    </style:style>
    <style:style style:name="P48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49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50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51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52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53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54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55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56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57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58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59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60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61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62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63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64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65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66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67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68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69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70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71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72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73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74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75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76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77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78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79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80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81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82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83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84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85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86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87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88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89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90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91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92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93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94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95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96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97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98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99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00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01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02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03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04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05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06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07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08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09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10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11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12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13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14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15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16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17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18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19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20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21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22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23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24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25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26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27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28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29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30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31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32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33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34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35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36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37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38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39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40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41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42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43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44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45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46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47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48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49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50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51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52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53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54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55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56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57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58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59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60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61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62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63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64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65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66" style:parent-style-name="Standard" style:family="paragraph">
      <style:paragraph-properties style:text-autospace="none"/>
    </style:style>
    <style:style style:name="T167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168" style:parent-style-name="Standard" style:family="paragraph">
      <style:paragraph-properties style:text-autospace="none"/>
    </style:style>
    <style:style style:name="T169" style:parent-style-name="DefaultParagraphFont" style:family="text">
      <style:text-properties style:font-name="Arial" style:font-name-asian="Monospace" style:font-name-complex="Arial" fo:font-weight="bold" style:font-weight-asian="bold" style:font-weight-complex="bold" fo:color="#000000" fo:font-size="10pt" style:font-size-asian="10pt" style:font-size-complex="10pt"/>
    </style:style>
    <style:style style:name="P170" style:parent-style-name="Standard" style:family="paragraph">
      <style:paragraph-properties style:text-autospace="none"/>
    </style:style>
    <style:style style:name="T171" style:parent-style-name="DefaultParagraphFont" style:family="text">
      <style:text-properties style:font-name="Arial" style:font-name-asian="Monospace" style:font-name-complex="Arial" fo:font-weight="bold" style:font-weight-asian="bold" style:font-weight-complex="bold" fo:color="#000000" fo:font-size="10pt" style:font-size-asian="10pt" style:font-size-complex="10pt"/>
    </style:style>
    <style:style style:name="P172" style:parent-style-name="Standard" style:family="paragraph">
      <style:paragraph-properties style:text-autospace="none"/>
    </style:style>
    <style:style style:name="T17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174" style:parent-style-name="Standard" style:family="paragraph">
      <style:paragraph-properties style:text-autospace="none"/>
    </style:style>
    <style:style style:name="T17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176" style:parent-style-name="Standard" style:family="paragraph">
      <style:paragraph-properties style:text-autospace="none"/>
    </style:style>
    <style:style style:name="T17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178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79" style:parent-style-name="Standard" style:family="paragraph">
      <style:paragraph-properties style:text-autospace="none"/>
    </style:style>
    <style:style style:name="T18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181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82" style:parent-style-name="Standard" style:family="paragraph">
      <style:paragraph-properties style:text-autospace="none"/>
    </style:style>
    <style:style style:name="T18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184" style:parent-style-name="Standard" style:family="paragraph">
      <style:paragraph-properties style:text-autospace="none"/>
    </style:style>
    <style:style style:name="T18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186" style:parent-style-name="Standard" style:family="paragraph">
      <style:paragraph-properties style:text-autospace="none"/>
    </style:style>
    <style:style style:name="T18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188" style:parent-style-name="Standard" style:family="paragraph">
      <style:paragraph-properties style:text-autospace="none"/>
    </style:style>
    <style:style style:name="T18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190" style:parent-style-name="Standard" style:family="paragraph">
      <style:paragraph-properties style:text-autospace="none"/>
    </style:style>
    <style:style style:name="T19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192" style:parent-style-name="Standard" style:family="paragraph">
      <style:paragraph-properties style:text-autospace="none"/>
    </style:style>
    <style:style style:name="T19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194" style:parent-style-name="Standard" style:family="paragraph">
      <style:paragraph-properties style:text-autospace="none"/>
    </style:style>
    <style:style style:name="T19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196" style:parent-style-name="Standard" style:family="paragraph">
      <style:paragraph-properties style:text-autospace="none"/>
    </style:style>
    <style:style style:name="T19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198" style:parent-style-name="Standard" style:family="paragraph">
      <style:paragraph-properties style:text-autospace="none"/>
    </style:style>
    <style:style style:name="T19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00" style:parent-style-name="Standard" style:family="paragraph">
      <style:paragraph-properties style:text-autospace="none"/>
    </style:style>
    <style:style style:name="T20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02" style:parent-style-name="Standard" style:family="paragraph">
      <style:paragraph-properties style:text-autospace="none"/>
    </style:style>
    <style:style style:name="T20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04" style:parent-style-name="Standard" style:family="paragraph">
      <style:paragraph-properties style:text-autospace="none"/>
    </style:style>
    <style:style style:name="T20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06" style:parent-style-name="Standard" style:family="paragraph">
      <style:paragraph-properties style:text-autospace="none"/>
    </style:style>
    <style:style style:name="T20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08" style:parent-style-name="Standard" style:family="paragraph">
      <style:paragraph-properties style:text-autospace="none"/>
    </style:style>
    <style:style style:name="T20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10" style:parent-style-name="Standard" style:family="paragraph">
      <style:paragraph-properties style:text-autospace="none"/>
    </style:style>
    <style:style style:name="T21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12" style:parent-style-name="Standard" style:family="paragraph">
      <style:paragraph-properties style:text-autospace="none"/>
    </style:style>
    <style:style style:name="T21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14" style:parent-style-name="Standard" style:family="paragraph">
      <style:paragraph-properties style:text-autospace="none"/>
    </style:style>
    <style:style style:name="T21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16" style:parent-style-name="Standard" style:family="paragraph">
      <style:paragraph-properties style:text-autospace="none"/>
    </style:style>
    <style:style style:name="T21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18" style:parent-style-name="Standard" style:family="paragraph">
      <style:paragraph-properties style:text-autospace="none"/>
    </style:style>
    <style:style style:name="T21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20" style:parent-style-name="Standard" style:family="paragraph">
      <style:paragraph-properties style:text-autospace="none"/>
    </style:style>
    <style:style style:name="T22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22" style:parent-style-name="Standard" style:family="paragraph">
      <style:paragraph-properties style:text-autospace="none"/>
    </style:style>
    <style:style style:name="T22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24" style:parent-style-name="Standard" style:family="paragraph">
      <style:paragraph-properties style:text-autospace="none"/>
    </style:style>
    <style:style style:name="T22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26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227" style:parent-style-name="Standard" style:family="paragraph">
      <style:paragraph-properties style:text-autospace="none"/>
    </style:style>
    <style:style style:name="T22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29" style:parent-style-name="Standard" style:family="paragraph">
      <style:paragraph-properties style:text-autospace="none"/>
    </style:style>
    <style:style style:name="T23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31" style:parent-style-name="Standard" style:family="paragraph">
      <style:paragraph-properties style:text-autospace="none"/>
    </style:style>
    <style:style style:name="T23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33" style:parent-style-name="Standard" style:family="paragraph">
      <style:paragraph-properties style:text-autospace="none"/>
    </style:style>
    <style:style style:name="T23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35" style:parent-style-name="Standard" style:family="paragraph">
      <style:paragraph-properties style:text-autospace="none"/>
    </style:style>
    <style:style style:name="T23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37" style:parent-style-name="Standard" style:family="paragraph">
      <style:paragraph-properties style:text-autospace="none"/>
    </style:style>
    <style:style style:name="T23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39" style:parent-style-name="Standard" style:family="paragraph">
      <style:paragraph-properties style:text-autospace="none"/>
    </style:style>
    <style:style style:name="T24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41" style:parent-style-name="Standard" style:family="paragraph">
      <style:paragraph-properties style:text-autospace="none"/>
    </style:style>
    <style:style style:name="T24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43" style:parent-style-name="Standard" style:family="paragraph">
      <style:paragraph-properties style:text-autospace="none"/>
    </style:style>
    <style:style style:name="T24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45" style:parent-style-name="Standard" style:family="paragraph">
      <style:paragraph-properties style:text-autospace="none"/>
    </style:style>
    <style:style style:name="T24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47" style:parent-style-name="Standard" style:family="paragraph">
      <style:paragraph-properties style:text-autospace="none"/>
    </style:style>
    <style:style style:name="T24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49" style:parent-style-name="Standard" style:family="paragraph">
      <style:paragraph-properties style:text-autospace="none"/>
    </style:style>
    <style:style style:name="T25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51" style:parent-style-name="Standard" style:family="paragraph">
      <style:paragraph-properties style:text-autospace="none"/>
    </style:style>
    <style:style style:name="T25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53" style:parent-style-name="Standard" style:family="paragraph">
      <style:paragraph-properties style:text-autospace="none"/>
    </style:style>
    <style:style style:name="T25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55" style:parent-style-name="Standard" style:family="paragraph">
      <style:paragraph-properties style:text-autospace="none"/>
    </style:style>
    <style:style style:name="T25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57" style:parent-style-name="Standard" style:family="paragraph">
      <style:paragraph-properties style:text-autospace="none"/>
    </style:style>
    <style:style style:name="T25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59" style:parent-style-name="Standard" style:family="paragraph">
      <style:paragraph-properties style:text-autospace="none"/>
    </style:style>
    <style:style style:name="T26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61" style:parent-style-name="Standard" style:family="paragraph">
      <style:paragraph-properties style:text-autospace="none"/>
    </style:style>
    <style:style style:name="T26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63" style:parent-style-name="Standard" style:family="paragraph">
      <style:paragraph-properties style:text-autospace="none"/>
    </style:style>
    <style:style style:name="T26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65" style:parent-style-name="Standard" style:family="paragraph">
      <style:paragraph-properties style:text-autospace="none"/>
    </style:style>
    <style:style style:name="T26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67" style:parent-style-name="Standard" style:family="paragraph">
      <style:paragraph-properties style:text-autospace="none"/>
    </style:style>
    <style:style style:name="T26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69" style:parent-style-name="Standard" style:family="paragraph">
      <style:paragraph-properties style:text-autospace="none"/>
    </style:style>
    <style:style style:name="T27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71" style:parent-style-name="Standard" style:family="paragraph">
      <style:paragraph-properties style:text-autospace="none"/>
    </style:style>
    <style:style style:name="T27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73" style:parent-style-name="Standard" style:family="paragraph">
      <style:paragraph-properties style:text-autospace="none"/>
    </style:style>
    <style:style style:name="T27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75" style:parent-style-name="Standard" style:family="paragraph">
      <style:paragraph-properties style:text-autospace="none"/>
    </style:style>
    <style:style style:name="T27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77" style:parent-style-name="Standard" style:family="paragraph">
      <style:paragraph-properties style:text-autospace="none"/>
    </style:style>
    <style:style style:name="T27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79" style:parent-style-name="Standard" style:family="paragraph">
      <style:paragraph-properties style:text-autospace="none"/>
    </style:style>
    <style:style style:name="T28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81" style:parent-style-name="Standard" style:family="paragraph">
      <style:paragraph-properties style:text-autospace="none"/>
    </style:style>
    <style:style style:name="T28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83" style:parent-style-name="Standard" style:family="paragraph">
      <style:paragraph-properties style:text-autospace="none"/>
    </style:style>
    <style:style style:name="T28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85" style:parent-style-name="Standard" style:family="paragraph">
      <style:paragraph-properties style:text-autospace="none"/>
    </style:style>
    <style:style style:name="T28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87" style:parent-style-name="Standard" style:family="paragraph">
      <style:paragraph-properties style:text-autospace="none"/>
    </style:style>
    <style:style style:name="T28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89" style:parent-style-name="Standard" style:family="paragraph">
      <style:paragraph-properties style:text-autospace="none"/>
    </style:style>
    <style:style style:name="T29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91" style:parent-style-name="Standard" style:family="paragraph">
      <style:paragraph-properties style:text-autospace="none"/>
    </style:style>
    <style:style style:name="T29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93" style:parent-style-name="Standard" style:family="paragraph">
      <style:paragraph-properties style:text-autospace="none"/>
    </style:style>
    <style:style style:name="T29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95" style:parent-style-name="Standard" style:family="paragraph">
      <style:paragraph-properties style:text-autospace="none"/>
    </style:style>
    <style:style style:name="T29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97" style:parent-style-name="Standard" style:family="paragraph">
      <style:paragraph-properties style:text-autospace="none"/>
    </style:style>
    <style:style style:name="T29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99" style:parent-style-name="Standard" style:family="paragraph">
      <style:paragraph-properties style:text-autospace="none"/>
    </style:style>
    <style:style style:name="T30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01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302" style:parent-style-name="Standard" style:family="paragraph">
      <style:paragraph-properties style:text-autospace="none"/>
    </style:style>
    <style:style style:name="T30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04" style:parent-style-name="Standard" style:family="paragraph">
      <style:paragraph-properties style:text-autospace="none"/>
    </style:style>
    <style:style style:name="T30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06" style:parent-style-name="Standard" style:family="paragraph">
      <style:paragraph-properties style:text-autospace="none"/>
    </style:style>
    <style:style style:name="T30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08" style:parent-style-name="Standard" style:family="paragraph">
      <style:paragraph-properties style:text-autospace="none"/>
    </style:style>
    <style:style style:name="T30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10" style:parent-style-name="Standard" style:family="paragraph">
      <style:paragraph-properties style:text-autospace="none"/>
    </style:style>
    <style:style style:name="T31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12" style:parent-style-name="Standard" style:family="paragraph">
      <style:paragraph-properties style:text-autospace="none"/>
    </style:style>
    <style:style style:name="T31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14" style:parent-style-name="Standard" style:family="paragraph">
      <style:paragraph-properties style:text-autospace="none"/>
    </style:style>
    <style:style style:name="T31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16" style:parent-style-name="Standard" style:family="paragraph">
      <style:paragraph-properties style:text-autospace="none"/>
    </style:style>
    <style:style style:name="T31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18" style:parent-style-name="Standard" style:family="paragraph">
      <style:paragraph-properties style:text-autospace="none"/>
    </style:style>
    <style:style style:name="T31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20" style:parent-style-name="Standard" style:family="paragraph">
      <style:paragraph-properties style:text-autospace="none"/>
    </style:style>
    <style:style style:name="T32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22" style:parent-style-name="Standard" style:family="paragraph">
      <style:paragraph-properties style:text-autospace="none"/>
    </style:style>
    <style:style style:name="T32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24" style:parent-style-name="Standard" style:family="paragraph">
      <style:paragraph-properties style:text-autospace="none"/>
    </style:style>
    <style:style style:name="T32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26" style:parent-style-name="Standard" style:family="paragraph">
      <style:paragraph-properties style:text-autospace="none"/>
    </style:style>
    <style:style style:name="T32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28" style:parent-style-name="Standard" style:family="paragraph">
      <style:paragraph-properties style:text-autospace="none"/>
    </style:style>
    <style:style style:name="T32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30" style:parent-style-name="Standard" style:family="paragraph">
      <style:paragraph-properties style:text-autospace="none"/>
    </style:style>
    <style:style style:name="T33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32" style:parent-style-name="Standard" style:family="paragraph">
      <style:paragraph-properties style:text-autospace="none"/>
    </style:style>
    <style:style style:name="T33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34" style:parent-style-name="Standard" style:family="paragraph">
      <style:paragraph-properties style:text-autospace="none"/>
    </style:style>
    <style:style style:name="T33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36" style:parent-style-name="Standard" style:family="paragraph">
      <style:paragraph-properties style:text-autospace="none"/>
    </style:style>
    <style:style style:name="T33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38" style:parent-style-name="Standard" style:family="paragraph">
      <style:paragraph-properties style:text-autospace="none"/>
    </style:style>
    <style:style style:name="T33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40" style:parent-style-name="Standard" style:family="paragraph">
      <style:paragraph-properties style:text-autospace="none"/>
    </style:style>
    <style:style style:name="T34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42" style:parent-style-name="Standard" style:family="paragraph">
      <style:paragraph-properties style:text-autospace="none"/>
    </style:style>
    <style:style style:name="T34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44" style:parent-style-name="Standard" style:family="paragraph">
      <style:paragraph-properties style:text-autospace="none"/>
    </style:style>
    <style:style style:name="T34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46" style:parent-style-name="Standard" style:family="paragraph">
      <style:paragraph-properties style:text-autospace="none"/>
    </style:style>
    <style:style style:name="T34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48" style:parent-style-name="Standard" style:family="paragraph">
      <style:paragraph-properties style:text-autospace="none"/>
    </style:style>
    <style:style style:name="T34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50" style:parent-style-name="Standard" style:family="paragraph">
      <style:paragraph-properties style:text-autospace="none"/>
    </style:style>
    <style:style style:name="T35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52" style:parent-style-name="Standard" style:family="paragraph">
      <style:paragraph-properties style:text-autospace="none"/>
    </style:style>
    <style:style style:name="T35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54" style:parent-style-name="Standard" style:family="paragraph">
      <style:paragraph-properties style:text-autospace="none"/>
    </style:style>
    <style:style style:name="T35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56" style:parent-style-name="Standard" style:family="paragraph">
      <style:paragraph-properties style:text-autospace="none"/>
    </style:style>
    <style:style style:name="T35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58" style:parent-style-name="Standard" style:family="paragraph">
      <style:paragraph-properties style:text-autospace="none"/>
    </style:style>
    <style:style style:name="T35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60" style:parent-style-name="Standard" style:family="paragraph">
      <style:paragraph-properties style:text-autospace="none"/>
    </style:style>
    <style:style style:name="T36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62" style:parent-style-name="Standard" style:family="paragraph">
      <style:paragraph-properties style:text-autospace="none"/>
    </style:style>
    <style:style style:name="T36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64" style:parent-style-name="Standard" style:family="paragraph">
      <style:paragraph-properties style:text-autospace="none"/>
    </style:style>
    <style:style style:name="T36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66" style:parent-style-name="Standard" style:family="paragraph">
      <style:paragraph-properties style:text-autospace="none"/>
    </style:style>
    <style:style style:name="T36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68" style:parent-style-name="Standard" style:family="paragraph">
      <style:paragraph-properties style:text-autospace="none"/>
    </style:style>
    <style:style style:name="T36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70" style:parent-style-name="Standard" style:family="paragraph">
      <style:paragraph-properties style:text-autospace="none"/>
    </style:style>
    <style:style style:name="T37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72" style:parent-style-name="Standard" style:family="paragraph">
      <style:paragraph-properties style:text-autospace="none"/>
    </style:style>
    <style:style style:name="T37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74" style:parent-style-name="Standard" style:family="paragraph">
      <style:paragraph-properties style:text-autospace="none"/>
    </style:style>
    <style:style style:name="T37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76" style:parent-style-name="Standard" style:family="paragraph">
      <style:paragraph-properties style:text-autospace="none"/>
    </style:style>
    <style:style style:name="T37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78" style:parent-style-name="Standard" style:family="paragraph">
      <style:paragraph-properties style:text-autospace="none"/>
    </style:style>
    <style:style style:name="T37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80" style:parent-style-name="Standard" style:family="paragraph">
      <style:paragraph-properties style:text-autospace="none"/>
    </style:style>
    <style:style style:name="T38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82" style:parent-style-name="Standard" style:family="paragraph">
      <style:paragraph-properties style:text-autospace="none"/>
    </style:style>
    <style:style style:name="T38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84" style:parent-style-name="Standard" style:family="paragraph">
      <style:paragraph-properties style:text-autospace="none"/>
    </style:style>
    <style:style style:name="T38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86" style:parent-style-name="Standard" style:family="paragraph">
      <style:paragraph-properties style:text-autospace="none"/>
    </style:style>
    <style:style style:name="T38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88" style:parent-style-name="Standard" style:family="paragraph">
      <style:paragraph-properties style:text-autospace="none"/>
    </style:style>
    <style:style style:name="T38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90" style:parent-style-name="Standard" style:family="paragraph">
      <style:paragraph-properties style:text-autospace="none"/>
    </style:style>
    <style:style style:name="T39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92" style:parent-style-name="Standard" style:family="paragraph">
      <style:paragraph-properties style:text-autospace="none"/>
    </style:style>
    <style:style style:name="T39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94" style:parent-style-name="Standard" style:family="paragraph">
      <style:paragraph-properties style:text-autospace="none"/>
    </style:style>
    <style:style style:name="T39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96" style:parent-style-name="Standard" style:family="paragraph">
      <style:paragraph-properties style:text-autospace="none"/>
    </style:style>
    <style:style style:name="T39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98" style:parent-style-name="Standard" style:family="paragraph">
      <style:paragraph-properties style:text-autospace="none"/>
    </style:style>
    <style:style style:name="T39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400" style:parent-style-name="Standard" style:family="paragraph">
      <style:paragraph-properties style:text-autospace="none"/>
    </style:style>
    <style:style style:name="T40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402" style:parent-style-name="Standard" style:family="paragraph">
      <style:paragraph-properties style:text-autospace="none"/>
    </style:style>
    <style:style style:name="T40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404" style:parent-style-name="Standard" style:family="paragraph">
      <style:paragraph-properties style:text-autospace="none"/>
    </style:style>
    <style:style style:name="T40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406" style:parent-style-name="Standard" style:family="paragraph">
      <style:paragraph-properties style:text-autospace="none"/>
    </style:style>
    <style:style style:name="T40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408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409" style:parent-style-name="Standard" style:family="paragraph">
      <style:paragraph-properties style:text-autospace="none"/>
    </style:style>
    <style:style style:name="T41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411" style:parent-style-name="Standard" style:family="paragraph">
      <style:paragraph-properties style:text-autospace="none"/>
    </style:style>
    <style:style style:name="T41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413" style:parent-style-name="Standard" style:family="paragraph">
      <style:paragraph-properties style:text-autospace="none"/>
    </style:style>
    <style:style style:name="T41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415" style:parent-style-name="Standard" style:family="paragraph">
      <style:paragraph-properties style:text-autospace="none"/>
    </style:style>
    <style:style style:name="T41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417" style:parent-style-name="Standard" style:family="paragraph">
      <style:paragraph-properties style:text-autospace="none"/>
    </style:style>
    <style:style style:name="T41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419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420" style:parent-style-name="Standard" style:family="paragraph">
      <style:paragraph-properties style:text-autospace="none"/>
    </style:style>
    <style:style style:name="T42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422" style:parent-style-name="Standard" style:family="paragraph">
      <style:paragraph-properties style:text-autospace="none"/>
    </style:style>
    <style:style style:name="T42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424" style:parent-style-name="Standard" style:family="paragraph">
      <style:paragraph-properties style:text-autospace="none"/>
    </style:style>
    <style:style style:name="T42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426" style:parent-style-name="Standard" style:family="paragraph">
      <style:paragraph-properties style:text-autospace="none"/>
    </style:style>
    <style:style style:name="T42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428" style:parent-style-name="Standard" style:family="paragraph">
      <style:paragraph-properties style:text-autospace="none"/>
    </style:style>
    <style:style style:name="T42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430" style:parent-style-name="Standard" style:family="paragraph">
      <style:paragraph-properties style:text-autospace="none"/>
    </style:style>
    <style:style style:name="T43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432" style:parent-style-name="Standard" style:family="paragraph">
      <style:paragraph-properties style:text-autospace="none"/>
    </style:style>
    <style:style style:name="T43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434" style:parent-style-name="Standard" style:family="paragraph">
      <style:paragraph-properties style:text-autospace="none"/>
    </style:style>
    <style:style style:name="T43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436" style:parent-style-name="Standard" style:family="paragraph">
      <style:paragraph-properties style:text-autospace="none"/>
    </style:style>
    <style:style style:name="T43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438" style:parent-style-name="Standard" style:family="paragraph">
      <style:paragraph-properties style:text-autospace="none"/>
    </style:style>
    <style:style style:name="T43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440" style:parent-style-name="Standard" style:family="paragraph">
      <style:paragraph-properties style:text-autospace="none"/>
    </style:style>
    <style:style style:name="T44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442" style:parent-style-name="Standard" style:family="paragraph">
      <style:paragraph-properties style:text-autospace="none"/>
    </style:style>
    <style:style style:name="T44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444" style:parent-style-name="Standard" style:family="paragraph">
      <style:paragraph-properties style:text-autospace="none"/>
    </style:style>
    <style:style style:name="T44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446" style:parent-style-name="Standard" style:family="paragraph">
      <style:paragraph-properties style:text-autospace="none"/>
    </style:style>
    <style:style style:name="T44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448" style:parent-style-name="Standard" style:family="paragraph">
      <style:paragraph-properties style:text-autospace="none"/>
    </style:style>
    <style:style style:name="T44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450" style:parent-style-name="Standard" style:family="paragraph">
      <style:paragraph-properties style:text-autospace="none"/>
    </style:style>
    <style:style style:name="T45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452" style:parent-style-name="Standard" style:family="paragraph">
      <style:paragraph-properties style:text-autospace="none"/>
    </style:style>
    <style:style style:name="T45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454" style:parent-style-name="Standard" style:family="paragraph">
      <style:paragraph-properties style:text-autospace="none"/>
    </style:style>
    <style:style style:name="T45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456" style:parent-style-name="Standard" style:family="paragraph">
      <style:paragraph-properties style:text-autospace="none"/>
    </style:style>
    <style:style style:name="T45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458" style:parent-style-name="Standard" style:family="paragraph">
      <style:paragraph-properties style:text-autospace="none"/>
    </style:style>
    <style:style style:name="T45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460" style:parent-style-name="Standard" style:family="paragraph">
      <style:paragraph-properties style:text-autospace="none"/>
    </style:style>
    <style:style style:name="T46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462" style:parent-style-name="Standard" style:family="paragraph">
      <style:paragraph-properties style:text-autospace="none"/>
      <style:text-properties style:font-name="Arial" style:font-name-complex="Arial" fo:color="#000000"/>
    </style:style>
    <style:style style:name="P463" style:parent-style-name="Standard" style:family="paragraph">
      <style:paragraph-properties style:text-autospace="none"/>
    </style:style>
    <style:style style:name="T464" style:parent-style-name="DefaultParagraphFont" style:family="text">
      <style:text-properties style:font-name="Arial" style:font-name-asian="Monospace" style:font-name-complex="Arial" fo:font-weight="bold" style:font-weight-asian="bold" style:font-weight-complex="bold" fo:color="#000000" fo:font-size="10pt" style:font-size-asian="10pt" style:font-size-complex="10pt"/>
    </style:style>
    <style:style style:name="P465" style:parent-style-name="Standard" style:family="paragraph">
      <style:paragraph-properties style:text-autospace="none"/>
    </style:style>
    <style:style style:name="T466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467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468" style:parent-style-name="Standard" style:family="paragraph">
      <style:paragraph-properties style:text-autospace="none"/>
      <style:text-properties style:font-name="Arial" style:font-name-complex="Arial" fo:color="#000000"/>
    </style:style>
    <style:style style:name="P469" style:parent-style-name="Standard" style:family="paragraph">
      <style:paragraph-properties style:text-autospace="none"/>
    </style:style>
    <style:style style:name="T470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ableColumn472" style:family="table-column">
      <style:table-column-properties style:column-width="1.3437in" style:use-optimal-column-width="false"/>
    </style:style>
    <style:style style:name="TableColumn473" style:family="table-column">
      <style:table-column-properties style:column-width="1.3437in" style:use-optimal-column-width="false"/>
    </style:style>
    <style:style style:name="TableColumn474" style:family="table-column">
      <style:table-column-properties style:column-width="1.3333in" style:use-optimal-column-width="false"/>
    </style:style>
    <style:style style:name="TableColumn475" style:family="table-column">
      <style:table-column-properties style:column-width="1.3437in" style:use-optimal-column-width="false"/>
    </style:style>
    <style:style style:name="TableColumn476" style:family="table-column">
      <style:table-column-properties style:column-width="1.3437in" style:use-optimal-column-width="false"/>
    </style:style>
    <style:style style:name="Table471" style:family="table">
      <style:table-properties style:width="6.7083in" fo:margin-left="-0.0062in" table:align="left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79" style:parent-style-name="TableContents" style:family="paragraph">
      <style:paragraph-properties fo:text-align="center"/>
      <style:text-properties style:font-name="Arial" style:font-name-complex="Arial" fo:font-size="8pt" style:font-size-asian="8pt" style:font-size-complex="8pt"/>
    </style:style>
    <style:style style:name="TableCell4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1" style:parent-style-name="TableContents" style:family="paragraph">
      <style:paragraph-properties fo:text-align="center"/>
      <style:text-properties style:font-name="Arial" style:font-name-complex="Arial" fo:font-size="8pt" style:font-size-asian="8pt" style:font-size-complex="8pt"/>
    </style:style>
    <style:style style:name="TableCell48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83" style:parent-style-name="TableContents" style:family="paragraph">
      <style:paragraph-properties fo:text-align="center"/>
      <style:text-properties style:font-name="Arial" style:font-name-complex="Arial" fo:font-size="8pt" style:font-size-asian="8pt" style:font-size-complex="8pt"/>
    </style:style>
    <style:style style:name="TableRow484" style:family="table-row">
      <style:table-row-properties style:use-optimal-row-height="false"/>
    </style:style>
    <style:style style:name="P485" style:parent-style-name="Normal" style:family="paragraph">
      <style:text-properties style:font-name="Arial" style:font-name-complex="Arial" fo:font-size="8pt" style:font-size-asian="8pt" style:font-size-complex="8pt"/>
    </style:style>
    <style:style style:name="TableCell4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7" style:parent-style-name="TableContents" style:family="paragraph">
      <style:paragraph-properties fo:text-align="center"/>
      <style:text-properties style:font-name="Arial" style:font-name-complex="Arial" fo:font-size="8pt" style:font-size-asian="8pt" style:font-size-complex="8pt"/>
    </style:style>
    <style:style style:name="TableCell4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9" style:parent-style-name="TableContents" style:family="paragraph">
      <style:paragraph-properties fo:text-align="center"/>
      <style:text-properties style:font-name="Arial" style:font-name-complex="Arial" fo:font-size="8pt" style:font-size-asian="8pt" style:font-size-complex="8pt"/>
    </style:style>
    <style:style style:name="TableCell4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1" style:parent-style-name="TableContents" style:family="paragraph">
      <style:paragraph-properties fo:text-align="center"/>
      <style:text-properties style:font-name="Arial" style:font-name-complex="Arial" fo:font-size="8pt" style:font-size-asian="8pt" style:font-size-complex="8pt"/>
    </style:style>
    <style:style style:name="TableCell4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3" style:parent-style-name="TableContents" style:family="paragraph">
      <style:paragraph-properties fo:text-align="center"/>
      <style:text-properties style:font-name="Arial" style:font-name-complex="Arial" fo:font-size="8pt" style:font-size-asian="8pt" style:font-size-complex="8pt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6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4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8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4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0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5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2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5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4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7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5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9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5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1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5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3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5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5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516" style:family="table-row">
      <style:table-row-properties style:use-optimal-row-height="false"/>
    </style:style>
    <style:style style:name="TableCell5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8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5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0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5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2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5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4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5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6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527" style:family="table-row">
      <style:table-row-properties style:use-optimal-row-height="false"/>
    </style:style>
    <style:style style:name="TableCell5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9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5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1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5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3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5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5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5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7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538" style:family="table-row">
      <style:table-row-properties style:use-optimal-row-height="false"/>
    </style:style>
    <style:style style:name="TableCell5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0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5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2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5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4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5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6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5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8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1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5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3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5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5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5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7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5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9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560" style:family="table-row">
      <style:table-row-properties style:use-optimal-row-height="false"/>
    </style:style>
    <style:style style:name="TableCell5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2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5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4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5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6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5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8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5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0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571" style:family="table-row">
      <style:table-row-properties style:use-optimal-row-height="false"/>
    </style:style>
    <style:style style:name="TableCell5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3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5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5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5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7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5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9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5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1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4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5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6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5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8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5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0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5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2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593" style:family="table-row">
      <style:table-row-properties style:use-optimal-row-height="false"/>
    </style:style>
    <style:style style:name="TableCell5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5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5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7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5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9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6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1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6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3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604" style:family="table-row">
      <style:table-row-properties style:use-optimal-row-height="false"/>
    </style:style>
    <style:style style:name="TableCell6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6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6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8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6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0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6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2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6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4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615" style:family="table-row">
      <style:table-row-properties style:use-optimal-row-height="false"/>
    </style:style>
    <style:style style:name="TableCell6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7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6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9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6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1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6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3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6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5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626" style:family="table-row">
      <style:table-row-properties style:use-optimal-row-height="false"/>
    </style:style>
    <style:style style:name="TableCell6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8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6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0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6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2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6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4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6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6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637" style:family="table-row">
      <style:table-row-properties style:use-optimal-row-height="false"/>
    </style:style>
    <style:style style:name="TableCell6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9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6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1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6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3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6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5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6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7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648" style:family="table-row">
      <style:table-row-properties style:use-optimal-row-height="false"/>
    </style:style>
    <style:style style:name="TableCell6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0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6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2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6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4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6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6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6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8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659" style:family="table-row">
      <style:table-row-properties style:use-optimal-row-height="false"/>
    </style:style>
    <style:style style:name="TableCell6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1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6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3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6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5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6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7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6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9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670" style:family="table-row">
      <style:table-row-properties style:use-optimal-row-height="false"/>
    </style:style>
    <style:style style:name="TableCell6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2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6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4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6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6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6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8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6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0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P681" style:parent-style-name="Standard" style:family="paragraph">
      <style:paragraph-properties style:text-autospace="none"/>
      <style:text-properties style:font-name="Arial" style:font-name-complex="Arial" fo:font-weight="bold" style:font-weight-asian="bold" fo:color="#000000"/>
    </style:style>
    <style:style style:name="P682" style:parent-style-name="Standard" style:family="paragraph">
      <style:paragraph-properties style:text-autospace="none"/>
      <style:text-properties style:font-name="Arial" style:font-name-complex="Arial" fo:color="#000000"/>
    </style:style>
    <style:style style:name="P683" style:parent-style-name="Standard" style:family="paragraph">
      <style:paragraph-properties style:text-autospace="none"/>
      <style:text-properties style:font-name="Arial" style:font-name-complex="Arial" fo:color="#000000"/>
    </style:style>
    <style:style style:name="P684" style:parent-style-name="Standard" style:family="paragraph">
      <style:paragraph-properties style:text-autospace="none"/>
    </style:style>
    <style:style style:name="T685" style:parent-style-name="DefaultParagraphFont" style:family="text">
      <style:text-properties style:font-name="Arial" style:font-name-complex="Arial" fo:color="#000000" style:language-asian="lt" style:country-asian="LT" style:language-complex="ar" style:country-complex="SA"/>
    </style:style>
    <style:style style:name="T686" style:parent-style-name="DefaultParagraphFont" style:family="text">
      <style:text-properties style:font-name="Arial" style:font-name-complex="Arial" style:language-asian="lt" style:country-asian="LT" style:language-complex="ar" style:country-complex="SA"/>
    </style:style>
    <style:style style:name="T687" style:parent-style-name="DefaultParagraphFont" style:family="text">
      <style:text-properties style:language-asian="lt" style:country-asian="LT" style:language-complex="ar" style:country-complex="SA"/>
    </style:style>
    <style:style style:name="T688" style:parent-style-name="DefaultParagraphFont" style:family="text">
      <style:text-properties style:language-asian="lt" style:country-asian="LT" style:language-complex="ar" style:country-complex="SA"/>
    </style:style>
    <style:style style:name="T689" style:parent-style-name="DefaultParagraphFont" style:family="text">
      <style:text-properties style:font-name-asian="Monospace" fo:font-weight="bold" style:font-weight-asian="bold" style:font-weight-complex="bold" fo:font-size="10pt" style:font-size-asian="10pt" style:font-size-complex="10pt"/>
    </style:style>
    <style:style style:name="P690" style:parent-style-name="Standard" style:family="paragraph">
      <style:paragraph-properties style:text-autospace="none" fo:margin-left="0.0208in" fo:text-indent="-0.0312in">
        <style:tab-stops/>
      </style:paragraph-properties>
    </style:style>
    <style:style style:name="T691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692" style:parent-style-name="Standard" style:family="paragraph">
      <style:paragraph-properties style:text-autospace="none" fo:margin-left="0.0208in" fo:text-indent="-0.0312in">
        <style:tab-stops/>
      </style:paragraph-properties>
    </style:style>
    <style:style style:name="T693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694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695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696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697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698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699" style:parent-style-name="Standard" style:family="paragraph">
      <style:paragraph-properties style:text-autospace="none" fo:margin-left="0.0208in" fo:text-indent="-0.0312in">
        <style:tab-stops/>
      </style:paragraph-properties>
    </style:style>
    <style:style style:name="T700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701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702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703" style:parent-style-name="Standard" style:family="paragraph">
      <style:paragraph-properties style:text-autospace="none" fo:margin-left="0.0208in" fo:text-indent="-0.0312in">
        <style:tab-stops/>
      </style:paragraph-properties>
    </style:style>
    <style:style style:name="T704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705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706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707" style:parent-style-name="Standard" style:family="paragraph">
      <style:paragraph-properties style:text-autospace="none"/>
    </style:style>
    <style:style style:name="T708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709" style:parent-style-name="Standard" style:family="paragraph">
      <style:paragraph-properties style:text-autospace="none" fo:text-align="start"/>
    </style:style>
    <style:style style:name="P710" style:parent-style-name="Standard" style:family="paragraph">
      <style:paragraph-properties style:text-autospace="none"/>
    </style:style>
    <style:style style:name="T711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712" style:parent-style-name="Standard" style:family="paragraph">
      <style:paragraph-properties style:text-autospace="none"/>
    </style:style>
    <style:style style:name="T713" style:parent-style-name="DefaultParagraphFont" style:family="text">
      <style:text-properties style:font-name="Arial" style:font-name-asian="Monospace" style:font-name-complex="Arial" fo:font-weight="bold" style:font-weight-asian="bold" style:font-weight-complex="bold" fo:color="#000000" fo:font-size="10pt" style:font-size-asian="10pt" style:font-size-complex="10pt"/>
    </style:style>
    <style:style style:name="P714" style:parent-style-name="Standard" style:family="paragraph">
      <style:paragraph-properties style:text-autospace="none"/>
    </style:style>
    <style:style style:name="T715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716" style:parent-style-name="Standard" style:family="paragraph">
      <style:paragraph-properties style:text-autospace="none"/>
    </style:style>
    <style:style style:name="T717" style:parent-style-name="DefaultParagraphFont" style:family="text">
      <style:text-properties style:font-name="Arial" style:font-name-asian="Monospace" style:font-name-complex="Arial" fo:font-weight="bold" style:font-weight-asian="bold" style:font-weight-complex="bold" fo:color="#000000" fo:font-size="10pt" style:font-size-asian="10pt" style:font-size-complex="10pt"/>
    </style:style>
    <style:style style:name="P71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1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2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2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2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2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2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2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2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2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2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2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3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3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3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3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3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3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3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3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3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3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4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4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4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4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4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4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4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4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4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4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5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51" style:parent-style-name="Standard" style:family="paragraph">
      <style:paragraph-properties style:text-autospace="none"/>
    </style:style>
    <style:style style:name="T75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53" style:parent-style-name="DefaultParagraphFont" style:family="text">
      <style:text-properties style:font-name="Arial" style:font-name-asian="Monospace" style:font-name-complex="Arial" fo:font-style="italic" style:font-style-asian="italic" style:font-style-complex="italic" fo:color="#000000" fo:font-size="7pt" style:font-size-asian="7pt" style:font-size-complex="7pt"/>
    </style:style>
    <style:style style:name="P75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5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5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5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58" style:parent-style-name="Standard" style:family="paragraph">
      <style:paragraph-properties style:text-autospace="none"/>
    </style:style>
    <style:style style:name="T75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60" style:parent-style-name="DefaultParagraphFont" style:family="text">
      <style:text-properties style:font-name="Arial" style:font-name-asian="Monospace" style:font-name-complex="Arial" fo:font-style="italic" style:font-style-asian="italic" style:font-style-complex="italic" fo:color="#000000" fo:font-size="7pt" style:font-size-asian="7pt" style:font-size-complex="7pt"/>
    </style:style>
    <style:style style:name="P761" style:parent-style-name="Standard" style:family="paragraph">
      <style:paragraph-properties style:text-autospace="none"/>
    </style:style>
    <style:style style:name="T76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63" style:parent-style-name="DefaultParagraphFont" style:family="text">
      <style:text-properties style:font-name="Arial" style:font-name-asian="Monospace" style:font-name-complex="Arial" fo:font-style="italic" style:font-style-asian="italic" style:font-style-complex="italic" fo:color="#000000" fo:font-size="7pt" style:font-size-asian="7pt" style:font-size-complex="7pt"/>
    </style:style>
    <style:style style:name="P76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6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6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6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6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6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7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7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7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7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7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7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7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7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7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7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8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8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8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8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8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8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8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8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8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8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9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9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9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9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9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9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9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9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9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9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0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0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0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0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0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0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0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0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0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0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1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1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12" style:parent-style-name="Standard" style:family="paragraph">
      <style:paragraph-properties style:text-autospace="none"/>
    </style:style>
    <style:style style:name="T81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814" style:parent-style-name="Standard" style:family="paragraph">
      <style:paragraph-properties style:text-autospace="none"/>
    </style:style>
    <style:style style:name="T815" style:parent-style-name="DefaultParagraphFont" style:family="text">
      <style:text-properties style:font-name="Arial" style:font-name-asian="Monospace" style:font-name-complex="Arial" fo:font-weight="bold" style:font-weight-asian="bold" style:font-weight-complex="bold" fo:color="#000000" fo:font-size="10pt" style:font-size-asian="10pt" style:font-size-complex="10pt"/>
    </style:style>
    <style:style style:name="P816" style:parent-style-name="Standard" style:family="paragraph">
      <style:paragraph-properties style:text-autospace="none"/>
    </style:style>
    <style:style style:name="T817" style:parent-style-name="DefaultParagraphFont" style:family="text">
      <style:text-properties style:font-name="Arial" style:font-name-asian="Monospace" style:font-name-complex="Arial" fo:font-weight="bold" style:font-weight-asian="bold" style:font-weight-complex="bold" fo:color="#000000" fo:font-size="10pt" style:font-size-asian="10pt" style:font-size-complex="10pt"/>
    </style:style>
    <style:style style:name="P818" style:parent-style-name="Standard" style:family="paragraph">
      <style:paragraph-properties style:text-autospace="none"/>
      <style:text-properties style:font-name="Arial" style:font-name-asian="Monospace" style:font-name-complex="Arial" fo:font-weight="bold" style:font-weight-asian="bold" style:font-weight-complex="bold" fo:color="#000000" fo:font-size="7pt" style:font-size-asian="7pt" style:font-size-complex="7pt"/>
    </style:style>
    <style:style style:name="P81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2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2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2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2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2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2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2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2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2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2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3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3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3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3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3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3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3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3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3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3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4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4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4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4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4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4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4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4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4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4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5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51" style:parent-style-name="Standard" style:family="paragraph">
      <style:paragraph-properties style:text-autospace="none"/>
    </style:style>
    <style:style style:name="T85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53" style:parent-style-name="DefaultParagraphFont" style:family="text">
      <style:text-properties style:font-name="Arial" style:font-name-asian="Monospace" style:font-name-complex="Arial" fo:font-style="italic" style:font-style-asian="italic" style:font-style-complex="italic" fo:color="#000000" fo:font-size="7pt" style:font-size-asian="7pt" style:font-size-complex="7pt"/>
    </style:style>
    <style:style style:name="P85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5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5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5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58" style:parent-style-name="Standard" style:family="paragraph">
      <style:paragraph-properties style:text-autospace="none"/>
    </style:style>
    <style:style style:name="T85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60" style:parent-style-name="DefaultParagraphFont" style:family="text">
      <style:text-properties style:font-name="Arial" style:font-name-asian="Monospace" style:font-name-complex="Arial" fo:font-style="italic" style:font-style-asian="italic" style:font-style-complex="italic" fo:color="#000000" fo:font-size="7pt" style:font-size-asian="7pt" style:font-size-complex="7pt"/>
    </style:style>
    <style:style style:name="P861" style:parent-style-name="Standard" style:family="paragraph">
      <style:paragraph-properties style:text-autospace="none"/>
    </style:style>
    <style:style style:name="T86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63" style:parent-style-name="DefaultParagraphFont" style:family="text">
      <style:text-properties style:font-name="Arial" style:font-name-asian="Monospace" style:font-name-complex="Arial" fo:font-style="italic" style:font-style-asian="italic" style:font-style-complex="italic" fo:color="#000000" fo:font-size="7pt" style:font-size-asian="7pt" style:font-size-complex="7pt"/>
    </style:style>
    <style:style style:name="P86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6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6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6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6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6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7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7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7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7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7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7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7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7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7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7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8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8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8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8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8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8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8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8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8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8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9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9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9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9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9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9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9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9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9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89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90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90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90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90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90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90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90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90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90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90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91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91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91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91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91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91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91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91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91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91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92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92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92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92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92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92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92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92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92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92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93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93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93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93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93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93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93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93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938" style:parent-style-name="Standard" style:family="paragraph">
      <style:paragraph-properties style:text-autospace="none"/>
    </style:style>
    <style:style style:name="T93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940" style:parent-style-name="Standard" style:family="paragraph">
      <style:paragraph-properties style:text-autospace="none"/>
    </style:style>
    <style:style style:name="T941" style:parent-style-name="DefaultParagraphFont" style:family="text">
      <style:text-properties style:font-name="Arial" style:font-name-asian="Monospace" style:font-name-complex="Arial" fo:font-weight="bold" style:font-weight-asian="bold" style:font-weight-complex="bold" fo:color="#000000" fo:font-size="10pt" style:font-size-asian="10pt" style:font-size-complex="10pt"/>
    </style:style>
    <style:style style:name="P942" style:parent-style-name="Standard" style:family="paragraph">
      <style:paragraph-properties style:text-autospace="none"/>
    </style:style>
    <style:style style:name="T943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944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945" style:parent-style-name="Standard" style:family="paragraph">
      <style:paragraph-properties style:text-autospace="none"/>
      <style:text-properties style:font-name="Arial" style:font-name-complex="Arial"/>
    </style:style>
    <style:style style:name="TableColumn947" style:family="table-column">
      <style:table-column-properties style:column-width="1.3437in" style:use-optimal-column-width="false"/>
    </style:style>
    <style:style style:name="TableColumn948" style:family="table-column">
      <style:table-column-properties style:column-width="1.4375in" style:use-optimal-column-width="false"/>
    </style:style>
    <style:style style:name="TableColumn949" style:family="table-column">
      <style:table-column-properties style:column-width="1.2395in" style:use-optimal-column-width="false"/>
    </style:style>
    <style:style style:name="TableColumn950" style:family="table-column">
      <style:table-column-properties style:column-width="1.3437in" style:use-optimal-column-width="false"/>
    </style:style>
    <style:style style:name="TableColumn951" style:family="table-column">
      <style:table-column-properties style:column-width="1.3437in" style:use-optimal-column-width="false"/>
    </style:style>
    <style:style style:name="Table946" style:family="table">
      <style:table-properties style:width="6.7083in" fo:margin-left="-0.0062in" table:align="left"/>
    </style:style>
    <style:style style:name="TableRow952" style:family="table-row">
      <style:table-row-properties style:use-optimal-row-height="false"/>
    </style:style>
    <style:style style:name="TableCell95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54" style:parent-style-name="TableContents" style:family="paragraph">
      <style:paragraph-properties fo:text-align="center"/>
      <style:text-properties style:font-name="Arial" style:font-name-complex="Arial" fo:font-size="8pt" style:font-size-asian="8pt" style:font-size-complex="8pt"/>
    </style:style>
    <style:style style:name="TableCell9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6" style:parent-style-name="TableContents" style:family="paragraph">
      <style:paragraph-properties fo:text-align="center"/>
      <style:text-properties style:font-name="Arial" style:font-name-complex="Arial" fo:font-size="8pt" style:font-size-asian="8pt" style:font-size-complex="8pt"/>
    </style:style>
    <style:style style:name="TableCell95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58" style:parent-style-name="TableContents" style:family="paragraph">
      <style:paragraph-properties fo:text-align="center"/>
      <style:text-properties style:font-name="Arial" style:font-name-complex="Arial" fo:font-size="8pt" style:font-size-asian="8pt" style:font-size-complex="8pt"/>
    </style:style>
    <style:style style:name="TableRow959" style:family="table-row">
      <style:table-row-properties style:use-optimal-row-height="false"/>
    </style:style>
    <style:style style:name="P960" style:parent-style-name="Normal" style:family="paragraph">
      <style:text-properties style:font-name="Arial" style:font-name-complex="Arial" fo:font-size="8pt" style:font-size-asian="8pt" style:font-size-complex="8pt"/>
    </style:style>
    <style:style style:name="TableCell9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2" style:parent-style-name="TableContents" style:family="paragraph">
      <style:paragraph-properties fo:text-align="center"/>
      <style:text-properties style:font-name="Arial" style:font-name-complex="Arial" fo:font-size="8pt" style:font-size-asian="8pt" style:font-size-complex="8pt"/>
    </style:style>
    <style:style style:name="TableCell9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4" style:parent-style-name="TableContents" style:family="paragraph">
      <style:paragraph-properties fo:text-align="center"/>
      <style:text-properties style:font-name="Arial" style:font-name-complex="Arial" fo:font-size="8pt" style:font-size-asian="8pt" style:font-size-complex="8pt"/>
    </style:style>
    <style:style style:name="TableCell9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6" style:parent-style-name="TableContents" style:family="paragraph">
      <style:paragraph-properties fo:text-align="center"/>
      <style:text-properties style:font-name="Arial" style:font-name-complex="Arial" fo:font-size="8pt" style:font-size-asian="8pt" style:font-size-complex="8pt"/>
    </style:style>
    <style:style style:name="TableCell9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8" style:parent-style-name="TableContents" style:family="paragraph">
      <style:paragraph-properties fo:text-align="center"/>
      <style:text-properties style:font-name="Arial" style:font-name-complex="Arial" fo:font-size="8pt" style:font-size-asian="8pt" style:font-size-complex="8pt"/>
    </style:style>
    <style:style style:name="TableRow969" style:family="table-row">
      <style:table-row-properties style:use-optimal-row-height="false"/>
    </style:style>
    <style:style style:name="TableCell9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1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9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3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9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5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9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7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9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9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980" style:family="table-row">
      <style:table-row-properties style:use-optimal-row-height="false"/>
    </style:style>
    <style:style style:name="TableCell9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2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9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4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9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6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9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8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9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0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991" style:family="table-row">
      <style:table-row-properties style:use-optimal-row-height="false"/>
    </style:style>
    <style:style style:name="TableCell9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3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9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5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9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7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9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9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0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1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002" style:family="table-row">
      <style:table-row-properties style:use-optimal-row-height="false"/>
    </style:style>
    <style:style style:name="TableCell10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4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0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6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0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8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0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0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0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2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013" style:family="table-row">
      <style:table-row-properties style:use-optimal-row-height="false"/>
    </style:style>
    <style:style style:name="TableCell10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5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0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7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0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9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0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1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0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3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024" style:family="table-row">
      <style:table-row-properties style:use-optimal-row-height="false"/>
    </style:style>
    <style:style style:name="TableCell10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6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0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8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0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0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0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2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0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4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035" style:family="table-row">
      <style:table-row-properties style:use-optimal-row-height="false"/>
    </style:style>
    <style:style style:name="TableCell10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7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0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9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0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1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0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3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0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5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046" style:family="table-row">
      <style:table-row-properties style:use-optimal-row-height="false"/>
    </style:style>
    <style:style style:name="TableCell10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8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0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0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0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2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0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4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0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6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057" style:family="table-row">
      <style:table-row-properties style:use-optimal-row-height="false"/>
    </style:style>
    <style:style style:name="TableCell10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9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0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1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0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3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0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5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0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7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068" style:family="table-row">
      <style:table-row-properties style:use-optimal-row-height="false"/>
    </style:style>
    <style:style style:name="TableCell10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0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0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2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0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4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0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6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0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8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079" style:family="table-row">
      <style:table-row-properties style:use-optimal-row-height="false"/>
    </style:style>
    <style:style style:name="TableCell10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1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0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3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0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5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0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7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0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9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090" style:family="table-row">
      <style:table-row-properties style:use-optimal-row-height="false"/>
    </style:style>
    <style:style style:name="TableCell10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2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0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4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0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6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0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8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0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00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101" style:family="table-row">
      <style:table-row-properties style:use-optimal-row-height="false"/>
    </style:style>
    <style:style style:name="TableCell1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3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5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7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9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1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112" style:family="table-row">
      <style:table-row-properties style:use-optimal-row-height="false"/>
    </style:style>
    <style:style style:name="TableCell1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4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6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8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0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22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123" style:family="table-row">
      <style:table-row-properties style:use-optimal-row-height="false"/>
    </style:style>
    <style:style style:name="TableCell1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5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7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9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1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1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33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134" style:family="table-row">
      <style:table-row-properties style:use-optimal-row-height="false"/>
    </style:style>
    <style:style style:name="TableCell1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6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8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0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2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4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145" style:family="table-row">
      <style:table-row-properties style:use-optimal-row-height="false"/>
    </style:style>
    <style:style style:name="TableCell1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7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9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1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3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1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5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P1156" style:parent-style-name="Standard" style:family="paragraph">
      <style:paragraph-properties style:text-autospace="none"/>
      <style:text-properties style:font-name="Arial" style:font-name-complex="Arial" fo:font-weight="bold" style:font-weight-asian="bold" fo:color="#000000"/>
    </style:style>
    <style:style style:name="P1157" style:parent-style-name="Standard" style:family="paragraph">
      <style:paragraph-properties style:text-autospace="none"/>
      <style:text-properties style:font-name="Arial" style:font-name-complex="Arial" fo:color="#000000"/>
    </style:style>
    <style:style style:name="P1158" style:parent-style-name="Standard" style:family="paragraph">
      <style:paragraph-properties style:text-autospace="none"/>
    </style:style>
    <style:style style:name="T1159" style:parent-style-name="DefaultParagraphFont" style:family="text">
      <style:text-properties style:language-asian="lt" style:country-asian="LT" style:language-complex="ar" style:country-complex="SA"/>
    </style:style>
    <style:style style:name="T1160" style:parent-style-name="DefaultParagraphFont" style:family="text">
      <style:text-properties style:language-asian="lt" style:country-asian="LT" style:language-complex="ar" style:country-complex="SA"/>
    </style:style>
    <style:style style:name="T1161" style:parent-style-name="DefaultParagraphFont" style:family="text">
      <style:text-properties style:language-asian="lt" style:country-asian="LT" style:language-complex="ar" style:country-complex="SA"/>
    </style:style>
    <style:style style:name="T1162" style:parent-style-name="DefaultParagraphFont" style:family="text">
      <style:text-properties style:language-asian="lt" style:country-asian="LT" style:language-complex="ar" style:country-complex="SA"/>
    </style:style>
    <style:style style:name="P1163" style:parent-style-name="Standard" style:family="paragraph">
      <style:text-properties style:font-name="Arial" style:font-name-complex="Arial"/>
    </style:style>
    <style:style style:name="P1164" style:parent-style-name="Standard" style:family="paragraph">
      <style:paragraph-properties style:text-autospace="none" fo:margin-left="0.0208in" fo:text-indent="-0.0312in">
        <style:tab-stops/>
      </style:paragraph-properties>
    </style:style>
    <style:style style:name="T1165" style:parent-style-name="DefaultParagraphFont" style:family="text">
      <style:text-properties style:font-name="Arial" style:font-name-asian="Monospace" style:font-name-complex="Arial" fo:font-weight="bold" style:font-weight-asian="bold" style:font-weight-complex="bold" fo:color="#000000" fo:font-size="10pt" style:font-size-asian="10pt" style:font-size-complex="10pt"/>
    </style:style>
    <style:style style:name="P1166" style:parent-style-name="Standard" style:family="paragraph">
      <style:paragraph-properties style:text-autospace="none" fo:margin-left="0.0208in" fo:text-indent="-0.0312in">
        <style:tab-stops/>
      </style:paragraph-properties>
    </style:style>
    <style:style style:name="T1167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1168" style:parent-style-name="Standard" style:family="paragraph">
      <style:paragraph-properties style:text-autospace="none" fo:margin-left="0.0208in" fo:text-indent="-0.0312in">
        <style:tab-stops/>
      </style:paragraph-properties>
    </style:style>
    <style:style style:name="T1169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1170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1171" style:parent-style-name="Standard" style:family="paragraph">
      <style:paragraph-properties style:text-autospace="none" fo:margin-left="0.0208in" fo:text-indent="-0.0312in">
        <style:tab-stops/>
      </style:paragraph-properties>
    </style:style>
    <style:style style:name="T1172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1173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1174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1175" style:parent-style-name="Standard" style:family="paragraph">
      <style:paragraph-properties style:text-autospace="none" fo:margin-left="0.0208in" fo:text-indent="-0.0312in">
        <style:tab-stops/>
      </style:paragraph-properties>
    </style:style>
    <style:style style:name="T1176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1177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1178" style:parent-style-name="Standard" style:family="paragraph">
      <style:paragraph-properties style:text-autospace="none" fo:margin-left="0.0208in" fo:text-indent="-0.0312in">
        <style:tab-stops/>
      </style:paragraph-properties>
    </style:style>
    <style:style style:name="T1179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1180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1181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1182" style:parent-style-name="Standard" style:family="paragraph">
      <style:paragraph-properties style:text-autospace="none" fo:margin-left="0.0208in" fo:text-indent="-0.0312in">
        <style:tab-stops/>
      </style:paragraph-properties>
    </style:style>
    <style:style style:name="T1183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1184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1185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1186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1187" style:parent-style-name="Standard" style:family="paragraph">
      <style:paragraph-properties style:text-autospace="none"/>
    </style:style>
    <style:style style:name="T1188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1189" style:parent-style-name="Standard" style:family="paragraph">
      <style:paragraph-properties style:text-autospace="none" fo:text-align="start"/>
    </style:style>
    <style:style style:name="P1190" style:parent-style-name="Standard" style:family="paragraph">
      <style:paragraph-properties style:text-autospace="none"/>
    </style:style>
    <style:style style:name="T1191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1192" style:parent-style-name="Standard" style:family="paragraph">
      <style:paragraph-properties style:text-autospace="none"/>
    </style:style>
    <style:style style:name="T1193" style:parent-style-name="DefaultParagraphFont" style:family="text">
      <style:text-properties style:font-name="Arial" style:font-name-asian="Monospace" style:font-name-complex="Arial" fo:font-weight="bold" style:font-weight-asian="bold" style:font-weight-complex="bold" fo:color="#000000" fo:font-size="10pt" style:font-size-asian="10pt" style:font-size-complex="10pt"/>
    </style:style>
    <style:style style:name="P1194" style:parent-style-name="Standard" style:family="paragraph">
      <style:paragraph-properties style:text-autospace="none"/>
    </style:style>
    <style:style style:name="T1195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1196" style:parent-style-name="Standard" style:family="paragraph">
      <style:paragraph-properties style:text-autospace="none"/>
    </style:style>
    <style:style style:name="T1197" style:parent-style-name="DefaultParagraphFont" style:family="text">
      <style:text-properties style:font-name="Arial" style:font-name-asian="Monospace" style:font-name-complex="Arial" fo:font-weight="bold" style:font-weight-asian="bold" style:font-weight-complex="bold" fo:color="#000000" fo:font-size="10pt" style:font-size-asian="10pt" style:font-size-complex="10pt"/>
    </style:style>
    <style:style style:name="P119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19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0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0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0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0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0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0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0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0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0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0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1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1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1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1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1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1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1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1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1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1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2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2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2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2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2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2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2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2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2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2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3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3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3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3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3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3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3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3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38" style:parent-style-name="Standard" style:family="paragraph">
      <style:paragraph-properties style:text-autospace="none"/>
    </style:style>
    <style:style style:name="T123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240" style:parent-style-name="DefaultParagraphFont" style:family="text">
      <style:text-properties style:font-name="Arial" style:font-name-asian="Monospace" style:font-name-complex="Arial" fo:font-style="italic" style:font-style-asian="italic" style:font-style-complex="italic" fo:color="#000000" fo:font-size="7pt" style:font-size-asian="7pt" style:font-size-complex="7pt"/>
    </style:style>
    <style:style style:name="P124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4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4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4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45" style:parent-style-name="Standard" style:family="paragraph">
      <style:paragraph-properties style:text-autospace="none"/>
    </style:style>
    <style:style style:name="T124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247" style:parent-style-name="DefaultParagraphFont" style:family="text">
      <style:text-properties style:font-name="Arial" style:font-name-asian="Monospace" style:font-name-complex="Arial" fo:font-style="italic" style:font-style-asian="italic" style:font-style-complex="italic" fo:color="#000000" fo:font-size="7pt" style:font-size-asian="7pt" style:font-size-complex="7pt"/>
    </style:style>
    <style:style style:name="P1248" style:parent-style-name="Standard" style:family="paragraph">
      <style:paragraph-properties style:text-autospace="none"/>
    </style:style>
    <style:style style:name="T124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250" style:parent-style-name="DefaultParagraphFont" style:family="text">
      <style:text-properties style:font-name="Arial" style:font-name-asian="Monospace" style:font-name-complex="Arial" fo:font-style="italic" style:font-style-asian="italic" style:font-style-complex="italic" fo:color="#000000" fo:font-size="7pt" style:font-size-asian="7pt" style:font-size-complex="7pt"/>
    </style:style>
    <style:style style:name="P125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5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5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5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5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5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5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5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5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6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6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6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6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6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6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6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6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6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6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7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7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7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7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7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7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7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7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7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7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8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8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8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8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8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8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8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8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8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8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9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9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9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9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9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9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9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9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9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29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0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0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0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0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0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0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0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0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0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0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1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1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12" style:parent-style-name="Standard" style:family="paragraph">
      <style:paragraph-properties style:text-autospace="none"/>
    </style:style>
    <style:style style:name="T131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1314" style:parent-style-name="Standard" style:family="paragraph">
      <style:paragraph-properties style:text-autospace="none"/>
    </style:style>
    <style:style style:name="T1315" style:parent-style-name="DefaultParagraphFont" style:family="text">
      <style:text-properties style:font-name="Arial" style:font-name-asian="Monospace" style:font-name-complex="Arial" fo:font-weight="bold" style:font-weight-asian="bold" style:font-weight-complex="bold" fo:color="#000000" fo:font-size="10pt" style:font-size-asian="10pt" style:font-size-complex="10pt"/>
    </style:style>
    <style:style style:name="P1316" style:parent-style-name="Standard" style:family="paragraph">
      <style:paragraph-properties style:text-autospace="none"/>
    </style:style>
    <style:style style:name="T1317" style:parent-style-name="DefaultParagraphFont" style:family="text">
      <style:text-properties style:font-name="Arial" style:font-name-asian="Monospace" style:font-name-complex="Arial" fo:font-weight="bold" style:font-weight-asian="bold" style:font-weight-complex="bold" fo:color="#000000" fo:font-size="10pt" style:font-size-asian="10pt" style:font-size-complex="10pt"/>
    </style:style>
    <style:style style:name="P131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1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2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2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2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2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2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2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2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2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2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2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3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3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3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3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3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3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3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3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3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3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4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4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4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4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4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4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4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4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4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4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5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5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5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5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5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5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5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5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58" style:parent-style-name="Standard" style:family="paragraph">
      <style:paragraph-properties style:text-autospace="none"/>
    </style:style>
    <style:style style:name="T135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360" style:parent-style-name="DefaultParagraphFont" style:family="text">
      <style:text-properties style:font-name="Arial" style:font-name-asian="Monospace" style:font-name-complex="Arial" fo:font-style="italic" style:font-style-asian="italic" style:font-style-complex="italic" fo:color="#000000" fo:font-size="7pt" style:font-size-asian="7pt" style:font-size-complex="7pt"/>
    </style:style>
    <style:style style:name="P136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6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6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6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65" style:parent-style-name="Standard" style:family="paragraph">
      <style:paragraph-properties style:text-autospace="none"/>
    </style:style>
    <style:style style:name="T136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367" style:parent-style-name="DefaultParagraphFont" style:family="text">
      <style:text-properties style:font-name="Arial" style:font-name-asian="Monospace" style:font-name-complex="Arial" fo:font-style="italic" style:font-style-asian="italic" style:font-style-complex="italic" fo:color="#000000" fo:font-size="7pt" style:font-size-asian="7pt" style:font-size-complex="7pt"/>
    </style:style>
    <style:style style:name="P1368" style:parent-style-name="Standard" style:family="paragraph">
      <style:paragraph-properties style:text-autospace="none"/>
    </style:style>
    <style:style style:name="T136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370" style:parent-style-name="DefaultParagraphFont" style:family="text">
      <style:text-properties style:font-name="Arial" style:font-name-asian="Monospace" style:font-name-complex="Arial" fo:font-style="italic" style:font-style-asian="italic" style:font-style-complex="italic" fo:color="#000000" fo:font-size="7pt" style:font-size-asian="7pt" style:font-size-complex="7pt"/>
    </style:style>
    <style:style style:name="P137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7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7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7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7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7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7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7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7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8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8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8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8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8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8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8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8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8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8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9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9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9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9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9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9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9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9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9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39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0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0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0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0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0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0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0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0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0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0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1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1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1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1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1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1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1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1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1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1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2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2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2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2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2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2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2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2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2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2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3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3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3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3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3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3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3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3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3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3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4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4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4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4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4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4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4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4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4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4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5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5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5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5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5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5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5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5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5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5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6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6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6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63" style:parent-style-name="Standard" style:family="paragraph">
      <style:paragraph-properties style:text-autospace="none"/>
    </style:style>
    <style:style style:name="T146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1465" style:parent-style-name="Standard" style:family="paragraph">
      <style:paragraph-properties style:text-autospace="none"/>
    </style:style>
    <style:style style:name="T1466" style:parent-style-name="DefaultParagraphFont" style:family="text">
      <style:text-properties style:font-name="Arial" style:font-name-asian="Monospace" style:font-name-complex="Arial" fo:font-weight="bold" style:font-weight-asian="bold" style:font-weight-complex="bold" fo:color="#000000" fo:font-size="10pt" style:font-size-asian="10pt" style:font-size-complex="10pt"/>
    </style:style>
    <style:style style:name="P1467" style:parent-style-name="Standard" style:family="paragraph">
      <style:paragraph-properties style:text-autospace="none"/>
    </style:style>
    <style:style style:name="T1468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1469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ableColumn1471" style:family="table-column">
      <style:table-column-properties style:column-width="1.3437in" style:use-optimal-column-width="false"/>
    </style:style>
    <style:style style:name="TableColumn1472" style:family="table-column">
      <style:table-column-properties style:column-width="1.4375in" style:use-optimal-column-width="false"/>
    </style:style>
    <style:style style:name="TableColumn1473" style:family="table-column">
      <style:table-column-properties style:column-width="1.2395in" style:use-optimal-column-width="false"/>
    </style:style>
    <style:style style:name="TableColumn1474" style:family="table-column">
      <style:table-column-properties style:column-width="1.3437in" style:use-optimal-column-width="false"/>
    </style:style>
    <style:style style:name="TableColumn1475" style:family="table-column">
      <style:table-column-properties style:column-width="1.3437in" style:use-optimal-column-width="false"/>
    </style:style>
    <style:style style:name="Table1470" style:family="table">
      <style:table-properties style:width="6.7083in" fo:margin-left="-0.0062in" table:align="left"/>
    </style:style>
    <style:style style:name="TableRow1476" style:family="table-row">
      <style:table-row-properties style:use-optimal-row-height="false"/>
    </style:style>
    <style:style style:name="TableCell147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78" style:parent-style-name="TableContents" style:family="paragraph">
      <style:paragraph-properties fo:text-align="center"/>
      <style:text-properties style:font-name="Arial" style:font-name-complex="Arial" fo:font-size="8pt" style:font-size-asian="8pt" style:font-size-complex="8pt"/>
    </style:style>
    <style:style style:name="TableCell14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0" style:parent-style-name="TableContents" style:family="paragraph">
      <style:paragraph-properties fo:text-align="center"/>
      <style:text-properties style:font-name="Arial" style:font-name-complex="Arial" fo:font-size="8pt" style:font-size-asian="8pt" style:font-size-complex="8pt"/>
    </style:style>
    <style:style style:name="TableCell148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82" style:parent-style-name="TableContents" style:family="paragraph">
      <style:paragraph-properties fo:text-align="center"/>
      <style:text-properties style:font-name="Arial" style:font-name-complex="Arial" fo:font-size="8pt" style:font-size-asian="8pt" style:font-size-complex="8pt"/>
    </style:style>
    <style:style style:name="TableRow1483" style:family="table-row">
      <style:table-row-properties style:use-optimal-row-height="false"/>
    </style:style>
    <style:style style:name="P1484" style:parent-style-name="Normal" style:family="paragraph">
      <style:text-properties style:font-name="Arial" style:font-name-complex="Arial" fo:font-size="8pt" style:font-size-asian="8pt" style:font-size-complex="8pt"/>
    </style:style>
    <style:style style:name="TableCell14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6" style:parent-style-name="TableContents" style:family="paragraph">
      <style:paragraph-properties fo:text-align="center"/>
      <style:text-properties style:font-name="Arial" style:font-name-complex="Arial" fo:font-size="8pt" style:font-size-asian="8pt" style:font-size-complex="8pt"/>
    </style:style>
    <style:style style:name="TableCell14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8" style:parent-style-name="TableContents" style:family="paragraph">
      <style:paragraph-properties fo:text-align="center"/>
      <style:text-properties style:font-name="Arial" style:font-name-complex="Arial" fo:font-size="8pt" style:font-size-asian="8pt" style:font-size-complex="8pt"/>
    </style:style>
    <style:style style:name="TableCell14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0" style:parent-style-name="TableContents" style:family="paragraph">
      <style:paragraph-properties fo:text-align="center"/>
      <style:text-properties style:font-name="Arial" style:font-name-complex="Arial" fo:font-size="8pt" style:font-size-asian="8pt" style:font-size-complex="8pt"/>
    </style:style>
    <style:style style:name="TableCell14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92" style:parent-style-name="TableContents" style:family="paragraph">
      <style:paragraph-properties fo:text-align="center"/>
      <style:text-properties style:font-name="Arial" style:font-name-complex="Arial" fo:font-size="8pt" style:font-size-asian="8pt" style:font-size-complex="8pt"/>
    </style:style>
    <style:style style:name="TableRow1493" style:family="table-row">
      <style:table-row-properties style:use-optimal-row-height="false"/>
    </style:style>
    <style:style style:name="TableCell14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5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4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7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4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9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5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1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5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03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504" style:family="table-row">
      <style:table-row-properties style:use-optimal-row-height="false"/>
    </style:style>
    <style:style style:name="TableCell15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6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5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8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5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0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5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2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5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14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515" style:family="table-row">
      <style:table-row-properties style:use-optimal-row-height="false"/>
    </style:style>
    <style:style style:name="TableCell15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7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5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9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5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1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5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3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5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25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526" style:family="table-row">
      <style:table-row-properties style:use-optimal-row-height="false"/>
    </style:style>
    <style:style style:name="TableCell15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8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5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0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5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2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5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4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5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36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537" style:family="table-row">
      <style:table-row-properties style:use-optimal-row-height="false"/>
    </style:style>
    <style:style style:name="TableCell15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9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5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1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5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3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5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5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5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47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548" style:family="table-row">
      <style:table-row-properties style:use-optimal-row-height="false"/>
    </style:style>
    <style:style style:name="TableCell15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0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5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2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5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4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5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6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5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58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559" style:family="table-row">
      <style:table-row-properties style:use-optimal-row-height="false"/>
    </style:style>
    <style:style style:name="TableCell15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1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5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3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5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5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5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7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5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9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570" style:family="table-row">
      <style:table-row-properties style:use-optimal-row-height="false"/>
    </style:style>
    <style:style style:name="TableCell15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2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5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4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5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6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5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8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5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80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581" style:family="table-row">
      <style:table-row-properties style:use-optimal-row-height="false"/>
    </style:style>
    <style:style style:name="TableCell15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3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5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5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5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7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5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9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5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91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592" style:family="table-row">
      <style:table-row-properties style:use-optimal-row-height="false"/>
    </style:style>
    <style:style style:name="TableCell15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4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5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6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5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8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5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0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6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02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603" style:family="table-row">
      <style:table-row-properties style:use-optimal-row-height="false"/>
    </style:style>
    <style:style style:name="TableCell16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5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6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7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6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9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6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1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6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13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614" style:family="table-row">
      <style:table-row-properties style:use-optimal-row-height="false"/>
    </style:style>
    <style:style style:name="TableCell16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6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6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8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6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0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6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2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6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24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625" style:family="table-row">
      <style:table-row-properties style:use-optimal-row-height="false"/>
    </style:style>
    <style:style style:name="TableCell16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7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6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9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6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1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6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3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6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35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636" style:family="table-row">
      <style:table-row-properties style:use-optimal-row-height="false"/>
    </style:style>
    <style:style style:name="TableCell16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8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6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0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6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2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6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4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6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46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647" style:family="table-row">
      <style:table-row-properties style:use-optimal-row-height="false"/>
    </style:style>
    <style:style style:name="TableCell16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9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6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1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6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3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6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5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6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57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658" style:family="table-row">
      <style:table-row-properties style:use-optimal-row-height="false"/>
    </style:style>
    <style:style style:name="TableCell16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0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6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2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6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4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6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6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6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68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669" style:family="table-row">
      <style:table-row-properties style:use-optimal-row-height="false"/>
    </style:style>
    <style:style style:name="TableCell16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1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6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3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6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5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6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7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6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9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P1680" style:parent-style-name="Standard" style:family="paragraph">
      <style:paragraph-properties style:text-autospace="none"/>
      <style:text-properties style:font-name="Arial" style:font-name-complex="Arial" fo:font-weight="bold" style:font-weight-asian="bold" fo:color="#000000"/>
    </style:style>
    <style:style style:name="P1681" style:parent-style-name="Standard" style:family="paragraph">
      <style:paragraph-properties style:text-autospace="none"/>
      <style:text-properties style:font-name="Arial" style:font-name-complex="Arial" fo:color="#000000"/>
    </style:style>
    <style:style style:name="P1682" style:parent-style-name="Standard" style:family="paragraph">
      <style:paragraph-properties style:text-autospace="none"/>
    </style:style>
    <style:style style:name="T1683" style:parent-style-name="DefaultParagraphFont" style:family="text">
      <style:text-properties style:language-asian="lt" style:country-asian="LT" style:language-complex="ar" style:country-complex="SA"/>
    </style:style>
    <style:style style:name="T1684" style:parent-style-name="DefaultParagraphFont" style:family="text">
      <style:text-properties style:language-asian="lt" style:country-asian="LT" style:language-complex="ar" style:country-complex="SA"/>
    </style:style>
    <style:style style:name="T1685" style:parent-style-name="DefaultParagraphFont" style:family="text">
      <style:text-properties style:language-asian="lt" style:country-asian="LT" style:language-complex="ar" style:country-complex="SA"/>
    </style:style>
    <style:style style:name="T1686" style:parent-style-name="DefaultParagraphFont" style:family="text">
      <style:text-properties style:language-asian="lt" style:country-asian="LT" style:language-complex="ar" style:country-complex="SA"/>
    </style:style>
    <style:style style:name="P1687" style:parent-style-name="Standard" style:family="paragraph">
      <style:text-properties style:font-name="Arial" style:font-name-complex="Arial"/>
    </style:style>
    <style:style style:family="graphic" style:name="a12">
      <style:graphic-properties/>
    </style:style>
    <style:style style:family="graphic" style:name="a0">
      <style:graphic-properties style:vertical-pos="middle"/>
    </style:style>
    <style:style style:family="graphic" style:name="a13">
      <style:graphic-properties/>
    </style:style>
    <style:style style:family="graphic" style:name="a1">
      <style:graphic-properties/>
    </style:style>
    <style:style style:family="graphic" style:name="a14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 style:vertical-pos="middle"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10">
      <style:graphic-properties style:vertical-pos="middle"/>
    </style:style>
    <style:style style:family="graphic" style:name="a11">
      <style:graphic-properties/>
    </style:style>
  </office:automatic-styles>
  <office:body>
    <office:text text:use-soft-page-breaks="true">
      <text:p text:style-name="P1"><text:span text:style-name="T2">Užduotis</text:span></text:p>
      <text:p text:style-name="P3"><text:span text:style-name="T4">Rikiavimo uždavinys</text:span><text:span text:style-name="T5">.<text:s/></text:span><text:span text:style-name="T6">Palyginkite tris rūšiavimo algoritmus, kai rūšiavimas atliekamas masyve ir dinaminiame sąraše. Algoritmai:</text:span></text:p>
      <text:p text:style-name="P7"><text:span text:style-name="T8">a) Rūšiavimas „suliejimu“.</text:span></text:p>
      <text:p text:style-name="P9"><text:span text:style-name="T10">b) Greitasis rūšiavimas „Quick sort“.</text:span></text:p>
      <text:p text:style-name="P11"><text:span text:style-name="T12">c) Rūšiavimo algoritmas „Bucket sort“.</text:span></text:p>
      <text:p text:style-name="P13"><text:span text:style-name="T14">Realizavimas</text:span></text:p>
      <text:p text:style-name="P15"><text:span text:style-name="T16">Laboratorinio darbo programos realizuotos python programavimo kalbą naudojant Aptana Studio 3 programinę aplinką</text:span></text:p>
      <text:p text:style-name="P17"><text:span text:style-name="T18">Laboratorinio darbo metu rūšiuojama atsitiktinė sveikų skaičių imtis nuo -2.500.000.000 iki 2.500.000.000</text:span></text:p>
      <text:p text:style-name="P19"><text:span text:style-name="T20"><text:tab/></text:span><text:span text:style-name="T21">Rūšiavimo algoritmų tyrimas</text:span></text:p>
      <text:p text:style-name="P22"/>
      <text:p text:style-name="P23"><text:span text:style-name="T24">Rūšiavimas „suliejimu“</text:span></text:p>
      <text:p text:style-name="P25"><text:span text:style-name="T26">Šis rikiavimo metodas remiasi „Skaldyk ir valdyk“ paradigma. Metodas – rekursinis. Algoritmo viekimo tvarka:</text:span></text:p>
      <text:p text:style-name="P27"><text:span text:style-name="T28"><text:tab/></text:span><text:span text:style-name="T29"><text:tab/>*Visa duomenų imtis, turinti n elementų, padalinama į dvi imtis,<text:s/></text:span><text:span text:style-name="T30"><text:tab/>kuriuose yra n/2 elementų.</text:span></text:p>
      <text:p text:style-name="P31"><text:span text:style-name="T32"><text:tab/></text:span><text:span text:style-name="T33"><text:tab/>*Šios dvi imtys rikiuojamos rekursyviai naudojant rikiavimą suliejimu.</text:span></text:p>
      <text:p text:style-name="P34"><text:span text:style-name="T35"><text:tab/></text:span><text:span text:style-name="T36"><text:tab/>*Sulieti dvi surikiuotas imtis tam, kad gauti surikiuotą atsakymą.</text:span></text:p>
      <text:p text:style-name="P37"><text:span text:style-name="T38">Imtis rekursyviai dalinama, ir tada suliejant šios imtys yra rikiuojamos. Teoriškai šio algoritmo sudėtingumas yra:</text:span></text:p>
      <text:p text:style-name="P39"><draw:frame draw:style-name="a0" text:anchor-type="as-char" svg:x="0in" svg:y="0in" svg:width="1.08333in" svg:height="0.19792in" style:rel-width="scale" style:rel-height="scale"><draw:object xlink:href="Object 1/" xlink:type="simple" xlink:show="embed" xlink:actuate="onLoad"/></draw:frame></text:p>
      <text:p text:style-name="P40"><text:span text:style-name="T41">n – rikiuojamų elementų kiekis.</text:span></text:p>
      <text:p text:style-name="P42"><text:span text:style-name="T43">Rūšiavimas „suliejimu“ masyve</text:span></text:p>
      <text:p text:style-name="P44"><text:span text:style-name="T45">Dešinėje pažymėta, kiek kartų vykdomos eilutės. Skaičiavimo algoritme skaičiuosime tik tas eilutes, kurios yra susijusios su algoritmu.</text:span></text:p>
      <text:p text:style-name="P46"><text:span text:style-name="T47">L1_1_1.py</text:span></text:p>
      <text:p text:style-name="P48">import os</text:p>
      <text:p text:style-name="P49">import struct</text:p>
      <text:p text:style-name="P50">import time</text:p>
      <text:p text:style-name="P51"/>
      <text:p text:style-name="P52">const = 0;</text:p>
      <text:p text:style-name="P53"/>
      <text:p text:style-name="P54">def rusiuoti(f, w, offset):</text:p>
      <text:p text:style-name="P55"><text:s text:c="4"/>global const</text:p>
      <text:p text:style-name="P56"><text:s text:c="4"/>if offset[0] == offset[1]:</text:p>
      <text:p text:style-name="P57"><text:s text:c="8"/>const += 1</text:p>
      <text:p text:style-name="P58"><text:s text:c="8"/>return offset</text:p>
      <text:p text:style-name="P59"><text:s text:c="4"/>if offset[0] + 1 == offset[1]:</text:p>
      <text:p text:style-name="P60"><text:s text:c="8"/>of1_f = of1_t = offset[0]</text:p>
      <text:p text:style-name="P61"><text:s text:c="8"/>of2_f = of2_t = offset[1]</text:p>
      <text:p text:style-name="P62"><text:s text:c="8"/>const += 2</text:p>
      <text:p text:style-name="P63"><text:s text:c="4"/>else:</text:p>
      <text:p text:style-name="P64"><text:s text:c="8"/>of1_f = offset[0]</text:p>
      <text:p text:style-name="P65"><text:s text:c="8"/>of1_t = (offset[0] + offset[1]) / 2</text:p>
      <text:p text:style-name="P66"><text:s text:c="8"/>const += 2</text:p>
      <text:p text:style-name="P67"><text:s text:c="8"/>if of1_t + 1 &gt; offset[1]:</text:p>
      <text:p text:style-name="P68"><text:s text:c="12"/>of2_f = offset[1]</text:p>
      <text:p text:style-name="P69"><text:s text:c="12"/>const += 1</text:p>
      <text:p text:style-name="P70"><text:s text:c="8"/>else:</text:p>
      <text:p text:style-name="P71"><text:s text:c="12"/>of2_f = of1_t + 1</text:p>
      <text:p text:style-name="P72"><text:s text:c="12"/>const += 1</text:p>
      <text:p text:style-name="P73"><text:s text:c="8"/>of2_t = offset[1]</text:p>
      <text:p text:style-name="P74"><text:s text:c="8"/>const += 1</text:p>
      <text:p text:style-name="P75"><text:s text:c="4"/>return sujungti(f, w, rusiuoti(f, w, [of1_f, of1_t]), rusiuoti(f, w, [of2_f, of2_t]))</text:p>
      <text:p text:style-name="P76"/>
      <text:p text:style-name="P77">def sujungti(f, w, left, right):</text:p>
      <text:p text:style-name="P78"><text:s text:c="4"/>global const</text:p>
      <text:p text:style-name="P79"><text:s text:c="4"/>test_list = []</text:p>
      <text:p text:style-name="P80"><text:s text:c="4"/>begin = left[0]</text:p>
      <text:p text:style-name="P81"><text:s text:c="4"/>i = j = 0</text:p>
      <text:p text:style-name="P82"><text:s text:c="4"/>const += 3</text:p>
      <text:p text:style-name="P83"><text:s text:c="4"/>while i &lt; (left[1] - left[0] + 1) and j &lt; (right[1] - right[0] + 1):</text:p>
      <text:p text:style-name="P84"><text:s text:c="8"/>var_i = imti(f, (left[0]*4)+i*4)</text:p>
      <text:p text:style-name="P85"><text:s text:c="8"/>var_j = imti(f, (right[0]*4)+j*4)</text:p>
      <text:p text:style-name="P86"><text:s text:c="8"/>const += 2</text:p>
      <text:p text:style-name="P87"><text:s text:c="8"/>if var_i &lt; var_j:</text:p>
      <text:p text:style-name="P88"><text:s text:c="12"/>var_bin = imti_b(f, (left[0]*4)+i*4)</text:p>
      <text:p text:style-name="P89"><text:s text:c="12"/>deti(w, begin*4, var_bin)</text:p>
      <text:p text:style-name="P90"><text:s text:c="12"/>begin += 1</text:p>
      <text:p text:style-name="P91"><text:s text:c="12"/>i += 1</text:p>
      <text:p text:style-name="P92"><text:s text:c="12"/>const += 4</text:p>
      <text:p text:style-name="P93"><text:s text:c="8"/>else:</text:p>
      <text:p text:style-name="P94"><text:s text:c="12"/>var_bin = imti_b(f, (right[0]*4)+j*4)</text:p>
      <text:p text:style-name="P95"><text:s text:c="12"/>deti(w, begin*4, var_bin)</text:p>
      <text:p text:style-name="P96"><text:s text:c="12"/>begin += 1</text:p>
      <text:p text:style-name="P97"><text:s text:c="12"/>j += 1</text:p>
      <text:p text:style-name="P98"><text:s text:c="12"/>const += 4</text:p>
      <text:p text:style-name="P99"><text:s text:c="4"/>for tt in xrange(left[0] + i, left[1] + 1):</text:p>
      <text:p text:style-name="P100"><text:s text:c="8"/>var = imti_b(f, tt*4)</text:p>
      <text:p text:style-name="P101"><text:s text:c="8"/>deti(w, begin*4, var)</text:p>
      <text:soft-page-break/>
      <text:p text:style-name="P102"><text:s text:c="8"/>begin += 1</text:p>
      <text:p text:style-name="P103"><text:s text:c="8"/>const += 3</text:p>
      <text:p text:style-name="P104"><text:s text:c="4"/>for tt in xrange(right[0] + j, right[1] + 1):</text:p>
      <text:p text:style-name="P105"><text:s text:c="8"/>var = imti_b(f, tt*4)</text:p>
      <text:p text:style-name="P106"><text:s text:c="8"/>deti(w, begin*4, var)</text:p>
      <text:p text:style-name="P107"><text:s text:c="8"/>begin += 1</text:p>
      <text:p text:style-name="P108"><text:s text:c="8"/>const += 3</text:p>
      <text:p text:style-name="P109"><text:s text:c="4"/>for tt in xrange(left[0], right[1] + 1):</text:p>
      <text:p text:style-name="P110"><text:s text:c="8"/>var = imti_b(w, tt*4)</text:p>
      <text:p text:style-name="P111"><text:s text:c="8"/>deti(f, tt*4, var)</text:p>
      <text:p text:style-name="P112"><text:s text:c="8"/>const += 2</text:p>
      <text:p text:style-name="P113"><text:s text:c="4"/>return [left[0], right[1]]</text:p>
      <text:p text:style-name="P114"/>
      <text:p text:style-name="P115">def rik(failo_pav, rez_failo_pav="Laikinas"):</text:p>
      <text:p text:style-name="P116"><text:s text:c="4"/>global const</text:p>
      <text:p text:style-name="P117"><text:s text:c="4"/>f = open(failo_pav, 'r+b')</text:p>
      <text:p text:style-name="P118"><text:s text:c="4"/>open(rez_failo_pav, 'w').close()</text:p>
      <text:p text:style-name="P119"><text:s text:c="4"/>w = open(rez_failo_pav, 'r+b')</text:p>
      <text:p text:style-name="P120"><text:s text:c="4"/>w.truncate()</text:p>
      <text:p text:style-name="P121"><text:s text:c="4"/>length = os.path.getsize(failo_pav)</text:p>
      <text:p text:style-name="P122"><text:s text:c="4"/>#failo_isvedimas(f, length)</text:p>
      <text:p text:style-name="P123"><text:s text:c="4"/>time1 = time.time()</text:p>
      <text:p text:style-name="P124"><text:s text:c="4"/>rusiuoti(f, w, [0, length/4 - 1])</text:p>
      <text:p text:style-name="P125"><text:s text:c="4"/>time2 = time.time()</text:p>
      <text:p text:style-name="P126"><text:s text:c="4"/>#print "-----ISRIKIUOTAS-----"</text:p>
      <text:p text:style-name="P127"><text:s text:c="4"/>skirtumas = time2 - time1</text:p>
      <text:p text:style-name="P128"><text:s text:c="4"/>#failo_isvedimas(f, length)</text:p>
      <text:p text:style-name="P129"><text:s text:c="4"/>print "Bendras uztruktas laikas sekundemis: %(time)s" %{'time': skirtumas}</text:p>
      <text:p text:style-name="P130"><text:s text:c="4"/>const += 13</text:p>
      <text:p text:style-name="P131"><text:s text:c="4"/>print "Eiluciu kiekis: %(const)s" %{'const': const}</text:p>
      <text:p text:style-name="P132"><text:s text:c="4"/></text:p>
      <text:p text:style-name="P133">def script(parent):</text:p>
      <text:p text:style-name="P134"><text:s text:c="4"/>global const</text:p>
      <text:p text:style-name="P135"><text:s text:c="4"/>for x in xrange(1, 18):</text:p>
      <text:p text:style-name="P136"><text:s text:c="8"/>const = 0</text:p>
      <text:p text:style-name="P137"><text:s text:c="8"/>file_name = "T%(test)s" %{'test': x}</text:p>
      <text:p text:style-name="P138"><text:s text:c="8"/>print file_name</text:p>
      <text:p text:style-name="P139"><text:s text:c="8"/>rik(parent+file_name)</text:p>
      <text:p text:style-name="P140"><text:s text:c="4"/></text:p>
      <text:p text:style-name="P141">def imti(f, i):</text:p>
      <text:p text:style-name="P142"><text:s text:c="4"/>global const</text:p>
      <text:p text:style-name="P143"><text:s text:c="4"/>f.seek(i)</text:p>
      <text:p text:style-name="P144"><text:s text:c="4"/>var = struct.unpack('i', f.read(4))[0]</text:p>
      <text:p text:style-name="P145"><text:s text:c="4"/>const += 2</text:p>
      <text:p text:style-name="P146"><text:s text:c="4"/>return var</text:p>
      <text:p text:style-name="P147"/>
      <text:p text:style-name="P148">def imti_b(f, i):</text:p>
      <text:p text:style-name="P149"><text:s text:c="4"/>global const</text:p>
      <text:p text:style-name="P150"><text:s text:c="4"/>f.seek(i)</text:p>
      <text:p text:style-name="P151"><text:s text:c="4"/>var = f.read(4)</text:p>
      <text:p text:style-name="P152"><text:s text:c="4"/>const += 2</text:p>
      <text:p text:style-name="P153"><text:s text:c="4"/>return var</text:p>
      <text:p text:style-name="P154"/>
      <text:p text:style-name="P155">def deti(f, i, r):</text:p>
      <text:p text:style-name="P156"><text:s text:c="4"/>global const</text:p>
      <text:p text:style-name="P157"><text:s text:c="4"/>f.seek(i)</text:p>
      <text:p text:style-name="P158"><text:s text:c="4"/>f.write(r)</text:p>
      <text:p text:style-name="P159"><text:s text:c="4"/>const += 2</text:p>
      <text:p text:style-name="P160"><text:s text:c="4"/></text:p>
      <text:p text:style-name="P161">def failo_isvedimas(f, length):</text:p>
      <text:p text:style-name="P162"><text:s text:c="4"/>global const</text:p>
      <text:p text:style-name="P163"><text:s text:c="4"/>for j in xrange(0, length, 4):</text:p>
      <text:p text:style-name="P164"><text:s text:c="8"/>print imti(f, j)</text:p>
      <text:p text:style-name="P165"><text:s text:c="8"/>const += 1</text:p>
      <text:p text:style-name="P166"><text:span text:style-name="T167">--Algoritmo sudėtingumo skaičiavimas--</text:span></text:p>
      <text:p text:style-name="P168"><text:span text:style-name="T169">Rūšiavimas „suliejimu“ sąraše</text:span></text:p>
      <text:p text:style-name="P170"><text:span text:style-name="T171">L1_1_2.py</text:span></text:p>
      <text:p text:style-name="P172"><text:span text:style-name="T173">import os</text:span></text:p>
      <text:p text:style-name="P174"><text:span text:style-name="T175">import struct</text:span></text:p>
      <text:p text:style-name="P176"><text:span text:style-name="T177">import time</text:span></text:p>
      <text:p text:style-name="P178"/>
      <text:p text:style-name="P179"><text:span text:style-name="T180">const = 0</text:span></text:p>
      <text:p text:style-name="P181"/>
      <text:p text:style-name="P182"><text:span text:style-name="T183">def rusiuoti(f, w, offset):</text:span></text:p>
      <text:p text:style-name="P184"><text:span text:style-name="T185"><text:s text:c="4"/>global const</text:span></text:p>
      <text:p text:style-name="P186"><text:span text:style-name="T187"><text:s text:c="4"/>if offset[0] == offset[1]:</text:span></text:p>
      <text:p text:style-name="P188"><text:span text:style-name="T189"><text:s text:c="8"/>const += 1</text:span></text:p>
      <text:p text:style-name="P190"><text:span text:style-name="T191"><text:s text:c="8"/>return offset</text:span></text:p>
      <text:p text:style-name="P192"><text:span text:style-name="T193"><text:s text:c="4"/>if offset[0] + 1 == offset[1]:</text:span></text:p>
      <text:p text:style-name="P194"><text:span text:style-name="T195"><text:s text:c="8"/>of1_f = of1_t = offset[0]</text:span></text:p>
      <text:p text:style-name="P196"><text:span text:style-name="T197"><text:s text:c="8"/>of2_f = of2_t = offset[1]</text:span></text:p>
      <text:p text:style-name="P198"><text:span text:style-name="T199"><text:s text:c="8"/>const += 2</text:span></text:p>
      <text:p text:style-name="P200"><text:span text:style-name="T201"><text:s text:c="4"/>else:</text:span></text:p>
      <text:p text:style-name="P202"><text:span text:style-name="T203"><text:s text:c="8"/>of1_f = offset[0]</text:span></text:p>
      <text:p text:style-name="P204"><text:span text:style-name="T205"><text:s text:c="8"/>of1_t = (offset[0] + offset[1]) / 2</text:span></text:p>
      <text:p text:style-name="P206"><text:span text:style-name="T207"><text:s text:c="8"/>const += 2</text:span></text:p>
      <text:p text:style-name="P208"><text:span text:style-name="T209"><text:s text:c="8"/>if of1_t + 1 &gt; offset[1]:</text:span></text:p>
      <text:p text:style-name="P210"><text:span text:style-name="T211"><text:s text:c="12"/>of2_f = offset[1]</text:span></text:p>
      <text:p text:style-name="P212"><text:span text:style-name="T213"><text:s text:c="12"/>const += 1</text:span></text:p>
      <text:soft-page-break/>
      <text:p text:style-name="P214"><text:span text:style-name="T215"><text:s text:c="8"/>else:</text:span></text:p>
      <text:p text:style-name="P216"><text:span text:style-name="T217"><text:s text:c="12"/>of2_f = of1_t + 1</text:span></text:p>
      <text:p text:style-name="P218"><text:span text:style-name="T219"><text:s text:c="12"/>const += 1</text:span></text:p>
      <text:p text:style-name="P220"><text:span text:style-name="T221"><text:s text:c="8"/>of2_t = offset[1]</text:span></text:p>
      <text:p text:style-name="P222"><text:span text:style-name="T223"><text:s text:c="8"/>const += 1</text:span></text:p>
      <text:p text:style-name="P224"><text:span text:style-name="T225"><text:s text:c="4"/>return sujungti(f, w, rusiuoti(f, w, [of1_f, of1_t]), rusiuoti(f, w, [of2_f, of2_t]))</text:span></text:p>
      <text:p text:style-name="P226"/>
      <text:p text:style-name="P227"><text:span text:style-name="T228">def sujungti(f, w, left, right):</text:span></text:p>
      <text:p text:style-name="P229"><text:span text:style-name="T230"><text:s text:c="4"/>global const</text:span></text:p>
      <text:p text:style-name="P231"><text:span text:style-name="T232"><text:s text:c="4"/>test_list = []</text:span></text:p>
      <text:p text:style-name="P233"><text:span text:style-name="T234"><text:s text:c="4"/>begin = left[0]</text:span></text:p>
      <text:p text:style-name="P235"><text:span text:style-name="T236"><text:s text:c="4"/>i = j = 0</text:span></text:p>
      <text:p text:style-name="P237"><text:span text:style-name="T238"><text:s text:c="4"/>const += 3</text:span></text:p>
      <text:p text:style-name="P239"><text:span text:style-name="T240"><text:s text:c="4"/>while i &lt; (left[1] - left[0] + 1) and j &lt; (right[1] - right[0] + 1):</text:span></text:p>
      <text:p text:style-name="P241"><text:span text:style-name="T242"><text:s text:c="8"/>var_i = imti_list(f, (left[0]*4)+i*4)</text:span></text:p>
      <text:p text:style-name="P243"><text:span text:style-name="T244"><text:s text:c="8"/>var_j = imti_list(f, (right[0]*4)+j*4)</text:span></text:p>
      <text:p text:style-name="P245"><text:span text:style-name="T246"><text:s text:c="8"/>const += 2</text:span></text:p>
      <text:p text:style-name="P247"><text:span text:style-name="T248"><text:s text:c="8"/>if var_i &lt; var_j:</text:span></text:p>
      <text:p text:style-name="P249"><text:span text:style-name="T250"><text:s text:c="12"/>var_bin = imti_list_b(f, (left[0]*4)+i*4)</text:span></text:p>
      <text:p text:style-name="P251"><text:span text:style-name="T252"><text:s text:c="12"/>deti_list(w, begin*4, var_bin)</text:span></text:p>
      <text:p text:style-name="P253"><text:span text:style-name="T254"><text:s text:c="12"/>begin += 1</text:span></text:p>
      <text:p text:style-name="P255"><text:span text:style-name="T256"><text:s text:c="12"/>i += 1</text:span></text:p>
      <text:p text:style-name="P257"><text:span text:style-name="T258"><text:s text:c="12"/>const += 4</text:span></text:p>
      <text:p text:style-name="P259"><text:span text:style-name="T260"><text:s text:c="8"/>else:</text:span></text:p>
      <text:p text:style-name="P261"><text:span text:style-name="T262"><text:s text:c="12"/>var_bin = imti_list_b(f, (right[0]*4)+j*4)</text:span></text:p>
      <text:p text:style-name="P263"><text:span text:style-name="T264"><text:s text:c="12"/>deti_list(w, begin*4, var_bin)</text:span></text:p>
      <text:p text:style-name="P265"><text:span text:style-name="T266"><text:s text:c="12"/>begin += 1</text:span></text:p>
      <text:p text:style-name="P267"><text:span text:style-name="T268"><text:s text:c="12"/>j += 1</text:span></text:p>
      <text:p text:style-name="P269"><text:span text:style-name="T270"><text:s text:c="12"/>const += 4</text:span></text:p>
      <text:p text:style-name="P271"><text:span text:style-name="T272"><text:s text:c="4"/>for tt in xrange(left[0] + i, left[1] + 1):</text:span></text:p>
      <text:p text:style-name="P273"><text:span text:style-name="T274"><text:s text:c="8"/>var = imti_list_b(f, tt*4)</text:span></text:p>
      <text:p text:style-name="P275"><text:span text:style-name="T276"><text:s text:c="8"/>deti_list(w, begin*4, var)</text:span></text:p>
      <text:p text:style-name="P277"><text:span text:style-name="T278"><text:s text:c="8"/>begin += 1</text:span></text:p>
      <text:p text:style-name="P279"><text:span text:style-name="T280"><text:s text:c="8"/>const += 3</text:span></text:p>
      <text:p text:style-name="P281"><text:span text:style-name="T282"><text:s text:c="4"/>for tt in xrange(right[0] + j, right[1] + 1):</text:span></text:p>
      <text:p text:style-name="P283"><text:span text:style-name="T284"><text:s text:c="8"/>var = imti_list_b(f, tt*4)</text:span></text:p>
      <text:p text:style-name="P285"><text:span text:style-name="T286"><text:s text:c="8"/>deti_list(w, begin*4, var)</text:span></text:p>
      <text:p text:style-name="P287"><text:span text:style-name="T288"><text:s text:c="8"/>begin += 1</text:span></text:p>
      <text:p text:style-name="P289"><text:span text:style-name="T290"><text:s text:c="8"/>const += 3</text:span></text:p>
      <text:p text:style-name="P291"><text:span text:style-name="T292"><text:s text:c="4"/>for tt in xrange(left[0], right[1] + 1):</text:span></text:p>
      <text:p text:style-name="P293"><text:span text:style-name="T294"><text:s text:c="8"/>var = imti_list_b(w, tt*4)</text:span></text:p>
      <text:p text:style-name="P295"><text:span text:style-name="T296"><text:s text:c="8"/>deti_list(f, tt*4, var)</text:span></text:p>
      <text:p text:style-name="P297"><text:span text:style-name="T298"><text:s text:c="8"/>const += 2</text:span></text:p>
      <text:p text:style-name="P299"><text:span text:style-name="T300"><text:s text:c="4"/>return [left[0], right[1]]</text:span></text:p>
      <text:p text:style-name="P301"/>
      <text:p text:style-name="P302"><text:span text:style-name="T303">def rik(failo_pav, rez_failo_pav="Laikinas"):</text:span></text:p>
      <text:p text:style-name="P304"><text:span text:style-name="T305"><text:s text:c="4"/>global const</text:span></text:p>
      <text:p text:style-name="P306"><text:span text:style-name="T307"><text:s text:c="4"/>f = open(failo_pav, 'r+b')</text:span></text:p>
      <text:p text:style-name="P308"><text:span text:style-name="T309"><text:s text:c="4"/>open(rez_failo_pav, 'w').close()</text:span></text:p>
      <text:p text:style-name="P310"><text:span text:style-name="T311"><text:s text:c="4"/>w = open(rez_failo_pav, 'r+b')</text:span></text:p>
      <text:p text:style-name="P312"><text:span text:style-name="T313"><text:s text:c="4"/>w.truncate()</text:span></text:p>
      <text:p text:style-name="P314"><text:span text:style-name="T315"><text:s text:c="4"/>length = os.path.getsize(failo_pav)</text:span></text:p>
      <text:p text:style-name="P316"><text:span text:style-name="T317"><text:s text:c="4"/>#failo_isvedimas_list(f)</text:span></text:p>
      <text:p text:style-name="P318"><text:span text:style-name="T319"><text:s text:c="4"/>time1 = time.time()</text:span></text:p>
      <text:p text:style-name="P320"><text:span text:style-name="T321"><text:s text:c="4"/>rusiuoti(f, w, [0, length/4 - 1])</text:span></text:p>
      <text:p text:style-name="P322"><text:span text:style-name="T323"><text:s text:c="4"/>time2 = time.time()</text:span></text:p>
      <text:p text:style-name="P324"><text:span text:style-name="T325"><text:s text:c="4"/>skirtumas = time2 - time1</text:span></text:p>
      <text:p text:style-name="P326"><text:span text:style-name="T327"><text:s text:c="4"/>#print "-----ISRIKIUOTAS-----"</text:span></text:p>
      <text:p text:style-name="P328"><text:span text:style-name="T329"><text:s text:c="4"/>#failo_isvedimas_list(f)</text:span></text:p>
      <text:p text:style-name="P330"><text:span text:style-name="T331"><text:s text:c="4"/>print "Bendras uztruktas laikas sekundemis: %(time)s" %{'time': skirtumas}</text:span></text:p>
      <text:p text:style-name="P332"><text:span text:style-name="T333"><text:s text:c="4"/>const += 13</text:span></text:p>
      <text:p text:style-name="P334"><text:span text:style-name="T335"><text:s text:c="4"/>print "Eiluciu kiekis: %(const)s" %{'const': const}</text:span></text:p>
      <text:p text:style-name="P336"><text:span text:style-name="T337"><text:s text:c="4"/></text:span></text:p>
      <text:p text:style-name="P338"><text:span text:style-name="T339">def script(parent):</text:span></text:p>
      <text:p text:style-name="P340"><text:span text:style-name="T341"><text:s text:c="4"/>global const</text:span></text:p>
      <text:p text:style-name="P342"><text:span text:style-name="T343"><text:s text:c="4"/>for x in xrange(1, 18):</text:span></text:p>
      <text:p text:style-name="P344"><text:span text:style-name="T345"><text:s text:c="8"/>const = 0</text:span></text:p>
      <text:p text:style-name="P346"><text:span text:style-name="T347"><text:s text:c="8"/>file_name = "T%(test)s" %{'test': x}</text:span></text:p>
      <text:p text:style-name="P348"><text:span text:style-name="T349"><text:s text:c="8"/>print file_name</text:span></text:p>
      <text:p text:style-name="P350"><text:span text:style-name="T351"><text:s text:c="8"/>rik(parent+file_name)</text:span></text:p>
      <text:p text:style-name="P352"><text:span text:style-name="T353"><text:s text:c="4"/></text:span></text:p>
      <text:p text:style-name="P354"><text:span text:style-name="T355">def pereiti(f, j):</text:span></text:p>
      <text:p text:style-name="P356"><text:span text:style-name="T357"><text:s text:c="4"/>global const</text:span></text:p>
      <text:p text:style-name="P358"><text:span text:style-name="T359"><text:s text:c="4"/>i = f.tell()</text:span></text:p>
      <text:p text:style-name="P360"><text:span text:style-name="T361"><text:s text:c="4"/>const += 1</text:span></text:p>
      <text:p text:style-name="P362"><text:span text:style-name="T363"><text:s text:c="4"/>if i &lt; j:</text:span></text:p>
      <text:p text:style-name="P364"><text:span text:style-name="T365"><text:s text:c="8"/>for x in xrange(i+4, j+4, 4):</text:span></text:p>
      <text:p text:style-name="P366"><text:span text:style-name="T367"><text:s text:c="12"/>f.seek(x)</text:span></text:p>
      <text:p text:style-name="P368"><text:span text:style-name="T369"><text:s text:c="12"/>const += 1</text:span></text:p>
      <text:p text:style-name="P370"><text:span text:style-name="T371"><text:s text:c="4"/>if i &gt; j:</text:span></text:p>
      <text:p text:style-name="P372"><text:span text:style-name="T373"><text:s text:c="8"/>for x in xrange(i-4, j-4, -4):</text:span></text:p>
      <text:p text:style-name="P374"><text:span text:style-name="T375"><text:s text:c="12"/>f.seek(x)</text:span></text:p>
      <text:p text:style-name="P376"><text:span text:style-name="T377"><text:s text:c="12"/>const += 1</text:span></text:p>
      <text:p text:style-name="P378"><text:span text:style-name="T379"><text:s text:c="4"/>if i == j:</text:span></text:p>
      <text:p text:style-name="P380"><text:span text:style-name="T381"><text:s text:c="8"/>pass</text:span></text:p>
      <text:p text:style-name="P382"><text:span text:style-name="T383"><text:s text:c="4"/>const += 1</text:span></text:p>
      <text:p text:style-name="P384"><text:span text:style-name="T385"><text:s text:c="8"/></text:span></text:p>
      <text:p text:style-name="P386"><text:span text:style-name="T387">def imti_list(f, j):</text:span></text:p>
      <text:soft-page-break/>
      <text:p text:style-name="P388"><text:span text:style-name="T389"><text:s text:c="4"/>global const</text:span></text:p>
      <text:p text:style-name="P390"><text:span text:style-name="T391"><text:s text:c="4"/>pereiti(f, j)</text:span></text:p>
      <text:p text:style-name="P392"><text:span text:style-name="T393"><text:s text:c="4"/>val = f.read(4)</text:span></text:p>
      <text:p text:style-name="P394"><text:span text:style-name="T395"><text:s text:c="4"/>const += 2</text:span></text:p>
      <text:p text:style-name="P396"><text:span text:style-name="T397"><text:s text:c="4"/>if val == '':</text:span></text:p>
      <text:p text:style-name="P398"><text:span text:style-name="T399"><text:s text:c="8"/>const += 1</text:span></text:p>
      <text:p text:style-name="P400"><text:span text:style-name="T401"><text:s text:c="8"/>return ''</text:span></text:p>
      <text:p text:style-name="P402"><text:span text:style-name="T403"><text:s text:c="4"/>else:</text:span></text:p>
      <text:p text:style-name="P404"><text:span text:style-name="T405"><text:s text:c="8"/>const += 1</text:span></text:p>
      <text:p text:style-name="P406"><text:span text:style-name="T407"><text:s text:c="8"/>return struct.unpack('i', val)[0]</text:span></text:p>
      <text:p text:style-name="P408"/>
      <text:p text:style-name="P409"><text:span text:style-name="T410">def imti_list_b(f, j):</text:span></text:p>
      <text:p text:style-name="P411"><text:span text:style-name="T412"><text:s text:c="4"/>global const</text:span></text:p>
      <text:p text:style-name="P413"><text:span text:style-name="T414"><text:s text:c="4"/>pereiti(f, j)</text:span></text:p>
      <text:p text:style-name="P415"><text:span text:style-name="T416"><text:s text:c="4"/>const += 2</text:span></text:p>
      <text:p text:style-name="P417"><text:span text:style-name="T418"><text:s text:c="4"/>return f.read(4)</text:span></text:p>
      <text:p text:style-name="P419"/>
      <text:p text:style-name="P420"><text:span text:style-name="T421">def deti_list(f, j, r):</text:span></text:p>
      <text:p text:style-name="P422"><text:span text:style-name="T423"><text:s text:c="4"/>global const</text:span></text:p>
      <text:p text:style-name="P424"><text:span text:style-name="T425"><text:s text:c="4"/>pereiti(f, j)</text:span></text:p>
      <text:p text:style-name="P426"><text:span text:style-name="T427"><text:s text:c="4"/>f.write(r)</text:span></text:p>
      <text:p text:style-name="P428"><text:span text:style-name="T429"><text:s text:c="4"/>const += 2</text:span></text:p>
      <text:p text:style-name="P430"><text:span text:style-name="T431"><text:s text:c="4"/></text:span></text:p>
      <text:p text:style-name="P432"><text:span text:style-name="T433">def failo_isvedimas_list(f):</text:span></text:p>
      <text:p text:style-name="P434"><text:span text:style-name="T435"><text:s text:c="4"/>global const</text:span></text:p>
      <text:p text:style-name="P436"><text:span text:style-name="T437"><text:s text:c="4"/>value = 0</text:span></text:p>
      <text:p text:style-name="P438"><text:span text:style-name="T439"><text:s text:c="4"/>f.seek(0)</text:span></text:p>
      <text:p text:style-name="P440"><text:span text:style-name="T441"><text:s text:c="4"/>offset = 0</text:span></text:p>
      <text:p text:style-name="P442"><text:span text:style-name="T443"><text:s text:c="4"/>const += 3</text:span></text:p>
      <text:p text:style-name="P444"><text:span text:style-name="T445"><text:s text:c="4"/>while value != '':</text:span></text:p>
      <text:p text:style-name="P446"><text:span text:style-name="T447"><text:s text:c="8"/>value = imti_list(f, offset)</text:span></text:p>
      <text:p text:style-name="P448"><text:span text:style-name="T449"><text:s text:c="8"/>const += 1</text:span></text:p>
      <text:p text:style-name="P450"><text:span text:style-name="T451"><text:s text:c="8"/>if value == '':</text:span></text:p>
      <text:p text:style-name="P452"><text:span text:style-name="T453"><text:s text:c="12"/>const += 1</text:span></text:p>
      <text:p text:style-name="P454"><text:span text:style-name="T455"><text:s text:c="12"/>break</text:span></text:p>
      <text:p text:style-name="P456"><text:span text:style-name="T457"><text:s text:c="8"/>print (value)</text:span></text:p>
      <text:p text:style-name="P458"><text:span text:style-name="T459"><text:s text:c="8"/>offset += 4</text:span></text:p>
      <text:p text:style-name="P460"><text:span text:style-name="T461"><text:s text:c="8"/>const += 2</text:span></text:p>
      <text:p text:style-name="P462"/>
      <text:p text:style-name="P463"><text:span text:style-name="T464">Algoritmo ekspermentinis tyrimas</text:span></text:p>
      <text:p text:style-name="P465"><text:span text:style-name="T466">Algoritmas testuojamas rikiuojant sveikuosius skaičius. Buvo sugeneruota daug atsitiktinių skaičių, nurodant failo dydį.</text:span><text:span text:style-name="T467"><text:line-break/>Rikiuojant buvo skaičiuojama rikiavimo trukmė, palyginamas rikiavimas masyve ir sąraše. Duomenų imtis 200 iki 100.000.</text:span></text:p>
      <text:p text:style-name="P468"/>
      <text:p text:style-name="P469"><text:span text:style-name="T470">Atlikus tyrimą – gauti tokie rezultatai:</text:span></text:p>
      <table:table table:style-name="Table471">
        <table:table-columns>
          <table:table-column table:style-name="TableColumn472"/>
          <table:table-column table:style-name="TableColumn473"/>
          <table:table-column table:style-name="TableColumn474"/>
          <table:table-column table:style-name="TableColumn475"/>
          <table:table-column table:style-name="TableColumn476"/>
        </table:table-columns>
        <table:table-row table:style-name="TableRow477">
          <table:table-cell table:style-name="TableCell478" table:number-rows-spanned="2">
            <text:p text:style-name="P479">Elementų sk.</text:p>
          </table:table-cell>
          <table:table-cell table:style-name="TableCell480" table:number-columns-spanned="2">
            <text:p text:style-name="P481">Masyvas</text:p>
          </table:table-cell>
          <table:covered-table-cell/>
          <table:table-cell table:style-name="TableCell482" table:number-columns-spanned="2">
            <text:p text:style-name="P483">Sąrašas</text:p>
          </table:table-cell>
          <table:covered-table-cell/>
        </table:table-row>
        <table:table-row table:style-name="TableRow484">
          <table:covered-table-cell>
            <text:p text:style-name="P485"/>
          </table:covered-table-cell>
          <table:table-cell table:style-name="TableCell486">
            <text:p text:style-name="P487">Trukmė (s)</text:p>
          </table:table-cell>
          <table:table-cell table:style-name="TableCell488">
            <text:p text:style-name="P489">Operacijų sk.</text:p>
          </table:table-cell>
          <table:table-cell table:style-name="TableCell490">
            <text:p text:style-name="P491">Trukmė (s)</text:p>
          </table:table-cell>
          <table:table-cell table:style-name="TableCell492">
            <text:p text:style-name="P493">Operacijų sk.</text:p>
          </table:table-cell>
        </table:table-row>
        <table:table-row table:style-name="TableRow494">
          <table:table-cell table:style-name="TableCell495">
            <text:p text:style-name="P496">200</text:p>
          </table:table-cell>
          <table:table-cell table:style-name="TableCell497">
            <text:p text:style-name="P498">0.0280029773712</text:p>
          </table:table-cell>
          <table:table-cell table:style-name="TableCell499">
            <text:p text:style-name="P500">30480</text:p>
          </table:table-cell>
          <table:table-cell table:style-name="TableCell501">
            <text:p text:style-name="P502">0.046942949295</text:p>
          </table:table-cell>
          <table:table-cell table:style-name="TableCell503">
            <text:p text:style-name="P504">136834</text:p>
          </table:table-cell>
        </table:table-row>
        <table:table-row table:style-name="TableRow505">
          <table:table-cell table:style-name="TableCell506">
            <text:p text:style-name="P507">400</text:p>
          </table:table-cell>
          <table:table-cell table:style-name="TableCell508">
            <text:p text:style-name="P509">0.0377688407898</text:p>
          </table:table-cell>
          <table:table-cell table:style-name="TableCell510">
            <text:p text:style-name="P511">68968</text:p>
          </table:table-cell>
          <table:table-cell table:style-name="TableCell512">
            <text:p text:style-name="P513">0.138601064682</text:p>
          </table:table-cell>
          <table:table-cell table:style-name="TableCell514">
            <text:p text:style-name="P515">447930</text:p>
          </table:table-cell>
        </table:table-row>
        <table:table-row table:style-name="TableRow516">
          <table:table-cell table:style-name="TableCell517">
            <text:p text:style-name="P518">600</text:p>
          </table:table-cell>
          <table:table-cell table:style-name="TableCell519">
            <text:p text:style-name="P520">0.0606980323792</text:p>
          </table:table-cell>
          <table:table-cell table:style-name="TableCell521">
            <text:p text:style-name="P522">110389</text:p>
          </table:table-cell>
          <table:table-cell table:style-name="TableCell523">
            <text:p text:style-name="P524">0.27435708046</text:p>
          </table:table-cell>
          <table:table-cell table:style-name="TableCell525">
            <text:p text:style-name="P526">905297</text:p>
          </table:table-cell>
        </table:table-row>
        <table:table-row table:style-name="TableRow527">
          <table:table-cell table:style-name="TableCell528">
            <text:p text:style-name="P529">800</text:p>
          </table:table-cell>
          <table:table-cell table:style-name="TableCell530">
            <text:p text:style-name="P531">0.0848579406738</text:p>
          </table:table-cell>
          <table:table-cell table:style-name="TableCell532">
            <text:p text:style-name="P533">153902</text:p>
          </table:table-cell>
          <table:table-cell table:style-name="TableCell534">
            <text:p text:style-name="P535">0.463610172272</text:p>
          </table:table-cell>
          <table:table-cell table:style-name="TableCell536">
            <text:p text:style-name="P537">1533798</text:p>
          </table:table-cell>
        </table:table-row>
        <table:table-row table:style-name="TableRow538">
          <table:table-cell table:style-name="TableCell539">
            <text:p text:style-name="P540">1.000</text:p>
          </table:table-cell>
          <table:table-cell table:style-name="TableCell541">
            <text:p text:style-name="P542">0.108127832413</text:p>
          </table:table-cell>
          <table:table-cell table:style-name="TableCell543">
            <text:p text:style-name="P544">197436</text:p>
          </table:table-cell>
          <table:table-cell table:style-name="TableCell545">
            <text:p text:style-name="P546">0.703898906708</text:p>
          </table:table-cell>
          <table:table-cell table:style-name="TableCell547">
            <text:p text:style-name="P548">2346424</text:p>
          </table:table-cell>
        </table:table-row>
        <table:table-row table:style-name="TableRow549">
          <table:table-cell table:style-name="TableCell550">
            <text:p text:style-name="P551">1.200</text:p>
          </table:table-cell>
          <table:table-cell table:style-name="TableCell552">
            <text:p text:style-name="P553">0.134846925735</text:p>
          </table:table-cell>
          <table:table-cell table:style-name="TableCell554">
            <text:p text:style-name="P555">244737</text:p>
          </table:table-cell>
          <table:table-cell table:style-name="TableCell556">
            <text:p text:style-name="P557">0.982892990112</text:p>
          </table:table-cell>
          <table:table-cell table:style-name="TableCell558">
            <text:p text:style-name="P559">3315345</text:p>
          </table:table-cell>
        </table:table-row>
        <table:table-row table:style-name="TableRow560">
          <table:table-cell table:style-name="TableCell561">
            <text:p text:style-name="P562">1.400</text:p>
          </table:table-cell>
          <table:table-cell table:style-name="TableCell563">
            <text:p text:style-name="P564">0.161478042603</text:p>
          </table:table-cell>
          <table:table-cell table:style-name="TableCell565">
            <text:p text:style-name="P566">292258</text:p>
          </table:table-cell>
          <table:table-cell table:style-name="TableCell567">
            <text:p text:style-name="P568">1.29967403412</text:p>
          </table:table-cell>
          <table:table-cell table:style-name="TableCell569">
            <text:p text:style-name="P570">4461120</text:p>
          </table:table-cell>
        </table:table-row>
        <table:table-row table:style-name="TableRow571">
          <table:table-cell table:style-name="TableCell572">
            <text:p text:style-name="P573">1.600</text:p>
          </table:table-cell>
          <table:table-cell table:style-name="TableCell574">
            <text:p text:style-name="P575">0.186622142792</text:p>
          </table:table-cell>
          <table:table-cell table:style-name="TableCell576">
            <text:p text:style-name="P577">339798</text:p>
          </table:table-cell>
          <table:table-cell table:style-name="TableCell578">
            <text:p text:style-name="P579">1.65995502472</text:p>
          </table:table-cell>
          <table:table-cell table:style-name="TableCell580">
            <text:p text:style-name="P581">5710916</text:p>
          </table:table-cell>
        </table:table-row>
        <table:table-row table:style-name="TableRow582">
          <table:table-cell table:style-name="TableCell583">
            <text:p text:style-name="P584">1.800</text:p>
          </table:table-cell>
          <table:table-cell table:style-name="TableCell585">
            <text:p text:style-name="P586">0.214425086975</text:p>
          </table:table-cell>
          <table:table-cell table:style-name="TableCell587">
            <text:p text:style-name="P588">387430</text:p>
          </table:table-cell>
          <table:table-cell table:style-name="TableCell589">
            <text:p text:style-name="P590">2.09401583672</text:p>
          </table:table-cell>
          <table:table-cell table:style-name="TableCell591">
            <text:p text:style-name="P592">7260512</text:p>
          </table:table-cell>
        </table:table-row>
        <table:table-row table:style-name="TableRow593">
          <table:table-cell table:style-name="TableCell594">
            <text:p text:style-name="P595">2.000</text:p>
          </table:table-cell>
          <table:table-cell table:style-name="TableCell596">
            <text:p text:style-name="P597">0.240694046021</text:p>
          </table:table-cell>
          <table:table-cell table:style-name="TableCell598">
            <text:p text:style-name="P599">435230</text:p>
          </table:table-cell>
          <table:table-cell table:style-name="TableCell600">
            <text:p text:style-name="P601">2.50607204437</text:p>
          </table:table-cell>
          <table:table-cell table:style-name="TableCell602">
            <text:p text:style-name="P603">8734050</text:p>
          </table:table-cell>
        </table:table-row>
        <table:table-row table:style-name="TableRow604">
          <table:table-cell table:style-name="TableCell605">
            <text:p text:style-name="P606">3.000</text:p>
          </table:table-cell>
          <table:table-cell table:style-name="TableCell607">
            <text:p text:style-name="P608">0.383118152618</text:p>
          </table:table-cell>
          <table:table-cell table:style-name="TableCell609">
            <text:p text:style-name="P610">692010</text:p>
          </table:table-cell>
          <table:table-cell table:style-name="TableCell611">
            <text:p text:style-name="P612">5.43825507164</text:p>
          </table:table-cell>
          <table:table-cell table:style-name="TableCell613">
            <text:p text:style-name="P614">18988868</text:p>
          </table:table-cell>
        </table:table-row>
        <table:table-row table:style-name="TableRow615">
          <table:table-cell table:style-name="TableCell616">
            <text:p text:style-name="P617">5.000</text:p>
          </table:table-cell>
          <table:table-cell table:style-name="TableCell618">
            <text:p text:style-name="P619">0.683442831039</text:p>
          </table:table-cell>
          <table:table-cell table:style-name="TableCell620">
            <text:p text:style-name="P621">1226696</text:p>
          </table:table-cell>
          <table:table-cell table:style-name="TableCell622">
            <text:p text:style-name="P623">14.874557972</text:p>
          </table:table-cell>
          <table:table-cell table:style-name="TableCell624">
            <text:p text:style-name="P625">52323344</text:p>
          </table:table-cell>
        </table:table-row>
        <table:table-row table:style-name="TableRow626">
          <table:table-cell table:style-name="TableCell627">
            <text:p text:style-name="P628">10.000</text:p>
          </table:table-cell>
          <table:table-cell table:style-name="TableCell629">
            <text:p text:style-name="P630">1.47425580025</text:p>
          </table:table-cell>
          <table:table-cell table:style-name="TableCell631">
            <text:p text:style-name="P632">2651839</text:p>
          </table:table-cell>
          <table:table-cell table:style-name="TableCell633">
            <text:p text:style-name="P634">57.7681789398</text:p>
          </table:table-cell>
          <table:table-cell table:style-name="TableCell635">
            <text:p text:style-name="P636">204461345</text:p>
          </table:table-cell>
        </table:table-row>
        <table:table-row table:style-name="TableRow637">
          <table:table-cell table:style-name="TableCell638">
            <text:p text:style-name="P639">20.000</text:p>
          </table:table-cell>
          <table:table-cell table:style-name="TableCell640">
            <text:p text:style-name="P641">3.17960715294</text:p>
          </table:table-cell>
          <table:table-cell table:style-name="TableCell642">
            <text:p text:style-name="P643">5703938</text:p>
          </table:table-cell>
          <table:table-cell table:style-name="TableCell644">
            <text:p text:style-name="P645">228.491272926</text:p>
          </table:table-cell>
          <table:table-cell table:style-name="TableCell646">
            <text:p text:style-name="P647">809978924</text:p>
          </table:table-cell>
        </table:table-row>
        <table:table-row table:style-name="TableRow648">
          <table:table-cell table:style-name="TableCell649">
            <text:p text:style-name="P650">30.000</text:p>
          </table:table-cell>
          <table:table-cell table:style-name="TableCell651">
            <text:p text:style-name="P652">5.03977489471</text:p>
          </table:table-cell>
          <table:table-cell table:style-name="TableCell653">
            <text:p text:style-name="P654">8886143</text:p>
          </table:table-cell>
          <table:table-cell table:style-name="TableCell655">
            <text:p text:style-name="P656">507.873284101</text:p>
          </table:table-cell>
          <table:table-cell table:style-name="TableCell657">
            <text:p text:style-name="P658">1814532217</text:p>
          </table:table-cell>
        </table:table-row>
        <table:table-row table:style-name="TableRow659">
          <table:table-cell table:style-name="TableCell660">
            <text:p text:style-name="P661">50.000</text:p>
          </table:table-cell>
          <table:table-cell table:style-name="TableCell662">
            <text:p text:style-name="P663">8.82009005547</text:p>
          </table:table-cell>
          <table:table-cell table:style-name="TableCell664">
            <text:p text:style-name="P665">15590694</text:p>
          </table:table-cell>
          <table:table-cell table:style-name="TableCell666">
            <text:p text:style-name="P667">1403.47742891</text:p>
          </table:table-cell>
          <table:table-cell table:style-name="TableCell668">
            <text:p text:style-name="P669">5024689734</text:p>
          </table:table-cell>
        </table:table-row>
        <table:table-row table:style-name="TableRow670">
          <table:table-cell table:style-name="TableCell671">
            <text:p text:style-name="P672">100.000</text:p>
          </table:table-cell>
          <table:table-cell table:style-name="TableCell673">
            <text:p text:style-name="P674">18.7796959877</text:p>
          </table:table-cell>
          <table:table-cell table:style-name="TableCell675">
            <text:p text:style-name="P676">33181753</text:p>
          </table:table-cell>
          <table:table-cell table:style-name="TableCell677">
            <text:p text:style-name="P678">5600.19350195</text:p>
          </table:table-cell>
          <table:table-cell table:style-name="TableCell679">
            <text:p text:style-name="P680">20036545219</text:p>
          </table:table-cell>
        </table:table-row>
      </table:table>
      <text:p text:style-name="P681">Laiko trukmė pagal elementų kiekį</text:p>
      <text:p text:style-name="P682">Mėlyna – masyvas. Orandžinė - sąrašas</text:p>
      <text:p text:style-name="P683"/>
      <text:p text:style-name="P684"><text:span text:style-name="T685"><draw:frame draw:style-name="a1" draw:name="Chart 2" text:anchor-type="as-char" svg:x="0in" svg:y="0in" svg:width="3.27083in" svg:height="2.42708in" style:rel-width="scale" style:rel-height="scale"><draw:object xlink:href="Object 2/" xlink:type="simple" xlink:show="embed" xlink:actuate="onLoad"/><svg:title/><svg:desc/></draw:frame></text:span><text:span text:style-name="T686"><draw:frame draw:style-name="a2" draw:name="Chart 3" text:anchor-type="as-char" svg:x="0in" svg:y="0in" svg:width="3.375in" svg:height="2.44097in" style:rel-width="scale" style:rel-height="scale"><draw:object xlink:href="Object 3/" xlink:type="simple" xlink:show="embed" xlink:actuate="onLoad"/><svg:title>Laiko diagrama</svg:title><svg:desc/></draw:frame></text:span></text:p>
      <text:h text:style-name="Heading2" text:outline-level="2"><text:span text:style-name="T687"><draw:frame draw:style-name="a3" draw:name="Chart 6" text:anchor-type="as-char" svg:x="0in" svg:y="0in" svg:width="3.25in" svg:height="2.42708in" style:rel-width="scale" style:rel-height="scale"><draw:object xlink:href="Object 4/" xlink:type="simple" xlink:show="embed" xlink:actuate="onLoad"/><svg:title/><svg:desc/></draw:frame></text:span><text:span text:style-name="T688"><draw:frame draw:style-name="a4" draw:name="Chart 7" text:anchor-type="as-char" svg:x="0in" svg:y="0in" svg:width="3.33333in" svg:height="2.42708in" style:rel-width="scale" style:rel-height="scale"><draw:object xlink:href="Object 5/" xlink:type="simple" xlink:show="embed" xlink:actuate="onLoad"/><svg:title/><svg:desc/></draw:frame></text:span></text:h>
      <text:h text:style-name="Heading2" text:outline-level="2"><text:span text:style-name="T689">Greitasis rūšiavimas „Quick Sort“</text:span></text:h>
      <text:p text:style-name="P690"><text:span text:style-name="T691">Šis rikiavimo metodas remiasi „Skaldyk ir valdyk“ paradigma. Metodas – rekursinis. Algoritmo viekimo tvarka:</text:span></text:p>
      <text:p text:style-name="P692"><text:span text:style-name="T693"><text:tab/></text:span><text:span text:style-name="T694"><text:tab/>*Pertvarkomas masyvas į du kitus masyvus taip, kad tam tikras pasirinktas<text:s/></text:span><text:span text:style-name="T695"><text:tab/>elementas būtų didesnis arba lygus už iš vieno masyvų visus elementus, o<text:s/></text:span><text:span text:style-name="T696"><text:tab/>už kito masyvo elementus jis būtų mažesnis arba lygus. Elementas<text:s/></text:span><text:span text:style-name="T697"><text:tab/>įvardintas kaip tam tikras elementas yra paskaičiuojamas pačioje<text:s/></text:span><text:span text:style-name="T698"><text:tab/>pertvarkymo pusėje</text:span></text:p>
      <text:p text:style-name="P699"><text:span text:style-name="T700"><text:tab/></text:span><text:span text:style-name="T701"><text:tab/>*Surikiuojami tie du masyvai rekursyviniais kvietimais į rikiavimo<text:s/></text:span><text:span text:style-name="T702"><text:tab/>funkciją</text:span></text:p>
      <text:p text:style-name="P703"><text:span text:style-name="T704"><text:tab/></text:span><text:span text:style-name="T705"><text:tab/>*Kadangi masyvai jau yra surikiuoti ir vienoje vietoje, taigi nėra reikalo <text:s/></text:span><text:span text:style-name="T706"><text:tab/>juos sujungti. Visas masyvas surikiuotas</text:span></text:p>
      <text:p text:style-name="P707"><text:span text:style-name="T708"><text:s/>Teoriškai šio algoritmo sudėtingumas yra:</text:span></text:p>
      <text:p text:style-name="P709"><draw:frame draw:style-name="a5" text:anchor-type="as-char" svg:x="0in" svg:y="0in" svg:width="0.98958in" svg:height="0.19792in" style:rel-width="scale" style:rel-height="scale"><draw:object xlink:href="Object 6/" xlink:type="simple" xlink:show="embed" xlink:actuate="onLoad"/></draw:frame></text:p>
      <text:p text:style-name="P710"><text:span text:style-name="T711">n – rikiuojamų elementų kiekis.</text:span></text:p>
      <text:p text:style-name="P712"><text:span text:style-name="T713">Rūšiavimas „QuickSort“ masyve</text:span></text:p>
      <text:p text:style-name="P714"><text:span text:style-name="T715">Dešinėje pažymėta, kiek kartų vykdomos eilutės. Skaičiavimo algoritme skaičiuosime tik tas eilutes, kurios yra susijusios su algoritmu.</text:span></text:p>
      <text:p text:style-name="P716"><text:span text:style-name="T717">L1_2_1.py</text:span></text:p>
      <text:p text:style-name="P718">import os</text:p>
      <text:p text:style-name="P719">import struct</text:p>
      <text:p text:style-name="P720">import time</text:p>
      <text:p text:style-name="P721">const = 0</text:p>
      <text:p text:style-name="P722"/>
      <text:p text:style-name="P723">def dalinti ( kaire, desine, f):</text:p>
      <text:p text:style-name="P724"><text:s text:c="4"/>global const</text:p>
      <text:p text:style-name="P725"><text:s text:c="4"/>t = indeksas = kaire</text:p>
      <text:p text:style-name="P726"><text:s text:c="4"/>var_kaire = imti(f, kaire)</text:p>
      <text:p text:style-name="P727"><text:s text:c="4"/>const += 2</text:p>
      <text:p text:style-name="P728"><text:s text:c="4"/>for j in xrange( kaire + 4, desine + 4, 4):</text:p>
      <text:p text:style-name="P729"><text:s text:c="8"/>var_j = imti(f, j)</text:p>
      <text:p text:style-name="P730"><text:s text:c="8"/>const += 1</text:p>
      <text:p text:style-name="P731"><text:s text:c="8"/>if var_j &lt; var_kaire:</text:p>
      <text:p text:style-name="P732"><text:s text:c="12"/>indeksas += 4</text:p>
      <text:p text:style-name="P733"><text:s text:c="12"/>sukeisti(f, indeksas, j)</text:p>
      <text:p text:style-name="P734"><text:s text:c="12"/>const += 2</text:p>
      <text:p text:style-name="P735"><text:s text:c="4"/>sukeisti(f, kaire, indeksas)</text:p>
      <text:p text:style-name="P736"><text:s text:c="4"/>const += 1</text:p>
      <text:p text:style-name="P737"><text:s text:c="4"/>return indeksas</text:p>
      <text:p text:style-name="P738"/>
      <text:soft-page-break/>
      <text:p text:style-name="P739">def rusiuoti( kaire, desine, failas):</text:p>
      <text:p text:style-name="P740"><text:s text:c="4"/>global const</text:p>
      <text:p text:style-name="P741"><text:s text:c="4"/>if kaire &lt; desine :</text:p>
      <text:p text:style-name="P742"><text:s text:c="8"/>indeksas = dalinti( kaire, desine, failas)</text:p>
      <text:p text:style-name="P743"><text:s text:c="8"/>rusiuoti(kaire, indeksas-4, failas)</text:p>
      <text:p text:style-name="P744"><text:s text:c="8"/>rusiuoti(indeksas+4, desine, failas)</text:p>
      <text:p text:style-name="P745"><text:s text:c="8"/>const += 3</text:p>
      <text:p text:style-name="P746"/>
      <text:p text:style-name="P747">def rik(failo_pav):</text:p>
      <text:p text:style-name="P748"><text:s text:c="4"/>global const</text:p>
      <text:p text:style-name="P749"><text:s text:c="4"/>f = open(failo_pav, 'r+b')</text:p>
      <text:p text:style-name="P750"><text:s text:c="4"/>length = os.path.getsize(failo_pav)</text:p>
      <text:p text:style-name="P751"><text:span text:style-name="T752"><text:s text:c="4"/></text:span><text:span text:style-name="T753">#failo_isvedimas(f, length)</text:span></text:p>
      <text:p text:style-name="P754"><text:s text:c="4"/>time1 = time.time()</text:p>
      <text:p text:style-name="P755"><text:s text:c="4"/>rusiuoti (0, length-4 ,f)</text:p>
      <text:p text:style-name="P756"><text:s text:c="4"/>time2 = time.time()</text:p>
      <text:p text:style-name="P757"><text:s text:c="4"/>skirtumas = time2 - time1</text:p>
      <text:p text:style-name="P758"><text:span text:style-name="T759"><text:s text:c="4"/></text:span><text:span text:style-name="T760">#print "-----ISRIKIUOTAS-----"</text:span></text:p>
      <text:p text:style-name="P761"><text:span text:style-name="T762"><text:s text:c="4"/></text:span><text:span text:style-name="T763">#failo_isvedimas(f, length)</text:span></text:p>
      <text:p text:style-name="P764"><text:s text:c="4"/>print "Bendras uztruktas laikas sekundemis: %(time)s" %{'time': skirtumas}</text:p>
      <text:p text:style-name="P765"><text:s text:c="4"/>const += 10</text:p>
      <text:p text:style-name="P766"><text:s text:c="4"/>print "Eiluciu kiekis: %(const)s" %{'const': const}</text:p>
      <text:p text:style-name="P767"><text:s text:c="4"/></text:p>
      <text:p text:style-name="P768">def script(parent):</text:p>
      <text:p text:style-name="P769"><text:s text:c="4"/>global const</text:p>
      <text:p text:style-name="P770"><text:s text:c="4"/>for x in xrange(1, 18):</text:p>
      <text:p text:style-name="P771"><text:s text:c="8"/>const = 0</text:p>
      <text:p text:style-name="P772"><text:s text:c="8"/>file_name = "T%(test)s" %{'test': x}</text:p>
      <text:p text:style-name="P773"><text:s text:c="8"/>print file_name</text:p>
      <text:p text:style-name="P774"><text:s text:c="8"/>rik(parent+file_name)</text:p>
      <text:p text:style-name="P775"><text:s text:c="4"/></text:p>
      <text:p text:style-name="P776">def imti(f, i):</text:p>
      <text:p text:style-name="P777"><text:s text:c="4"/>global const</text:p>
      <text:p text:style-name="P778"><text:s text:c="4"/>f.seek(i)</text:p>
      <text:p text:style-name="P779"><text:s text:c="4"/>var = struct.unpack('i', f.read(4))[0]</text:p>
      <text:p text:style-name="P780"><text:s text:c="4"/>const += 3</text:p>
      <text:p text:style-name="P781"><text:s text:c="4"/>return var</text:p>
      <text:p text:style-name="P782"/>
      <text:p text:style-name="P783">def imti_b(f, i):</text:p>
      <text:p text:style-name="P784"><text:s text:c="4"/>global const</text:p>
      <text:p text:style-name="P785"><text:s text:c="4"/>f.seek(i)</text:p>
      <text:p text:style-name="P786"><text:s text:c="4"/>var = f.read(4)</text:p>
      <text:p text:style-name="P787"><text:s text:c="4"/>const += 3</text:p>
      <text:p text:style-name="P788"><text:s text:c="4"/>return var</text:p>
      <text:p text:style-name="P789"/>
      <text:p text:style-name="P790">def deti(f, i, r):</text:p>
      <text:p text:style-name="P791"><text:s text:c="4"/>global const</text:p>
      <text:p text:style-name="P792"><text:s text:c="4"/>f.seek(i)</text:p>
      <text:p text:style-name="P793"><text:s text:c="4"/>f.write(r)</text:p>
      <text:p text:style-name="P794"><text:s text:c="4"/>const += 2</text:p>
      <text:p text:style-name="P795"><text:s text:c="4"/></text:p>
      <text:p text:style-name="P796">def sukeisti(f, i, j):</text:p>
      <text:p text:style-name="P797"><text:s text:c="4"/>global const</text:p>
      <text:p text:style-name="P798"><text:s text:c="4"/>f.seek(i)</text:p>
      <text:p text:style-name="P799"><text:s text:c="4"/>var_a = f.read(4)</text:p>
      <text:p text:style-name="P800"><text:s text:c="4"/>f.seek(j)</text:p>
      <text:p text:style-name="P801"><text:s text:c="4"/>var_b = f.read(4)</text:p>
      <text:p text:style-name="P802"><text:s text:c="4"/>f.seek(i)</text:p>
      <text:p text:style-name="P803"><text:s text:c="4"/>f.write(var_b)</text:p>
      <text:p text:style-name="P804"><text:s text:c="4"/>f.seek(j)</text:p>
      <text:p text:style-name="P805"><text:s text:c="4"/>f.write(var_a)</text:p>
      <text:p text:style-name="P806"><text:s text:c="4"/>const += 8</text:p>
      <text:p text:style-name="P807"><text:s text:c="4"/></text:p>
      <text:p text:style-name="P808">def failo_isvedimas(f, length):</text:p>
      <text:p text:style-name="P809"><text:s text:c="4"/>global const</text:p>
      <text:p text:style-name="P810"><text:s text:c="4"/>for j in xrange(0, length, 4):</text:p>
      <text:p text:style-name="P811"><text:s text:c="8"/>print imti(f, j)</text:p>
      <text:p text:style-name="P812"><text:span text:style-name="T813"><text:s text:c="8"/>const += 1</text:span></text:p>
      <text:p text:style-name="P814"><text:span text:style-name="T815">Rūšiavimas „QuickSort“ sąraše</text:span></text:p>
      <text:p text:style-name="P816"><text:span text:style-name="T817">L1_2_2.py</text:span></text:p>
      <text:p text:style-name="P818">import os</text:p>
      <text:p text:style-name="P819">import struct</text:p>
      <text:p text:style-name="P820">import time</text:p>
      <text:p text:style-name="P821">const = 0</text:p>
      <text:p text:style-name="P822"/>
      <text:p text:style-name="P823">def dalinti ( kaire, desine, f):</text:p>
      <text:p text:style-name="P824"><text:s text:c="4"/>global const</text:p>
      <text:p text:style-name="P825"><text:s text:c="4"/>t = indeksas = kaire</text:p>
      <text:p text:style-name="P826"><text:s text:c="4"/>var_kaire = imti_list(f, kaire)</text:p>
      <text:p text:style-name="P827"><text:s text:c="4"/>const += 2</text:p>
      <text:p text:style-name="P828"><text:s text:c="4"/>for j in xrange( kaire + 4, desine + 4, 4):</text:p>
      <text:p text:style-name="P829"><text:s text:c="8"/>var_j = imti_list(f, j)</text:p>
      <text:p text:style-name="P830"><text:s text:c="8"/>const += 1</text:p>
      <text:p text:style-name="P831"><text:s text:c="8"/>if var_j &lt; var_kaire:</text:p>
      <text:p text:style-name="P832"><text:s text:c="12"/>indeksas += 4</text:p>
      <text:p text:style-name="P833"><text:s text:c="12"/>sukeisti_list(f, indeksas, j)</text:p>
      <text:p text:style-name="P834"><text:s text:c="12"/>const += 2</text:p>
      <text:p text:style-name="P835"><text:s text:c="4"/>sukeisti_list(f, kaire, indeksas)</text:p>
      <text:p text:style-name="P836"><text:s text:c="4"/>const += 1</text:p>
      <text:soft-page-break/>
      <text:p text:style-name="P837"><text:s text:c="4"/>return indeksas</text:p>
      <text:p text:style-name="P838"/>
      <text:p text:style-name="P839">def rusiuoti( kaire, desine, failas):</text:p>
      <text:p text:style-name="P840"><text:s text:c="4"/>global const</text:p>
      <text:p text:style-name="P841"><text:s text:c="4"/>if kaire &lt; desine :</text:p>
      <text:p text:style-name="P842"><text:s text:c="8"/>indeksas = dalinti( kaire, desine, failas)</text:p>
      <text:p text:style-name="P843"><text:s text:c="8"/>rusiuoti(kaire, indeksas-4, failas)</text:p>
      <text:p text:style-name="P844"><text:s text:c="8"/>rusiuoti(indeksas+4, desine, failas)</text:p>
      <text:p text:style-name="P845"><text:s text:c="8"/>const += 3</text:p>
      <text:p text:style-name="P846"/>
      <text:p text:style-name="P847">def rik(failo_pav):</text:p>
      <text:p text:style-name="P848"><text:s text:c="4"/>global const</text:p>
      <text:p text:style-name="P849"><text:s text:c="4"/>f = open(failo_pav, 'r+b')</text:p>
      <text:p text:style-name="P850"><text:s text:c="4"/>length = os.path.getsize(failo_pav)</text:p>
      <text:p text:style-name="P851"><text:span text:style-name="T852"><text:s text:c="4"/></text:span><text:span text:style-name="T853">#failo_isvedimas_list(f)</text:span></text:p>
      <text:p text:style-name="P854"><text:s text:c="4"/>time1 = time.time()</text:p>
      <text:p text:style-name="P855"><text:s text:c="4"/>rusiuoti (0, length-4 ,f)</text:p>
      <text:p text:style-name="P856"><text:s text:c="4"/>time2 = time.time()</text:p>
      <text:p text:style-name="P857"><text:s text:c="4"/>skirtumas = time2 - time1</text:p>
      <text:p text:style-name="P858"><text:span text:style-name="T859"><text:s text:c="4"/></text:span><text:span text:style-name="T860">#print "-----ISRIKIUOTAS-----"</text:span></text:p>
      <text:p text:style-name="P861"><text:span text:style-name="T862"><text:s text:c="4"/></text:span><text:span text:style-name="T863">#failo_isvedimas_list(f)</text:span></text:p>
      <text:p text:style-name="P864"><text:s text:c="4"/>print "Bendras uztruktas laikas sekundemis: %(time)s" %{'time': skirtumas}</text:p>
      <text:p text:style-name="P865"><text:s text:c="4"/>const += 10</text:p>
      <text:p text:style-name="P866"><text:s text:c="4"/>print "Eiluciu kiekis: %(const)s" %{'const': const}</text:p>
      <text:p text:style-name="P867"><text:s text:c="4"/></text:p>
      <text:p text:style-name="P868">def script(parent):</text:p>
      <text:p text:style-name="P869"><text:s text:c="4"/>global const</text:p>
      <text:p text:style-name="P870"><text:s text:c="4"/>for x in xrange(1, 18):</text:p>
      <text:p text:style-name="P871"><text:s text:c="8"/>const = 0</text:p>
      <text:p text:style-name="P872"><text:s text:c="8"/>file_name = "T%(test)s" %{'test': x}</text:p>
      <text:p text:style-name="P873"><text:s text:c="8"/>print file_name</text:p>
      <text:p text:style-name="P874"><text:s text:c="8"/>rik(parent+file_name)</text:p>
      <text:p text:style-name="P875"><text:s text:c="4"/></text:p>
      <text:p text:style-name="P876">def pereiti(f, j):</text:p>
      <text:p text:style-name="P877"><text:s text:c="4"/>global const</text:p>
      <text:p text:style-name="P878"><text:s text:c="4"/>i = f.tell()</text:p>
      <text:p text:style-name="P879"><text:s text:c="4"/>const += 1</text:p>
      <text:p text:style-name="P880"><text:s text:c="4"/>if i &lt; j:</text:p>
      <text:p text:style-name="P881"><text:s text:c="8"/>for x in xrange(i+4, j+4, 4):</text:p>
      <text:p text:style-name="P882"><text:s text:c="12"/>f.seek(x)</text:p>
      <text:p text:style-name="P883"><text:s text:c="12"/>const += 1</text:p>
      <text:p text:style-name="P884"><text:s text:c="4"/>if i &gt; j:</text:p>
      <text:p text:style-name="P885"><text:s text:c="8"/>for x in xrange(i-4, j-4, -4):</text:p>
      <text:p text:style-name="P886"><text:s text:c="12"/>f.seek(x)</text:p>
      <text:p text:style-name="P887"><text:s text:c="12"/>const += 1</text:p>
      <text:p text:style-name="P888"><text:s text:c="4"/>if i == j:</text:p>
      <text:p text:style-name="P889"><text:s text:c="8"/>pass</text:p>
      <text:p text:style-name="P890"><text:s text:c="4"/>const += 1</text:p>
      <text:p text:style-name="P891"><text:s text:c="8"/></text:p>
      <text:p text:style-name="P892">def imti_list(f, j):</text:p>
      <text:p text:style-name="P893"><text:s text:c="4"/>global const</text:p>
      <text:p text:style-name="P894"><text:s text:c="4"/>pereiti(f, j)</text:p>
      <text:p text:style-name="P895"><text:s text:c="4"/>val = f.read(4)</text:p>
      <text:p text:style-name="P896"><text:s text:c="4"/>const += 2</text:p>
      <text:p text:style-name="P897"><text:s text:c="4"/>if val == '':</text:p>
      <text:p text:style-name="P898"><text:s text:c="8"/>const += 1</text:p>
      <text:p text:style-name="P899"><text:s text:c="8"/>return ''</text:p>
      <text:p text:style-name="P900"><text:s text:c="4"/>else:</text:p>
      <text:p text:style-name="P901"><text:s text:c="8"/>const += 1</text:p>
      <text:p text:style-name="P902"><text:s text:c="8"/>return struct.unpack('i', val)[0]</text:p>
      <text:p text:style-name="P903"/>
      <text:p text:style-name="P904">def imti_list_b(f, j):</text:p>
      <text:p text:style-name="P905"><text:s text:c="4"/>global const</text:p>
      <text:p text:style-name="P906"><text:s text:c="4"/>pereiti(f, j)</text:p>
      <text:p text:style-name="P907"><text:s text:c="4"/>const += 2</text:p>
      <text:p text:style-name="P908"><text:s text:c="4"/>return f.read(4)</text:p>
      <text:p text:style-name="P909"/>
      <text:p text:style-name="P910">def deti_list(f, j, r):</text:p>
      <text:p text:style-name="P911"><text:s text:c="4"/>global const</text:p>
      <text:p text:style-name="P912"><text:s text:c="4"/>pereiti(f, j)</text:p>
      <text:p text:style-name="P913"><text:s text:c="4"/>f.write(r)</text:p>
      <text:p text:style-name="P914"><text:s text:c="4"/>const += 2</text:p>
      <text:p text:style-name="P915"><text:s text:c="4"/></text:p>
      <text:p text:style-name="P916">def failo_isvedimas_list(f):</text:p>
      <text:p text:style-name="P917"><text:s text:c="4"/>global const</text:p>
      <text:p text:style-name="P918"><text:s text:c="4"/>value = 0</text:p>
      <text:p text:style-name="P919"><text:s text:c="4"/>f.seek(0)</text:p>
      <text:p text:style-name="P920"><text:s text:c="4"/>offset = 0</text:p>
      <text:p text:style-name="P921"><text:s text:c="4"/>const += 3</text:p>
      <text:p text:style-name="P922"><text:s text:c="4"/>while value != '':</text:p>
      <text:p text:style-name="P923"><text:s text:c="8"/>value = imti_list(f, offset)</text:p>
      <text:p text:style-name="P924"><text:s text:c="8"/>const += 1</text:p>
      <text:p text:style-name="P925"><text:s text:c="8"/>if value == '':</text:p>
      <text:p text:style-name="P926"><text:s text:c="12"/>const += 1</text:p>
      <text:p text:style-name="P927"><text:s text:c="12"/>break</text:p>
      <text:p text:style-name="P928"><text:s text:c="8"/>print (value)</text:p>
      <text:p text:style-name="P929"><text:s text:c="8"/>offset += 4</text:p>
      <text:p text:style-name="P930"><text:s text:c="8"/>const += 2</text:p>
      <text:p text:style-name="P931"><text:s text:c="8"/></text:p>
      <text:p text:style-name="P932">def sukeisti_list(f, i, j):</text:p>
      <text:soft-page-break/>
      <text:p text:style-name="P933"><text:s text:c="4"/>global const</text:p>
      <text:p text:style-name="P934"><text:s text:c="4"/>var_a = imti_list_b(f, i)</text:p>
      <text:p text:style-name="P935"><text:s text:c="4"/>var_b = imti_list_b(f, j)</text:p>
      <text:p text:style-name="P936"><text:s text:c="4"/>deti_list(f, i, var_b)</text:p>
      <text:p text:style-name="P937"><text:s text:c="4"/>deti_list(f, j, var_a)</text:p>
      <text:p text:style-name="P938"><text:span text:style-name="T939"><text:s text:c="4"/>const += 4</text:span></text:p>
      <text:p text:style-name="P940"><text:span text:style-name="T941">Algoritmo ekspermentinis tyrimas</text:span></text:p>
      <text:p text:style-name="P942"><text:span text:style-name="T943">Algoritmas testuojamas rikiuojant sveikuosius skaičius. Buvo sugeneruota daug atsitiktinių skaičių, nurodant failo dydį.</text:span><text:span text:style-name="T944"><text:line-break/>Rikiuojant buvo skaičiuojama rikiavimo trukmė, palyginamas rikiavimas masyve ir sąraše. Duomenų imtis 200 iki 100.000.</text:span></text:p>
      <text:p text:style-name="P945"/>
      <table:table table:style-name="Table946">
        <table:table-columns>
          <table:table-column table:style-name="TableColumn947"/>
          <table:table-column table:style-name="TableColumn948"/>
          <table:table-column table:style-name="TableColumn949"/>
          <table:table-column table:style-name="TableColumn950"/>
          <table:table-column table:style-name="TableColumn951"/>
        </table:table-columns>
        <table:table-row table:style-name="TableRow952">
          <table:table-cell table:style-name="TableCell953" table:number-rows-spanned="2">
            <text:p text:style-name="P954">Elementų sk.</text:p>
          </table:table-cell>
          <table:table-cell table:style-name="TableCell955" table:number-columns-spanned="2">
            <text:p text:style-name="P956">Masyvas</text:p>
          </table:table-cell>
          <table:covered-table-cell/>
          <table:table-cell table:style-name="TableCell957" table:number-columns-spanned="2">
            <text:p text:style-name="P958">Sąrašas</text:p>
          </table:table-cell>
          <table:covered-table-cell/>
        </table:table-row>
        <table:table-row table:style-name="TableRow959">
          <table:covered-table-cell>
            <text:p text:style-name="P960"/>
          </table:covered-table-cell>
          <table:table-cell table:style-name="TableCell961">
            <text:p text:style-name="P962">Trukmė (s)</text:p>
          </table:table-cell>
          <table:table-cell table:style-name="TableCell963">
            <text:p text:style-name="P964">Operacijų sk.</text:p>
          </table:table-cell>
          <table:table-cell table:style-name="TableCell965">
            <text:p text:style-name="P966">Trukmė (s)</text:p>
          </table:table-cell>
          <table:table-cell table:style-name="TableCell967">
            <text:p text:style-name="P968">Operacijų sk.</text:p>
          </table:table-cell>
        </table:table-row>
        <table:table-row table:style-name="TableRow969">
          <table:table-cell table:style-name="TableCell970">
            <text:p text:style-name="P971">200</text:p>
          </table:table-cell>
          <table:table-cell table:style-name="TableCell972">
            <text:p text:style-name="P973">0.00722980499268</text:p>
          </table:table-cell>
          <table:table-cell table:style-name="TableCell974">
            <text:p text:style-name="P975">16607</text:p>
          </table:table-cell>
          <table:table-cell table:style-name="TableCell976">
            <text:p text:style-name="P977">0.0264909267426</text:p>
          </table:table-cell>
          <table:table-cell table:style-name="TableCell978">
            <text:p text:style-name="P979">77174</text:p>
          </table:table-cell>
        </table:table-row>
        <table:table-row table:style-name="TableRow980">
          <table:table-cell table:style-name="TableCell981">
            <text:p text:style-name="P982">400</text:p>
          </table:table-cell>
          <table:table-cell table:style-name="TableCell983">
            <text:p text:style-name="P984">0.0161151885986</text:p>
          </table:table-cell>
          <table:table-cell table:style-name="TableCell985">
            <text:p text:style-name="P986">33653</text:p>
          </table:table-cell>
          <table:table-cell table:style-name="TableCell987">
            <text:p text:style-name="P988">0.0766530036926</text:p>
          </table:table-cell>
          <table:table-cell table:style-name="TableCell989">
            <text:p text:style-name="P990">233878</text:p>
          </table:table-cell>
        </table:table-row>
        <table:table-row table:style-name="TableRow991">
          <table:table-cell table:style-name="TableCell992">
            <text:p text:style-name="P993">600</text:p>
          </table:table-cell>
          <table:table-cell table:style-name="TableCell994">
            <text:p text:style-name="P995">0.0260949134827</text:p>
          </table:table-cell>
          <table:table-cell table:style-name="TableCell996">
            <text:p text:style-name="P997">55203</text:p>
          </table:table-cell>
          <table:table-cell table:style-name="TableCell998">
            <text:p text:style-name="P999">0.140232086182</text:p>
          </table:table-cell>
          <table:table-cell table:style-name="TableCell1000">
            <text:p text:style-name="P1001">458394</text:p>
          </table:table-cell>
        </table:table-row>
        <table:table-row table:style-name="TableRow1002">
          <table:table-cell table:style-name="TableCell1003">
            <text:p text:style-name="P1004">800</text:p>
          </table:table-cell>
          <table:table-cell table:style-name="TableCell1005">
            <text:p text:style-name="P1006">0.0358850955963</text:p>
          </table:table-cell>
          <table:table-cell table:style-name="TableCell1007">
            <text:p text:style-name="P1008">78335</text:p>
          </table:table-cell>
          <table:table-cell table:style-name="TableCell1009">
            <text:p text:style-name="P1010">0.235728979111</text:p>
          </table:table-cell>
          <table:table-cell table:style-name="TableCell1011">
            <text:p text:style-name="P1012">783338</text:p>
          </table:table-cell>
        </table:table-row>
        <table:table-row table:style-name="TableRow1013">
          <table:table-cell table:style-name="TableCell1014">
            <text:p text:style-name="P1015">1.000</text:p>
          </table:table-cell>
          <table:table-cell table:style-name="TableCell1016">
            <text:p text:style-name="P1017">0.0518169403076</text:p>
          </table:table-cell>
          <table:table-cell table:style-name="TableCell1018">
            <text:p text:style-name="P1019">111904</text:p>
          </table:table-cell>
          <table:table-cell table:style-name="TableCell1020">
            <text:p text:style-name="P1021">0.370328903198</text:p>
          </table:table-cell>
          <table:table-cell table:style-name="TableCell1022">
            <text:p text:style-name="P1023">1236110</text:p>
          </table:table-cell>
        </table:table-row>
        <table:table-row table:style-name="TableRow1024">
          <table:table-cell table:style-name="TableCell1025">
            <text:p text:style-name="P1026">1.200</text:p>
          </table:table-cell>
          <table:table-cell table:style-name="TableCell1027">
            <text:p text:style-name="P1028">0.0570778846741</text:p>
          </table:table-cell>
          <table:table-cell table:style-name="TableCell1029">
            <text:p text:style-name="P1030">126472</text:p>
          </table:table-cell>
          <table:table-cell table:style-name="TableCell1031">
            <text:p text:style-name="P1032">0.498943805695</text:p>
          </table:table-cell>
          <table:table-cell table:style-name="TableCell1033">
            <text:p text:style-name="P1034">1686500</text:p>
          </table:table-cell>
        </table:table-row>
        <table:table-row table:style-name="TableRow1035">
          <table:table-cell table:style-name="TableCell1036">
            <text:p text:style-name="P1037">1.400</text:p>
          </table:table-cell>
          <table:table-cell table:style-name="TableCell1038">
            <text:p text:style-name="P1039">0.0687489509583</text:p>
          </table:table-cell>
          <table:table-cell table:style-name="TableCell1040">
            <text:p text:style-name="P1041">153458</text:p>
          </table:table-cell>
          <table:table-cell table:style-name="TableCell1042">
            <text:p text:style-name="P1043">0.6734790802</text:p>
          </table:table-cell>
          <table:table-cell table:style-name="TableCell1044">
            <text:p text:style-name="P1045">2295624</text:p>
          </table:table-cell>
        </table:table-row>
        <table:table-row table:style-name="TableRow1046">
          <table:table-cell table:style-name="TableCell1047">
            <text:p text:style-name="P1048">1.600</text:p>
          </table:table-cell>
          <table:table-cell table:style-name="TableCell1049">
            <text:p text:style-name="P1050">0.0854139328003</text:p>
          </table:table-cell>
          <table:table-cell table:style-name="TableCell1051">
            <text:p text:style-name="P1052">190399</text:p>
          </table:table-cell>
          <table:table-cell table:style-name="TableCell1053">
            <text:p text:style-name="P1054">0.849053144455</text:p>
          </table:table-cell>
          <table:table-cell table:style-name="TableCell1055">
            <text:p text:style-name="P1056">2892716</text:p>
          </table:table-cell>
        </table:table-row>
        <table:table-row table:style-name="TableRow1057">
          <table:table-cell table:style-name="TableCell1058">
            <text:p text:style-name="P1059">1.800</text:p>
          </table:table-cell>
          <table:table-cell table:style-name="TableCell1060">
            <text:p text:style-name="P1061">0.0842127799988</text:p>
          </table:table-cell>
          <table:table-cell table:style-name="TableCell1062">
            <text:p text:style-name="P1063">194545</text:p>
          </table:table-cell>
          <table:table-cell table:style-name="TableCell1064">
            <text:p text:style-name="P1065">1.06589412689</text:p>
          </table:table-cell>
          <table:table-cell table:style-name="TableCell1066">
            <text:p text:style-name="P1067">3697035</text:p>
          </table:table-cell>
        </table:table-row>
        <table:table-row table:style-name="TableRow1068">
          <table:table-cell table:style-name="TableCell1069">
            <text:p text:style-name="P1070">2.000</text:p>
          </table:table-cell>
          <table:table-cell table:style-name="TableCell1071">
            <text:p text:style-name="P1072">0.11750292778</text:p>
          </table:table-cell>
          <table:table-cell table:style-name="TableCell1073">
            <text:p text:style-name="P1074">258097</text:p>
          </table:table-cell>
          <table:table-cell table:style-name="TableCell1075">
            <text:p text:style-name="P1076">1.31132292747</text:p>
          </table:table-cell>
          <table:table-cell table:style-name="TableCell1077">
            <text:p text:style-name="P1078">4491840</text:p>
          </table:table-cell>
        </table:table-row>
        <table:table-row table:style-name="TableRow1079">
          <table:table-cell table:style-name="TableCell1080">
            <text:p text:style-name="P1081">3.000</text:p>
          </table:table-cell>
          <table:table-cell table:style-name="TableCell1082">
            <text:p text:style-name="P1083">0.18168592453</text:p>
          </table:table-cell>
          <table:table-cell table:style-name="TableCell1084">
            <text:p text:style-name="P1085">406869</text:p>
          </table:table-cell>
          <table:table-cell table:style-name="TableCell1086">
            <text:p text:style-name="P1087">2.7841091156</text:p>
          </table:table-cell>
          <table:table-cell table:style-name="TableCell1088">
            <text:p text:style-name="P1089">9545275</text:p>
          </table:table-cell>
        </table:table-row>
        <table:table-row table:style-name="TableRow1090">
          <table:table-cell table:style-name="TableCell1091">
            <text:p text:style-name="P1092">5.000</text:p>
          </table:table-cell>
          <table:table-cell table:style-name="TableCell1093">
            <text:p text:style-name="P1094">0.313282012939</text:p>
          </table:table-cell>
          <table:table-cell table:style-name="TableCell1095">
            <text:p text:style-name="P1096">698795</text:p>
          </table:table-cell>
          <table:table-cell table:style-name="TableCell1097">
            <text:p text:style-name="P1098">7.66326284409</text:p>
          </table:table-cell>
          <table:table-cell table:style-name="TableCell1099">
            <text:p text:style-name="P1100">26701233</text:p>
          </table:table-cell>
        </table:table-row>
        <table:table-row table:style-name="TableRow1101">
          <table:table-cell table:style-name="TableCell1102">
            <text:p text:style-name="P1103">10.000</text:p>
          </table:table-cell>
          <table:table-cell table:style-name="TableCell1104">
            <text:p text:style-name="P1105">0.653005123138</text:p>
          </table:table-cell>
          <table:table-cell table:style-name="TableCell1106">
            <text:p text:style-name="P1107">1475820</text:p>
          </table:table-cell>
          <table:table-cell table:style-name="TableCell1108">
            <text:p text:style-name="P1109">29.0159919262</text:p>
          </table:table-cell>
          <table:table-cell table:style-name="TableCell1110">
            <text:p text:style-name="P1111">103059070</text:p>
          </table:table-cell>
        </table:table-row>
        <table:table-row table:style-name="TableRow1112">
          <table:table-cell table:style-name="TableCell1113">
            <text:p text:style-name="P1114">20.000</text:p>
          </table:table-cell>
          <table:table-cell table:style-name="TableCell1115">
            <text:p text:style-name="P1116">1.46271204948</text:p>
          </table:table-cell>
          <table:table-cell table:style-name="TableCell1117">
            <text:p text:style-name="P1118">3178045</text:p>
          </table:table-cell>
          <table:table-cell table:style-name="TableCell1119">
            <text:p text:style-name="P1120">114.94175601</text:p>
          </table:table-cell>
          <table:table-cell table:style-name="TableCell1121">
            <text:p text:style-name="P1122">407102394</text:p>
          </table:table-cell>
        </table:table-row>
        <table:table-row table:style-name="TableRow1123">
          <table:table-cell table:style-name="TableCell1124">
            <text:p text:style-name="P1125">30.000</text:p>
          </table:table-cell>
          <table:table-cell table:style-name="TableCell1126">
            <text:p text:style-name="P1127">2.37878799438</text:p>
          </table:table-cell>
          <table:table-cell table:style-name="TableCell1128">
            <text:p text:style-name="P1129">5067712</text:p>
          </table:table-cell>
          <table:table-cell table:style-name="TableCell1130">
            <text:p text:style-name="P1131">254.048069</text:p>
          </table:table-cell>
          <table:table-cell table:style-name="TableCell1132">
            <text:p text:style-name="P1133">909007000</text:p>
          </table:table-cell>
        </table:table-row>
        <table:table-row table:style-name="TableRow1134">
          <table:table-cell table:style-name="TableCell1135">
            <text:p text:style-name="P1136">50.000</text:p>
          </table:table-cell>
          <table:table-cell table:style-name="TableCell1137">
            <text:p text:style-name="P1138">4.39882588387</text:p>
          </table:table-cell>
          <table:table-cell table:style-name="TableCell1139">
            <text:p text:style-name="P1140">9419899</text:p>
          </table:table-cell>
          <table:table-cell table:style-name="TableCell1141">
            <text:p text:style-name="P1142">703.124616861</text:p>
          </table:table-cell>
          <table:table-cell table:style-name="TableCell1143">
            <text:p text:style-name="P1144">2516228387</text:p>
          </table:table-cell>
        </table:table-row>
        <table:table-row table:style-name="TableRow1145">
          <table:table-cell table:style-name="TableCell1146">
            <text:p text:style-name="P1147">100.000</text:p>
          </table:table-cell>
          <table:table-cell table:style-name="TableCell1148">
            <text:p text:style-name="P1149">8.94521903992</text:p>
          </table:table-cell>
          <table:table-cell table:style-name="TableCell1150">
            <text:p text:style-name="P1151">19373869</text:p>
          </table:table-cell>
          <table:table-cell table:style-name="TableCell1152">
            <text:p text:style-name="P1153">2794.91764808</text:p>
          </table:table-cell>
          <table:table-cell table:style-name="TableCell1154">
            <text:p text:style-name="P1155">10016471453</text:p>
          </table:table-cell>
        </table:table-row>
      </table:table>
      <text:p text:style-name="P1156">Laiko trukmė pagal elementų kiekį</text:p>
      <text:p text:style-name="P1157">Mėlyna – masyvas. Orandžinė -<text:s/>sąrašas</text:p>
      <text:p text:style-name="P1158"><text:span text:style-name="T1159"><draw:frame draw:style-name="a6" draw:name="Chart 12" text:anchor-type="as-char" svg:x="0in" svg:y="0in" svg:width="3.29167in" svg:height="2.84375in" style:rel-width="scale" style:rel-height="scale"><draw:object xlink:href="Object 7/" xlink:type="simple" xlink:show="embed" xlink:actuate="onLoad"/><svg:title/><svg:desc/></draw:frame></text:span><text:span text:style-name="T1160"><draw:frame draw:style-name="a7" draw:name="Chart 14" text:anchor-type="as-char" svg:x="0in" svg:y="0in" svg:width="3.29167in" svg:height="2.84375in" style:rel-width="scale" style:rel-height="scale"><draw:object xlink:href="Object 8/" xlink:type="simple" xlink:show="embed" xlink:actuate="onLoad"/><svg:title/><svg:desc/></draw:frame></text:span></text:p>
      <text:soft-page-break/>
      <text:h text:style-name="Heading2" text:outline-level="2"><text:span text:style-name="T1161"><draw:frame draw:style-name="a8" draw:name="Chart 10" text:anchor-type="as-char" svg:x="0in" svg:y="0in" svg:width="3.25in" svg:height="2.42708in" style:rel-width="scale" style:rel-height="scale"><draw:object xlink:href="Object 9/" xlink:type="simple" xlink:show="embed" xlink:actuate="onLoad"/><svg:title/><svg:desc/></draw:frame></text:span><text:span text:style-name="T1162"><draw:frame draw:style-name="a9" draw:name="Chart 11" text:anchor-type="as-char" svg:x="0in" svg:y="0in" svg:width="3.33333in" svg:height="2.42708in" style:rel-width="scale" style:rel-height="scale"><draw:object xlink:href="Object 10/" xlink:type="simple" xlink:show="embed" xlink:actuate="onLoad"/><svg:title/><svg:desc/></draw:frame></text:span></text:h>
      <text:p text:style-name="P1163"/>
      <text:p text:style-name="P1164"><text:span text:style-name="T1165">Rūšiavimo algoritmas „Bucket sort“</text:span></text:p>
      <text:p text:style-name="P1166"><text:span text:style-name="T1167">Šis rikiavimo metodas remiasi „Skaldyk ir valdyk“ paradigma. Metodas – rekursinis. Algoritmo viekimo tvarka:</text:span></text:p>
      <text:p text:style-name="P1168"><text:span text:style-name="T1169"><text:tab/></text:span><text:span text:style-name="T1170"><text:tab/>*Duomenys yra išskaldomi pagal reikšmes į atskiras kategorijas</text:span></text:p>
      <text:p text:style-name="P1171"><text:span text:style-name="T1172"><text:tab/></text:span><text:span text:style-name="T1173"><text:tab/>*Įterpiant reikšmę į kategoriją, ši reikšmė yra iš karto įterpiama taip,<text:s/></text:span><text:span text:style-name="T1174"><text:tab/>jog seka būtų nuosekli</text:span></text:p>
      <text:p text:style-name="P1175"><text:span text:style-name="T1176"><text:tab/></text:span><text:span text:style-name="T1177"><text:tab/>*Kai visos reikšmės yra išbarstytos į kategorijas, pradedamas suliejimas</text:span></text:p>
      <text:p text:style-name="P1178"><text:span text:style-name="T1179"><text:tab/></text:span><text:span text:style-name="T1180"><text:tab/>*Suliejimo metu nuosekliai imamos reikšmės nuo žemiausios kategorijos ir<text:s/></text:span><text:span text:style-name="T1181"><text:tab/>palaipsniui imamos vis kitos reikšmės iki pačios aukščiausios reikšmės</text:span></text:p>
      <text:p text:style-name="P1182"><text:span text:style-name="T1183"><text:tab/></text:span><text:span text:style-name="T1184"><text:tab/>*Taip ištraukus reikšmes turime surikiuotą sąrašą</text:span><text:span text:style-name="T1185"><text:tab/></text:span><text:span text:style-name="T1186"><text:tab/></text:span></text:p>
      <text:p text:style-name="P1187"><text:span text:style-name="T1188"><text:s/>Teoriškai šio algoritmo sudėtingumas yra:</text:span></text:p>
      <text:p text:style-name="P1189"><draw:frame draw:style-name="a10" text:anchor-type="as-char" svg:x="0in" svg:y="0in" svg:width="1.16667in" svg:height="0.19792in" style:rel-width="scale" style:rel-height="scale"><draw:object xlink:href="Object 11/" xlink:type="simple" xlink:show="embed" xlink:actuate="onLoad"/></draw:frame></text:p>
      <text:p text:style-name="P1190"><text:span text:style-name="T1191">n – rikiuojamų elementų kiekis. K – kategorijų skaičius</text:span></text:p>
      <text:p text:style-name="P1192"><text:span text:style-name="T1193">Rūšiavimas „Bucket sort“ masyve</text:span></text:p>
      <text:p text:style-name="P1194"><text:span text:style-name="T1195">Dešinėje pažymėta, kiek kartų vykdomos eilutės. Skaičiavimo algoritme skaičiuosime tik tas eilutes, kurios yra susijusios su algoritmu.</text:span></text:p>
      <text:p text:style-name="P1196"><text:span text:style-name="T1197">L1_3_1.py</text:span></text:p>
      <text:p text:style-name="P1198">import os</text:p>
      <text:p text:style-name="P1199">import struct</text:p>
      <text:p text:style-name="P1200">import time</text:p>
      <text:p text:style-name="P1201">const = 0</text:p>
      <text:p text:style-name="P1202"><text:s text:c="8"/></text:p>
      <text:p text:style-name="P1203">def bucketSort(f, length, bucket_files, result_length):</text:p>
      <text:p text:style-name="P1204"><text:s text:c="4"/>global const</text:p>
      <text:p text:style-name="P1205"><text:s text:c="4"/>for j in xrange(0, length, 4):</text:p>
      <text:p text:style-name="P1206"><text:s text:c="8"/>variable = imti(f, j)</text:p>
      <text:p text:style-name="P1207"><text:s text:c="8"/>range = variable / 1000000000</text:p>
      <text:p text:style-name="P1208"><text:s text:c="8"/>const += 2</text:p>
      <text:p text:style-name="P1209"><text:s text:c="8"/>if bucket_files.has_key(range):</text:p>
      <text:p text:style-name="P1210"><text:s text:c="12"/>sort_insertion(bucket_files[range], result_length[range], imti(f, j), imti_b(f, j))</text:p>
      <text:p text:style-name="P1211"><text:s text:c="12"/>result_length[range] += 4</text:p>
      <text:p text:style-name="P1212"><text:s text:c="12"/>const += 2</text:p>
      <text:p text:style-name="P1213"><text:s text:c="4"/>pos = 0</text:p>
      <text:p text:style-name="P1214"><text:s text:c="4"/>dict_list = sorted(bucket_files)</text:p>
      <text:p text:style-name="P1215"><text:s text:c="4"/>const += 2</text:p>
      <text:p text:style-name="P1216"><text:s text:c="4"/>for i in xrange(0, len(dict_list)):</text:p>
      <text:p text:style-name="P1217"><text:s text:c="8"/>for j in xrange(0, result_length[dict_list[i]], 4):</text:p>
      <text:p text:style-name="P1218"><text:s text:c="12"/>val = imti_b(bucket_files[dict_list[i]], j)</text:p>
      <text:p text:style-name="P1219"><text:s text:c="12"/>deti(f, pos, val)</text:p>
      <text:p text:style-name="P1220"><text:s text:c="12"/>pos += 4</text:p>
      <text:p text:style-name="P1221"><text:s text:c="12"/>const += 3</text:p>
      <text:p text:style-name="P1222"/>
      <text:p text:style-name="P1223">def rik(failo_pav, rez_failo_pav="Bucket"):</text:p>
      <text:p text:style-name="P1224"><text:s text:c="4"/>global const</text:p>
      <text:p text:style-name="P1225"><text:s text:c="4"/>f = open(failo_pav, 'r+b')</text:p>
      <text:p text:style-name="P1226"><text:s text:c="4"/>bucket_files = {}</text:p>
      <text:p text:style-name="P1227"><text:s text:c="4"/>result_length = {} <text:s/></text:p>
      <text:p text:style-name="P1228"><text:s text:c="4"/>for i in xrange(-10, 10):</text:p>
      <text:p text:style-name="P1229"><text:s text:c="8"/>open(rez_failo_pav+"_"+str(i), 'w').close()</text:p>
      <text:p text:style-name="P1230"><text:s text:c="8"/>w = open(rez_failo_pav+"_"+str(i), 'r+b')</text:p>
      <text:p text:style-name="P1231"><text:s text:c="8"/>w.truncate()</text:p>
      <text:p text:style-name="P1232"><text:s text:c="8"/>new_category = {i: w}</text:p>
      <text:p text:style-name="P1233"><text:s text:c="8"/>new_length = {i: 0}</text:p>
      <text:p text:style-name="P1234"><text:s text:c="8"/>bucket_files.update(new_category)</text:p>
      <text:p text:style-name="P1235"><text:s text:c="8"/>result_length.update(new_length)</text:p>
      <text:p text:style-name="P1236"><text:s text:c="8"/>const += 7</text:p>
      <text:p text:style-name="P1237"><text:s text:c="4"/>length = os.path.getsize(failo_pav)</text:p>
      <text:p text:style-name="P1238"><text:span text:style-name="T1239"><text:s text:c="4"/></text:span><text:span text:style-name="T1240">#failo_isvedimas(f, length)</text:span></text:p>
      <text:p text:style-name="P1241"><text:s text:c="4"/>time1 = time.time()</text:p>
      <text:p text:style-name="P1242"><text:s text:c="4"/>bucketSort(f, length, bucket_files, result_length)</text:p>
      <text:p text:style-name="P1243"><text:s text:c="4"/>time2 = time.time()</text:p>
      <text:p text:style-name="P1244"><text:s text:c="4"/>skirtumas = time2 - time1</text:p>
      <text:soft-page-break/>
      <text:p text:style-name="P1245"><text:span text:style-name="T1246"><text:s text:c="4"/></text:span><text:span text:style-name="T1247">#print "-----ISRIKIUOTAS-----"</text:span></text:p>
      <text:p text:style-name="P1248"><text:span text:style-name="T1249"><text:s text:c="4"/></text:span><text:span text:style-name="T1250">#failo_isvedimas(f, length)</text:span></text:p>
      <text:p text:style-name="P1251"><text:s text:c="4"/>print "Bendras uztruktas laikas sekundemis: %(time)s" %{'time': skirtumas}</text:p>
      <text:p text:style-name="P1252"><text:s text:c="4"/>const += 12</text:p>
      <text:p text:style-name="P1253"><text:s text:c="4"/>print "Eiluciu kiekis: %(const)s" %{'const': const}</text:p>
      <text:p text:style-name="P1254"/>
      <text:p text:style-name="P1255">def script(parent):</text:p>
      <text:p text:style-name="P1256"><text:s text:c="4"/>global const</text:p>
      <text:p text:style-name="P1257"><text:s text:c="4"/>for x in xrange(1, 18):</text:p>
      <text:p text:style-name="P1258"><text:s text:c="8"/>const = 0</text:p>
      <text:p text:style-name="P1259"><text:s text:c="8"/>file_name = "T%(test)s" %{'test': x}</text:p>
      <text:p text:style-name="P1260"><text:s text:c="8"/>print file_name</text:p>
      <text:p text:style-name="P1261"><text:s text:c="8"/>rik(parent+file_name)</text:p>
      <text:p text:style-name="P1262"><text:s text:c="4"/></text:p>
      <text:p text:style-name="P1263">def imti(f, i):</text:p>
      <text:p text:style-name="P1264"><text:s text:c="4"/>global const</text:p>
      <text:p text:style-name="P1265"><text:s text:c="4"/>f.seek(i)</text:p>
      <text:p text:style-name="P1266"><text:s text:c="4"/>var = struct.unpack('i', f.read(4))[0]</text:p>
      <text:p text:style-name="P1267"><text:s text:c="4"/>const += 3</text:p>
      <text:p text:style-name="P1268"><text:s text:c="4"/>return var</text:p>
      <text:p text:style-name="P1269"/>
      <text:p text:style-name="P1270">def imti_b(f, i):</text:p>
      <text:p text:style-name="P1271"><text:s text:c="4"/>global const</text:p>
      <text:p text:style-name="P1272"><text:s text:c="4"/>f.seek(i)</text:p>
      <text:p text:style-name="P1273"><text:s text:c="4"/>var = f.read(4)</text:p>
      <text:p text:style-name="P1274"><text:s text:c="4"/>const += 3</text:p>
      <text:p text:style-name="P1275"><text:s text:c="4"/>return var</text:p>
      <text:p text:style-name="P1276"/>
      <text:p text:style-name="P1277">def deti(f, i, r):</text:p>
      <text:p text:style-name="P1278"><text:s text:c="4"/>global const</text:p>
      <text:p text:style-name="P1279"><text:s text:c="4"/>f.seek(i)</text:p>
      <text:p text:style-name="P1280"><text:s text:c="4"/>f.write(r)</text:p>
      <text:p text:style-name="P1281"><text:s text:c="4"/>const += 2</text:p>
      <text:p text:style-name="P1282"><text:s text:c="4"/></text:p>
      <text:p text:style-name="P1283">def failo_isvedimas(f, length):</text:p>
      <text:p text:style-name="P1284"><text:s text:c="4"/>global const</text:p>
      <text:p text:style-name="P1285"><text:s text:c="4"/>for j in xrange(0, length, 4):</text:p>
      <text:p text:style-name="P1286"><text:s text:c="8"/>print imti(f, j)</text:p>
      <text:p text:style-name="P1287"><text:s text:c="8"/>const += 1</text:p>
      <text:p text:style-name="P1288"><text:s text:c="8"/></text:p>
      <text:p text:style-name="P1289">def sort_insertion(f, length, value, value_b):</text:p>
      <text:p text:style-name="P1290"><text:s text:c="4"/>global const</text:p>
      <text:p text:style-name="P1291"><text:s text:c="4"/>if length == 0:</text:p>
      <text:p text:style-name="P1292"><text:s text:c="8"/>deti(f, 0, value_b)</text:p>
      <text:p text:style-name="P1293"><text:s text:c="8"/>const += 1</text:p>
      <text:p text:style-name="P1294"><text:s text:c="4"/>else:</text:p>
      <text:p text:style-name="P1295"><text:s text:c="8"/>j = 0</text:p>
      <text:p text:style-name="P1296"><text:s text:c="8"/>const += 1</text:p>
      <text:p text:style-name="P1297"><text:s text:c="8"/>while j &lt; length and imti(f, j) &lt; value:</text:p>
      <text:p text:style-name="P1298"><text:s text:c="12"/>j += 4</text:p>
      <text:p text:style-name="P1299"><text:s text:c="12"/>const += 1</text:p>
      <text:p text:style-name="P1300"><text:s text:c="8"/>value_to_write = value_b</text:p>
      <text:p text:style-name="P1301"><text:s text:c="8"/>value_to_take = imti_b(f, j)</text:p>
      <text:p text:style-name="P1302"><text:s text:c="8"/>const += 2</text:p>
      <text:p text:style-name="P1303"><text:s text:c="8"/>for x in xrange(j, length + 4, 4):</text:p>
      <text:p text:style-name="P1304"><text:s text:c="12"/>deti(f, x, value_to_write)</text:p>
      <text:p text:style-name="P1305"><text:s text:c="12"/>value_to_write = value_to_take</text:p>
      <text:p text:style-name="P1306"><text:s text:c="12"/>const += 2</text:p>
      <text:p text:style-name="P1307"><text:s text:c="12"/>try:</text:p>
      <text:p text:style-name="P1308"><text:s text:c="16"/>value_to_take = imti_b(f, x+4)</text:p>
      <text:p text:style-name="P1309"><text:s text:c="16"/>const += 1</text:p>
      <text:p text:style-name="P1310"><text:s text:c="12"/>except:</text:p>
      <text:p text:style-name="P1311"><text:s text:c="16"/>const += 1</text:p>
      <text:p text:style-name="P1312"><text:span text:style-name="T1313"><text:s text:c="16"/>pass</text:span></text:p>
      <text:p text:style-name="P1314"><text:span text:style-name="T1315">Rūšiavimas „Bucket sort“ sąraše</text:span></text:p>
      <text:p text:style-name="P1316"><text:span text:style-name="T1317">L1_3_2.py</text:span></text:p>
      <text:p text:style-name="P1318">import os</text:p>
      <text:p text:style-name="P1319">import struct</text:p>
      <text:p text:style-name="P1320">import time</text:p>
      <text:p text:style-name="P1321">const = 0</text:p>
      <text:p text:style-name="P1322"><text:s text:c="8"/></text:p>
      <text:p text:style-name="P1323">def bucketSort(f, length, bucket_files, result_length):</text:p>
      <text:p text:style-name="P1324"><text:s text:c="4"/>global const</text:p>
      <text:p text:style-name="P1325"><text:s text:c="4"/>for j in xrange(0, length, 4):</text:p>
      <text:p text:style-name="P1326"><text:s text:c="8"/>variable = imti_list(f, j)</text:p>
      <text:p text:style-name="P1327"><text:s text:c="8"/>range = variable / 1000000000</text:p>
      <text:p text:style-name="P1328"><text:s text:c="8"/>const += 2</text:p>
      <text:p text:style-name="P1329"><text:s text:c="8"/>if bucket_files.has_key(range):</text:p>
      <text:p text:style-name="P1330"><text:s text:c="12"/>sort_insertion(bucket_files[range], result_length[range], imti_list(f, j), imti_list_b(f, j))</text:p>
      <text:p text:style-name="P1331"><text:s text:c="12"/>result_length[range] += 4</text:p>
      <text:p text:style-name="P1332"><text:s text:c="12"/>const += 2</text:p>
      <text:p text:style-name="P1333"><text:s text:c="4"/>pos = 0</text:p>
      <text:p text:style-name="P1334"><text:s text:c="4"/>dict_list = sorted(bucket_files)</text:p>
      <text:p text:style-name="P1335"><text:s text:c="4"/>const += 2</text:p>
      <text:p text:style-name="P1336"><text:s text:c="4"/>for i in xrange(0, len(dict_list)):</text:p>
      <text:p text:style-name="P1337"><text:s text:c="8"/>for j in xrange(0, result_length[dict_list[i]], 4):</text:p>
      <text:p text:style-name="P1338"><text:s text:c="12"/>val = imti_list_b(bucket_files[dict_list[i]], j)</text:p>
      <text:p text:style-name="P1339"><text:s text:c="12"/>deti_list(f, pos, val)</text:p>
      <text:p text:style-name="P1340"><text:s text:c="12"/>pos += 4</text:p>
      <text:soft-page-break/>
      <text:p text:style-name="P1341"><text:s text:c="12"/>const += 3</text:p>
      <text:p text:style-name="P1342"/>
      <text:p text:style-name="P1343">def rik(failo_pav, rez_failo_pav="Bucket"):</text:p>
      <text:p text:style-name="P1344"><text:s text:c="4"/>global const</text:p>
      <text:p text:style-name="P1345"><text:s text:c="4"/>f = open(failo_pav, 'r+b')</text:p>
      <text:p text:style-name="P1346"><text:s text:c="4"/>bucket_files = {}</text:p>
      <text:p text:style-name="P1347"><text:s text:c="4"/>result_length = {} <text:s/></text:p>
      <text:p text:style-name="P1348"><text:s text:c="4"/>for i in xrange(-10, 10):</text:p>
      <text:p text:style-name="P1349"><text:s text:c="8"/>open(rez_failo_pav+"_"+str(i), 'w').close()</text:p>
      <text:p text:style-name="P1350"><text:s text:c="8"/>w = open(rez_failo_pav+"_"+str(i), 'r+b')</text:p>
      <text:p text:style-name="P1351"><text:s text:c="8"/>w.truncate()</text:p>
      <text:p text:style-name="P1352"><text:s text:c="8"/>new_category = {i: w}</text:p>
      <text:p text:style-name="P1353"><text:s text:c="8"/>new_length = {i: 0}</text:p>
      <text:p text:style-name="P1354"><text:s text:c="8"/>bucket_files.update(new_category)</text:p>
      <text:p text:style-name="P1355"><text:s text:c="8"/>result_length.update(new_length)</text:p>
      <text:p text:style-name="P1356"><text:s text:c="8"/>const += 7</text:p>
      <text:p text:style-name="P1357"><text:s text:c="4"/>length = os.path.getsize(failo_pav)</text:p>
      <text:p text:style-name="P1358"><text:span text:style-name="T1359"><text:s text:c="4"/></text:span><text:span text:style-name="T1360">#failo_isvedimas_list(f)</text:span></text:p>
      <text:p text:style-name="P1361"><text:s text:c="4"/>time1 = time.time()</text:p>
      <text:p text:style-name="P1362"><text:s text:c="4"/>bucketSort(f, length, bucket_files, result_length)</text:p>
      <text:p text:style-name="P1363"><text:s text:c="4"/>time2 = time.time()</text:p>
      <text:p text:style-name="P1364"><text:s text:c="4"/>skirtumas = time2 - time1</text:p>
      <text:p text:style-name="P1365"><text:span text:style-name="T1366"><text:s text:c="4"/></text:span><text:span text:style-name="T1367">#print "-----ISRIKIUOTAS-----"</text:span></text:p>
      <text:p text:style-name="P1368"><text:span text:style-name="T1369"><text:s text:c="4"/></text:span><text:span text:style-name="T1370">#failo_isvedimas_list(f)</text:span></text:p>
      <text:p text:style-name="P1371"><text:s text:c="4"/>print "Bendras uztruktas laikas sekundemis: %(time)s" %{'time': skirtumas}</text:p>
      <text:p text:style-name="P1372"><text:s text:c="4"/>const += 12</text:p>
      <text:p text:style-name="P1373"><text:s text:c="4"/>print "Eiluciu kiekis: %(const)s" %{'const': const}</text:p>
      <text:p text:style-name="P1374"><text:s text:c="4"/></text:p>
      <text:p text:style-name="P1375">def script(parent):</text:p>
      <text:p text:style-name="P1376"><text:s text:c="4"/>global const</text:p>
      <text:p text:style-name="P1377"><text:s text:c="4"/>for x in xrange(1, 18):</text:p>
      <text:p text:style-name="P1378"><text:s text:c="8"/>const = 0</text:p>
      <text:p text:style-name="P1379"><text:s text:c="8"/>file_name = "T%(test)s" %{'test': x}</text:p>
      <text:p text:style-name="P1380"><text:s text:c="8"/>print file_name</text:p>
      <text:p text:style-name="P1381"><text:s text:c="8"/>rik(parent+file_name)</text:p>
      <text:p text:style-name="P1382"><text:s text:c="4"/></text:p>
      <text:p text:style-name="P1383">def pereiti(f, j):</text:p>
      <text:p text:style-name="P1384"><text:s text:c="4"/>global const</text:p>
      <text:p text:style-name="P1385"><text:s text:c="4"/>i = f.tell()</text:p>
      <text:p text:style-name="P1386"><text:s text:c="4"/>const += 1</text:p>
      <text:p text:style-name="P1387"><text:s text:c="4"/>if i &lt; j:</text:p>
      <text:p text:style-name="P1388"><text:s text:c="8"/>for x in xrange(i+4, j+4, 4):</text:p>
      <text:p text:style-name="P1389"><text:s text:c="12"/>f.seek(x)</text:p>
      <text:p text:style-name="P1390"><text:s text:c="12"/>const += 1</text:p>
      <text:p text:style-name="P1391"><text:s text:c="4"/>if i &gt; j:</text:p>
      <text:p text:style-name="P1392"><text:s text:c="8"/>for x in xrange(i-4, j-4, -4):</text:p>
      <text:p text:style-name="P1393"><text:s text:c="12"/>f.seek(x)</text:p>
      <text:p text:style-name="P1394"><text:s text:c="12"/>const += 1</text:p>
      <text:p text:style-name="P1395"><text:s text:c="4"/>if i == j:</text:p>
      <text:p text:style-name="P1396"><text:s text:c="8"/>pass</text:p>
      <text:p text:style-name="P1397"><text:s text:c="4"/>const += 1</text:p>
      <text:p text:style-name="P1398"><text:s text:c="8"/></text:p>
      <text:p text:style-name="P1399">def imti_list(f, j):</text:p>
      <text:p text:style-name="P1400"><text:s text:c="4"/>global const</text:p>
      <text:p text:style-name="P1401"><text:s text:c="4"/>pereiti(f, j)</text:p>
      <text:p text:style-name="P1402"><text:s text:c="4"/>val = f.read(4)</text:p>
      <text:p text:style-name="P1403"><text:s text:c="4"/>const += 2</text:p>
      <text:p text:style-name="P1404"><text:s text:c="4"/>if val == '':</text:p>
      <text:p text:style-name="P1405"><text:s text:c="8"/>const += 1</text:p>
      <text:p text:style-name="P1406"><text:s text:c="8"/>return ''</text:p>
      <text:p text:style-name="P1407"><text:s text:c="4"/>else:</text:p>
      <text:p text:style-name="P1408"><text:s text:c="8"/>const += 1</text:p>
      <text:p text:style-name="P1409"><text:s text:c="8"/>return struct.unpack('i', val)[0]</text:p>
      <text:p text:style-name="P1410"/>
      <text:p text:style-name="P1411">def imti_list_b(f, j):</text:p>
      <text:p text:style-name="P1412"><text:s text:c="4"/>global const</text:p>
      <text:p text:style-name="P1413"><text:s text:c="4"/>pereiti(f, j)</text:p>
      <text:p text:style-name="P1414"><text:s text:c="4"/>const += 2</text:p>
      <text:p text:style-name="P1415"><text:s text:c="4"/>return f.read(4)</text:p>
      <text:p text:style-name="P1416"/>
      <text:p text:style-name="P1417">def deti_list(f, j, r):</text:p>
      <text:p text:style-name="P1418"><text:s text:c="4"/>global const</text:p>
      <text:p text:style-name="P1419"><text:s text:c="4"/>pereiti(f, j)</text:p>
      <text:p text:style-name="P1420"><text:s text:c="4"/>f.write(r)</text:p>
      <text:p text:style-name="P1421"><text:s text:c="4"/>const += 2</text:p>
      <text:p text:style-name="P1422"><text:s text:c="4"/></text:p>
      <text:p text:style-name="P1423">def failo_isvedimas_list(f):</text:p>
      <text:p text:style-name="P1424"><text:s text:c="4"/>global const</text:p>
      <text:p text:style-name="P1425"><text:s text:c="4"/>value = 0</text:p>
      <text:p text:style-name="P1426"><text:s text:c="4"/>f.seek(0)</text:p>
      <text:p text:style-name="P1427"><text:s text:c="4"/>offset = 0</text:p>
      <text:p text:style-name="P1428"><text:s text:c="4"/>const += 3</text:p>
      <text:p text:style-name="P1429"><text:s text:c="4"/>while value != '':</text:p>
      <text:p text:style-name="P1430"><text:s text:c="8"/>value = imti_list(f, offset)</text:p>
      <text:p text:style-name="P1431"><text:s text:c="8"/>const += 1</text:p>
      <text:p text:style-name="P1432"><text:s text:c="8"/>if value == '':</text:p>
      <text:p text:style-name="P1433"><text:s text:c="12"/>const += 1</text:p>
      <text:p text:style-name="P1434"><text:s text:c="12"/>break</text:p>
      <text:p text:style-name="P1435"><text:s text:c="8"/>print (value)</text:p>
      <text:p text:style-name="P1436"><text:s text:c="8"/>offset += 4</text:p>
      <text:soft-page-break/>
      <text:p text:style-name="P1437"><text:s text:c="8"/>const += 2</text:p>
      <text:p text:style-name="P1438"><text:s text:c="8"/></text:p>
      <text:p text:style-name="P1439">def sort_insertion(f, length, value, value_b):</text:p>
      <text:p text:style-name="P1440"><text:s text:c="4"/>global const</text:p>
      <text:p text:style-name="P1441"><text:s text:c="4"/>if length == 0:</text:p>
      <text:p text:style-name="P1442"><text:s text:c="8"/>deti_list(f, 0, value_b)</text:p>
      <text:p text:style-name="P1443"><text:s text:c="8"/>const += 1</text:p>
      <text:p text:style-name="P1444"><text:s text:c="4"/>else:</text:p>
      <text:p text:style-name="P1445"><text:s text:c="8"/>j = 0</text:p>
      <text:p text:style-name="P1446"><text:s text:c="8"/>const += 1</text:p>
      <text:p text:style-name="P1447"><text:s text:c="8"/>while j &lt; length and imti_list(f, j) &lt; value:</text:p>
      <text:p text:style-name="P1448"><text:s text:c="12"/>j += 4</text:p>
      <text:p text:style-name="P1449"><text:s text:c="12"/>const += 1</text:p>
      <text:p text:style-name="P1450"><text:s text:c="8"/>value_to_write = value_b</text:p>
      <text:p text:style-name="P1451"><text:s text:c="8"/>value_to_take = imti_list_b(f, j)</text:p>
      <text:p text:style-name="P1452"><text:s text:c="8"/>const += 2</text:p>
      <text:p text:style-name="P1453"><text:s text:c="8"/>for x in xrange(j, length + 4, 4):</text:p>
      <text:p text:style-name="P1454"><text:s text:c="12"/>deti_list(f, x, value_to_write)</text:p>
      <text:p text:style-name="P1455"><text:s text:c="12"/>value_to_write = value_to_take</text:p>
      <text:p text:style-name="P1456"><text:s text:c="12"/>const += 2</text:p>
      <text:p text:style-name="P1457"><text:s text:c="12"/>try:</text:p>
      <text:p text:style-name="P1458"><text:s text:c="16"/>value_to_take = imti_list_b(f, x+4)</text:p>
      <text:p text:style-name="P1459"><text:s text:c="16"/>const += 1</text:p>
      <text:p text:style-name="P1460"><text:s text:c="12"/>except:</text:p>
      <text:p text:style-name="P1461"><text:s text:c="16"/>const += 1</text:p>
      <text:p text:style-name="P1462"><text:s text:c="16"/>pass</text:p>
      <text:p text:style-name="P1463"><text:span text:style-name="T1464"><text:s text:c="4"/></text:span></text:p>
      <text:p text:style-name="P1465"><text:span text:style-name="T1466">Algoritmo ekspermentinis tyrimas</text:span></text:p>
      <text:p text:style-name="P1467"><text:span text:style-name="T1468">Algoritmas testuojamas rikiuojant sveikuosius skaičius. Buvo sugeneruota daug atsitiktinių skaičių, nurodant failo dydį.</text:span><text:span text:style-name="T1469"><text:line-break/>Rikiuojant buvo skaičiuojama rikiavimo trukmė, palyginamas rikiavimas masyve ir sąraše. Duomenų imtis 200 iki 100.000.</text:span></text:p>
      <table:table table:style-name="Table1470">
        <table:table-columns>
          <table:table-column table:style-name="TableColumn1471"/>
          <table:table-column table:style-name="TableColumn1472"/>
          <table:table-column table:style-name="TableColumn1473"/>
          <table:table-column table:style-name="TableColumn1474"/>
          <table:table-column table:style-name="TableColumn1475"/>
        </table:table-columns>
        <table:table-row table:style-name="TableRow1476">
          <table:table-cell table:style-name="TableCell1477" table:number-rows-spanned="2">
            <text:p text:style-name="P1478">Elementų sk.</text:p>
          </table:table-cell>
          <table:table-cell table:style-name="TableCell1479" table:number-columns-spanned="2">
            <text:p text:style-name="P1480">Masyvas</text:p>
          </table:table-cell>
          <table:covered-table-cell/>
          <table:table-cell table:style-name="TableCell1481" table:number-columns-spanned="2">
            <text:p text:style-name="P1482">Sąrašas</text:p>
          </table:table-cell>
          <table:covered-table-cell/>
        </table:table-row>
        <table:table-row table:style-name="TableRow1483">
          <table:covered-table-cell>
            <text:p text:style-name="P1484"/>
          </table:covered-table-cell>
          <table:table-cell table:style-name="TableCell1485">
            <text:p text:style-name="P1486">Trukmė (s)</text:p>
          </table:table-cell>
          <table:table-cell table:style-name="TableCell1487">
            <text:p text:style-name="P1488">Operacijų sk.</text:p>
          </table:table-cell>
          <table:table-cell table:style-name="TableCell1489">
            <text:p text:style-name="P1490">Trukmė (s)</text:p>
          </table:table-cell>
          <table:table-cell table:style-name="TableCell1491">
            <text:p text:style-name="P1492">Operacijų sk.</text:p>
          </table:table-cell>
        </table:table-row>
        <table:table-row table:style-name="TableRow1493">
          <table:table-cell table:style-name="TableCell1494">
            <text:p text:style-name="P1495">200</text:p>
          </table:table-cell>
          <table:table-cell table:style-name="TableCell1496">
            <text:p text:style-name="P1497">0.0172638893127</text:p>
          </table:table-cell>
          <table:table-cell table:style-name="TableCell1498">
            <text:p text:style-name="P1499">34486</text:p>
          </table:table-cell>
          <table:table-cell table:style-name="TableCell1500">
            <text:p text:style-name="P1501">0.0241098403931</text:p>
          </table:table-cell>
          <table:table-cell table:style-name="TableCell1502">
            <text:p text:style-name="P1503">56096</text:p>
          </table:table-cell>
        </table:table-row>
        <table:table-row table:style-name="TableRow1504">
          <table:table-cell table:style-name="TableCell1505">
            <text:p text:style-name="P1506">400</text:p>
          </table:table-cell>
          <table:table-cell table:style-name="TableCell1507">
            <text:p text:style-name="P1508">0.0555970668793</text:p>
          </table:table-cell>
          <table:table-cell table:style-name="TableCell1509">
            <text:p text:style-name="P1510">118993</text:p>
          </table:table-cell>
          <table:table-cell table:style-name="TableCell1511">
            <text:p text:style-name="P1512">0.078996181488</text:p>
          </table:table-cell>
          <table:table-cell table:style-name="TableCell1513">
            <text:p text:style-name="P1514">195951</text:p>
          </table:table-cell>
        </table:table-row>
        <table:table-row table:style-name="TableRow1515">
          <table:table-cell table:style-name="TableCell1516">
            <text:p text:style-name="P1517">600</text:p>
          </table:table-cell>
          <table:table-cell table:style-name="TableCell1518">
            <text:p text:style-name="P1519">0.11394906044</text:p>
          </table:table-cell>
          <table:table-cell table:style-name="TableCell1520">
            <text:p text:style-name="P1521">255736</text:p>
          </table:table-cell>
          <table:table-cell table:style-name="TableCell1522">
            <text:p text:style-name="P1523">0.168732881546</text:p>
          </table:table-cell>
          <table:table-cell table:style-name="TableCell1524">
            <text:p text:style-name="P1525">422188</text:p>
          </table:table-cell>
        </table:table-row>
        <table:table-row table:style-name="TableRow1526">
          <table:table-cell table:style-name="TableCell1527">
            <text:p text:style-name="P1528">800</text:p>
          </table:table-cell>
          <table:table-cell table:style-name="TableCell1529">
            <text:p text:style-name="P1530">0.199162006378</text:p>
          </table:table-cell>
          <table:table-cell table:style-name="TableCell1531">
            <text:p text:style-name="P1532">455735</text:p>
          </table:table-cell>
          <table:table-cell table:style-name="TableCell1533">
            <text:p text:style-name="P1534">0.30180811882</text:p>
          </table:table-cell>
          <table:table-cell table:style-name="TableCell1535">
            <text:p text:style-name="P1536">754576</text:p>
          </table:table-cell>
        </table:table-row>
        <table:table-row table:style-name="TableRow1537">
          <table:table-cell table:style-name="TableCell1538">
            <text:p text:style-name="P1539">1.000</text:p>
          </table:table-cell>
          <table:table-cell table:style-name="TableCell1540">
            <text:p text:style-name="P1541">0.313737154007</text:p>
          </table:table-cell>
          <table:table-cell table:style-name="TableCell1542">
            <text:p text:style-name="P1543">711695</text:p>
          </table:table-cell>
          <table:table-cell table:style-name="TableCell1544">
            <text:p text:style-name="P1545">0.465600967407</text:p>
          </table:table-cell>
          <table:table-cell table:style-name="TableCell1546">
            <text:p text:style-name="P1547">1178508</text:p>
          </table:table-cell>
        </table:table-row>
        <table:table-row table:style-name="TableRow1548">
          <table:table-cell table:style-name="TableCell1549">
            <text:p text:style-name="P1550">1.200</text:p>
          </table:table-cell>
          <table:table-cell table:style-name="TableCell1551">
            <text:p text:style-name="P1552">0.456677913666</text:p>
          </table:table-cell>
          <table:table-cell table:style-name="TableCell1553">
            <text:p text:style-name="P1554">1001335</text:p>
          </table:table-cell>
          <table:table-cell table:style-name="TableCell1555">
            <text:p text:style-name="P1556">0.653183937073</text:p>
          </table:table-cell>
          <table:table-cell table:style-name="TableCell1557">
            <text:p text:style-name="P1558">1662029</text:p>
          </table:table-cell>
        </table:table-row>
        <table:table-row table:style-name="TableRow1559">
          <table:table-cell table:style-name="TableCell1560">
            <text:p text:style-name="P1561">1.400</text:p>
          </table:table-cell>
          <table:table-cell table:style-name="TableCell1562">
            <text:p text:style-name="P1563">0.576724052429</text:p>
          </table:table-cell>
          <table:table-cell table:style-name="TableCell1564">
            <text:p text:style-name="P1565">1329738</text:p>
          </table:table-cell>
          <table:table-cell table:style-name="TableCell1566">
            <text:p text:style-name="P1567">0.8708589077</text:p>
          </table:table-cell>
          <table:table-cell table:style-name="TableCell1568">
            <text:p text:style-name="P1569">2209305</text:p>
          </table:table-cell>
        </table:table-row>
        <table:table-row table:style-name="TableRow1570">
          <table:table-cell table:style-name="TableCell1571">
            <text:p text:style-name="P1572">1.600</text:p>
          </table:table-cell>
          <table:table-cell table:style-name="TableCell1573">
            <text:p text:style-name="P1574">0.760828018188</text:p>
          </table:table-cell>
          <table:table-cell table:style-name="TableCell1575">
            <text:p text:style-name="P1576">1719055</text:p>
          </table:table-cell>
          <table:table-cell table:style-name="TableCell1577">
            <text:p text:style-name="P1578">1.10874414444</text:p>
          </table:table-cell>
          <table:table-cell table:style-name="TableCell1579">
            <text:p text:style-name="P1580">2857383</text:p>
          </table:table-cell>
        </table:table-row>
        <table:table-row table:style-name="TableRow1581">
          <table:table-cell table:style-name="TableCell1582">
            <text:p text:style-name="P1583">1.800</text:p>
          </table:table-cell>
          <table:table-cell table:style-name="TableCell1584">
            <text:p text:style-name="P1585">0.996230125427</text:p>
          </table:table-cell>
          <table:table-cell table:style-name="TableCell1586">
            <text:p text:style-name="P1587">2226430</text:p>
          </table:table-cell>
          <table:table-cell table:style-name="TableCell1588">
            <text:p text:style-name="P1589">1.44347405434</text:p>
          </table:table-cell>
          <table:table-cell table:style-name="TableCell1590">
            <text:p text:style-name="P1591">3697037</text:p>
          </table:table-cell>
        </table:table-row>
        <table:table-row table:style-name="TableRow1592">
          <table:table-cell table:style-name="TableCell1593">
            <text:p text:style-name="P1594">2.000</text:p>
          </table:table-cell>
          <table:table-cell table:style-name="TableCell1595">
            <text:p text:style-name="P1596">1.24052000046</text:p>
          </table:table-cell>
          <table:table-cell table:style-name="TableCell1597">
            <text:p text:style-name="P1598">2681600</text:p>
          </table:table-cell>
          <table:table-cell table:style-name="TableCell1599">
            <text:p text:style-name="P1600">1.78206801414</text:p>
          </table:table-cell>
          <table:table-cell table:style-name="TableCell1601">
            <text:p text:style-name="P1602">4455230</text:p>
          </table:table-cell>
        </table:table-row>
        <table:table-row table:style-name="TableRow1603">
          <table:table-cell table:style-name="TableCell1604">
            <text:p text:style-name="P1605">3.000</text:p>
          </table:table-cell>
          <table:table-cell table:style-name="TableCell1606">
            <text:p text:style-name="P1607">2.6599919796</text:p>
          </table:table-cell>
          <table:table-cell table:style-name="TableCell1608">
            <text:p text:style-name="P1609">5973089</text:p>
          </table:table-cell>
          <table:table-cell table:style-name="TableCell1610">
            <text:p text:style-name="P1611">3.89628505707</text:p>
          </table:table-cell>
          <table:table-cell table:style-name="TableCell1612">
            <text:p text:style-name="P1613">9941081</text:p>
          </table:table-cell>
        </table:table-row>
        <table:table-row table:style-name="TableRow1614">
          <table:table-cell table:style-name="TableCell1615">
            <text:p text:style-name="P1616">5.000</text:p>
          </table:table-cell>
          <table:table-cell table:style-name="TableCell1617">
            <text:p text:style-name="P1618">7.33256602287</text:p>
          </table:table-cell>
          <table:table-cell table:style-name="TableCell1619">
            <text:p text:style-name="P1620">16575953</text:p>
          </table:table-cell>
          <table:table-cell table:style-name="TableCell1621">
            <text:p text:style-name="P1622">10.7687971592</text:p>
          </table:table-cell>
          <table:table-cell table:style-name="TableCell1623">
            <text:p text:style-name="P1624">27603363</text:p>
          </table:table-cell>
        </table:table-row>
        <table:table-row table:style-name="TableRow1625">
          <table:table-cell table:style-name="TableCell1626">
            <text:p text:style-name="P1627">10.000</text:p>
          </table:table-cell>
          <table:table-cell table:style-name="TableCell1628">
            <text:p text:style-name="P1629">29.5510778427</text:p>
          </table:table-cell>
          <table:table-cell table:style-name="TableCell1630">
            <text:p text:style-name="P1631">66196647</text:p>
          </table:table-cell>
          <table:table-cell table:style-name="TableCell1632">
            <text:p text:style-name="P1633">43.6714830399</text:p>
          </table:table-cell>
          <table:table-cell table:style-name="TableCell1634">
            <text:p text:style-name="P1635">110270250</text:p>
          </table:table-cell>
        </table:table-row>
        <table:table-row table:style-name="TableRow1636">
          <table:table-cell table:style-name="TableCell1637">
            <text:p text:style-name="P1638">20.000</text:p>
          </table:table-cell>
          <table:table-cell table:style-name="TableCell1639">
            <text:p text:style-name="P1640">117.724260092</text:p>
          </table:table-cell>
          <table:table-cell table:style-name="TableCell1641">
            <text:p text:style-name="P1642">263500943</text:p>
          </table:table-cell>
          <table:table-cell table:style-name="TableCell1643">
            <text:p text:style-name="P1644">174.706534863</text:p>
          </table:table-cell>
          <table:table-cell table:style-name="TableCell1645">
            <text:p text:style-name="P1646">439015347</text:p>
          </table:table-cell>
        </table:table-row>
        <table:table-row table:style-name="TableRow1647">
          <table:table-cell table:style-name="TableCell1648">
            <text:p text:style-name="P1649">30.000</text:p>
          </table:table-cell>
          <table:table-cell table:style-name="TableCell1650">
            <text:p text:style-name="P1651">265.602306843</text:p>
          </table:table-cell>
          <table:table-cell table:style-name="TableCell1652">
            <text:p text:style-name="P1653">593854711</text:p>
          </table:table-cell>
          <table:table-cell table:style-name="TableCell1654">
            <text:p text:style-name="P1655">394.671413183</text:p>
          </table:table-cell>
          <table:table-cell table:style-name="TableCell1656">
            <text:p text:style-name="P1657">989608952</text:p>
          </table:table-cell>
        </table:table-row>
        <table:table-row table:style-name="TableRow1658">
          <table:table-cell table:style-name="TableCell1659">
            <text:p text:style-name="P1660">50.000</text:p>
          </table:table-cell>
          <table:table-cell table:style-name="TableCell1661">
            <text:p text:style-name="P1662">734.482411146</text:p>
          </table:table-cell>
          <table:table-cell table:style-name="TableCell1663">
            <text:p text:style-name="P1664">1643497575</text:p>
          </table:table-cell>
          <table:table-cell table:style-name="TableCell1665">
            <text:p text:style-name="P1666">1098.88654399</text:p>
          </table:table-cell>
          <table:table-cell table:style-name="TableCell1667">
            <text:p text:style-name="P1668">2738745233</text:p>
          </table:table-cell>
        </table:table-row>
        <table:table-row table:style-name="TableRow1669">
          <table:table-cell table:style-name="TableCell1670">
            <text:p text:style-name="P1671">100.000</text:p>
          </table:table-cell>
          <table:table-cell table:style-name="TableCell1672">
            <text:p text:style-name="P1673">2956.100564</text:p>
          </table:table-cell>
          <table:table-cell table:style-name="TableCell1674">
            <text:p text:style-name="P1675">6588102715</text:p>
          </table:table-cell>
          <table:table-cell table:style-name="TableCell1676">
            <text:p text:style-name="P1677">4513.14706802</text:p>
          </table:table-cell>
          <table:table-cell table:style-name="TableCell1678">
            <text:p text:style-name="P1679">10979540748</text:p>
          </table:table-cell>
        </table:table-row>
      </table:table>
      <text:p text:style-name="P1680">Laiko trukmė pagal elementų kiekį</text:p>
      <text:p text:style-name="P1681">Mėlyna – masyvas. Orandžinė - sąrašas</text:p>
      <text:soft-page-break/>
      <text:p text:style-name="P1682"><text:span text:style-name="T1683"><draw:frame draw:style-name="a11" draw:name="Chart 15" text:anchor-type="as-char" svg:x="0in" svg:y="0in" svg:width="3.29167in" svg:height="2.84375in" style:rel-width="scale" style:rel-height="scale"><draw:object xlink:href="Object 12/" xlink:type="simple" xlink:show="embed" xlink:actuate="onLoad"/><svg:title/><svg:desc/></draw:frame></text:span><text:span text:style-name="T1684"><draw:frame draw:style-name="a12" draw:name="Chart 16" text:anchor-type="as-char" svg:x="0in" svg:y="0in" svg:width="3.29167in" svg:height="2.84375in" style:rel-width="scale" style:rel-height="scale"><draw:object xlink:href="Object 13/" xlink:type="simple" xlink:show="embed" xlink:actuate="onLoad"/><svg:title/><svg:desc/></draw:frame></text:span></text:p>
      <text:h text:style-name="Heading2" text:outline-level="2"><text:span text:style-name="T1685"><draw:frame draw:style-name="a13" draw:name="Chart 17" text:anchor-type="as-char" svg:x="0in" svg:y="0in" svg:width="3.25in" svg:height="2.42708in" style:rel-width="scale" style:rel-height="scale"><draw:object xlink:href="Object 14/" xlink:type="simple" xlink:show="embed" xlink:actuate="onLoad"/><svg:title/><svg:desc/></draw:frame></text:span><text:span text:style-name="T1686"><draw:frame draw:style-name="a14" draw:name="Chart 18" text:anchor-type="as-char" svg:x="0in" svg:y="0in" svg:width="3.33333in" svg:height="2.42708in" style:rel-width="scale" style:rel-height="scale"><draw:object xlink:href="Object 15/" xlink:type="simple" xlink:show="embed" xlink:actuate="onLoad"/><svg:title/><svg:desc/></draw:frame></text:span></text:h>
      <text:p text:style-name="P16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Monospace" svg:font-family="Monospace" style:font-family-generic="system" style:font-pitch="fixed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lt" fo:country="LT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E74B5" fo:font-size="13pt" style:font-size-asian="13pt" style:font-size-complex="11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umberingSymbols" style:display-name="Numbering Symbols" style:family="text"/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color="#2E74B5" fo:font-size="13pt" style:font-size-asian="13pt" style:font-size-complex="11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</office:automatic-styles>
  <office:master-styles>
    <style:master-page style:name="MP0" style:page-layout-name="PL0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utvydas </meta:initial-creator>
    <dc:creator>petkus09@gmail.com</dc:creator>
    <meta:creation-date>2013-11-05T18:56:00Z</meta:creation-date>
    <dc:date>2013-11-11T10:54:00Z</dc:date>
    <meta:template xlink:href="Normal.dotm" xlink:type="simple"/>
    <meta:editing-cycles>9</meta:editing-cycles>
    <meta:editing-duration>PT103620S</meta:editing-duration>
    <meta:document-statistic meta:page-count="13" meta:paragraph-count="49" meta:word-count="15792" meta:character-count="24746" meta:row-count="75" meta:non-whitespace-character-count="9003"/>
  </office:meta>
</office:document-meta>
</file>

<file path=Object 1/content.xml><?xml version="1.0" encoding="utf-8"?>
<mml:math xmlns:mml="http://www.w3.org/1998/Math/MathML" xmlns:m="http://schemas.openxmlformats.org/officeDocument/2006/math">
  <mml:mi>O</mml:mi>
  <mml:mo>(</mml:mo>
  <mml:mi>n</mml:mi>
  <mml:mi>*</mml:mi>
  <mml:mi>l</mml:mi>
  <mml:mi>o</mml:mi>
  <mml:mi>g</mml:mi>
  <mml:mn>2</mml:mn>
  <mml:mo>(</mml:mo>
  <mml:mi>n</mml:mi>
  <mml:mo>)</mml:mo>
  <mml:mo>)</mml:mo>
</mml:math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174.75pt" svg:width="240.0pt" chart:style-name="Crt0">
        <chart:title chart:style-name="CT00">
          <text:p text:style-name="a0" text:class-names="" text:cond-style-name="">Operac. sk./elementų priklausomybė</text:p>
        </chart:title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Elementų sk.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Laikas (s)</text:p>
            </chart:title>
            <chart:grid chart:class="major" chart:style-name="GMa1"/>
          </chart:axis>
          <chart:series chart:label-cell-address="local-table.$C$1" chart:values-cell-range-address="local-table.$C$2:.$C$18" chart:class="chart:scatter" chart:attached-axis="primary-y" chart:style-name="G0S0">
            <chart:domain table:cell-range-address="local-table.$B$2:.$B$18"/>
            <chart:data-point chart:repeated="17"/>
          </chart:series>
          <chart:series chart:label-cell-address="local-table.$E$1" chart:values-cell-range-address="local-table.$E$2:.$E$18" chart:class="chart:scatter" chart:attached-axis="primary-y" chart:style-name="G0S1">
            <chart:domain table:cell-range-address="local-table.$D$2:.$D$18"/>
            <chart:data-point chart:repeated="1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Y-Values</text:p>
              </table:table-cell>
              <table:table-cell/>
              <table:table-cell office:value-type="string">
                <text:p>Column1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3000"/>
            <table:table-cell office:value-type="float" office:value="406869"/>
            <table:table-cell office:value-type="float" office:value="3000"/>
            <table:table-cell office:value-type="float" office:value="9545275"/>
          </table:table-row>
          <table:table-row>
            <table:table-cell office:value-type="string">
              <text:p>2</text:p>
            </table:table-cell>
            <table:table-cell office:value-type="float" office:value="5000"/>
            <table:table-cell office:value-type="float" office:value="698795"/>
            <table:table-cell office:value-type="float" office:value="5000"/>
            <table:table-cell office:value-type="float" office:value="26701233"/>
          </table:table-row>
          <table:table-row>
            <table:table-cell office:value-type="string">
              <text:p>3</text:p>
            </table:table-cell>
            <table:table-cell office:value-type="float" office:value="10000"/>
            <table:table-cell office:value-type="float" office:value="1475820"/>
            <table:table-cell office:value-type="float" office:value="10000"/>
            <table:table-cell office:value-type="float" office:value="103059070"/>
          </table:table-row>
          <table:table-row>
            <table:table-cell office:value-type="string">
              <text:p>4</text:p>
            </table:table-cell>
            <table:table-cell office:value-type="float" office:value="20000"/>
            <table:table-cell office:value-type="float" office:value="3178045"/>
            <table:table-cell office:value-type="float" office:value="20000"/>
            <table:table-cell office:value-type="float" office:value="407102394"/>
          </table:table-row>
          <table:table-row>
            <table:table-cell office:value-type="string">
              <text:p>5</text:p>
            </table:table-cell>
            <table:table-cell office:value-type="float" office:value="30000"/>
            <table:table-cell office:value-type="float" office:value="5067712"/>
            <table:table-cell office:value-type="float" office:value="30000"/>
            <table:table-cell office:value-type="float" office:value="909007000"/>
          </table:table-row>
          <table:table-row>
            <table:table-cell office:value-type="string">
              <text:p>6</text:p>
            </table:table-cell>
            <table:table-cell office:value-type="float" office:value="50000"/>
            <table:table-cell office:value-type="float" office:value="9419899"/>
            <table:table-cell office:value-type="float" office:value="50000"/>
            <table:table-cell office:value-type="float" office:value="2516228387"/>
          </table:table-row>
          <table:table-row>
            <table:table-cell office:value-type="string">
              <text:p>7</text:p>
            </table:table-cell>
            <table:table-cell office:value-type="float" office:value="100000"/>
            <table:table-cell office:value-type="float" office:value="19373869"/>
            <table:table-cell office:value-type="float" office:value="100000"/>
            <table:table-cell office:value-type="float" office:value="10016471453"/>
          </table:table-row>
          <table:table-row>
            <table:table-cell office:value-type="string">
              <text:p>8</text:p>
            </table:table-cell>
            <table:table-cell/>
            <table:table-cell/>
            <table:table-cell/>
            <table:table-cell/>
          </table:table-row>
          <table:table-row>
            <table:table-cell office:value-type="string">
              <text:p>9</text:p>
            </table:table-cell>
            <table:table-cell/>
            <table:table-cell/>
            <table:table-cell/>
            <table:table-cell/>
          </table:table-row>
          <table:table-row>
            <table:table-cell office:value-type="string">
              <text:p>10</text:p>
            </table:table-cell>
            <table:table-cell/>
            <table:table-cell/>
            <table:table-cell/>
            <table:table-cell/>
          </table:table-row>
          <table:table-row>
            <table:table-cell office:value-type="string">
              <text:p>11</text:p>
            </table:table-cell>
            <table:table-cell/>
            <table:table-cell/>
            <table:table-cell/>
            <table:table-cell/>
          </table:table-row>
          <table:table-row>
            <table:table-cell office:value-type="string">
              <text:p>12</text:p>
            </table:table-cell>
            <table:table-cell/>
            <table:table-cell/>
            <table:table-cell/>
            <table:table-cell/>
          </table:table-row>
          <table:table-row>
            <table:table-cell office:value-type="string">
              <text:p>13</text:p>
            </table:table-cell>
            <table:table-cell/>
            <table:table-cell/>
            <table:table-cell/>
            <table:table-cell/>
          </table:table-row>
          <table:table-row>
            <table:table-cell office:value-type="string">
              <text:p>14</text:p>
            </table:table-cell>
            <table:table-cell/>
            <table:table-cell/>
            <table:table-cell/>
            <table:table-cell/>
          </table:table-row>
          <table:table-row>
            <table:table-cell office:value-type="string">
              <text:p>15</text:p>
            </table:table-cell>
            <table:table-cell/>
            <table:table-cell/>
            <table:table-cell/>
            <table:table-cell/>
          </table:table-row>
          <table:table-row>
            <table:table-cell office:value-type="string">
              <text:p>16</text:p>
            </table:table-cell>
            <table:table-cell/>
            <table:table-cell/>
            <table:table-cell/>
            <table:table-cell/>
          </table:table-row>
          <table:table-row>
            <table:table-cell office:value-type="string">
              <text:p>17</text:p>
            </table:table-cell>
            <table:table-cell/>
            <table:table-cell/>
            <table:table-cell/>
            <table:table-cell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1/content.xml><?xml version="1.0" encoding="utf-8"?>
<mml:math xmlns:mml="http://www.w3.org/1998/Math/MathML" xmlns:m="http://schemas.openxmlformats.org/officeDocument/2006/math">
  <mml:mi>T</mml:mi>
  <mml:mo>(</mml:mo>
  <mml:mi>n</mml:mi>
  <mml:mo>)</mml:mo>
  <mml:mo>=</mml:mo>
  <mml:mi>O</mml:mi>
  <mml:mo>(</mml:mo>
  <mml:mi>n</mml:mi>
  <mml:mi>*</mml:mi>
  <mml:mi>k</mml:mi>
  <mml:mo>)</mml:mo>
</mml:math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04.75pt" svg:width="237.0pt" chart:style-name="Crt0">
        <chart:title chart:style-name="CT00">
          <text:p text:style-name="a0" text:class-names="" text:cond-style-name="">Laiko/elementų sk. priklausomybė</text:p>
        </chart:title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Elementų sk.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Laikas (s)</text:p>
            </chart:title>
            <chart:grid chart:class="major" chart:style-name="GMa1"/>
          </chart:axis>
          <chart:series chart:label-cell-address="local-table.$C$1" chart:values-cell-range-address="local-table.$C$2:.$C$11" chart:class="chart:scatter" chart:attached-axis="primary-y" chart:style-name="G0S0">
            <chart:domain table:cell-range-address="local-table.$B$2:.$B$11"/>
            <chart:data-point chart:repeated="10"/>
          </chart:series>
          <chart:series chart:label-cell-address="local-table.$E$1" chart:values-cell-range-address="local-table.$E$2:.$E$11" chart:class="chart:scatter" chart:attached-axis="primary-y" chart:style-name="G0S1">
            <chart:domain table:cell-range-address="local-table.$D$2:.$D$11"/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Y-Values</text:p>
              </table:table-cell>
              <table:table-cell/>
              <table:table-cell office:value-type="string">
                <text:p>Column1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200"/>
            <table:table-cell office:value-type="float" office:value="1.7263889312699999E-2"/>
            <table:table-cell office:value-type="float" office:value="200"/>
            <table:table-cell office:value-type="float" office:value="2.4109840393100001E-2"/>
          </table:table-row>
          <table:table-row>
            <table:table-cell office:value-type="string">
              <text:p>2</text:p>
            </table:table-cell>
            <table:table-cell office:value-type="float" office:value="400"/>
            <table:table-cell office:value-type="float" office:value="5.5597066879300001E-2"/>
            <table:table-cell office:value-type="float" office:value="400"/>
            <table:table-cell office:value-type="float" office:value="7.8996181488E-2"/>
          </table:table-row>
          <table:table-row>
            <table:table-cell office:value-type="string">
              <text:p>3</text:p>
            </table:table-cell>
            <table:table-cell office:value-type="float" office:value="600"/>
            <table:table-cell office:value-type="float" office:value="0.11394906044"/>
            <table:table-cell office:value-type="float" office:value="600"/>
            <table:table-cell office:value-type="float" office:value="0.168732881546"/>
          </table:table-row>
          <table:table-row>
            <table:table-cell office:value-type="string">
              <text:p>4</text:p>
            </table:table-cell>
            <table:table-cell office:value-type="float" office:value="800"/>
            <table:table-cell office:value-type="float" office:value="0.19916200637799999"/>
            <table:table-cell office:value-type="float" office:value="800"/>
            <table:table-cell office:value-type="float" office:value="0.30180811882000003"/>
          </table:table-row>
          <table:table-row>
            <table:table-cell office:value-type="string">
              <text:p>5</text:p>
            </table:table-cell>
            <table:table-cell office:value-type="float" office:value="1000"/>
            <table:table-cell office:value-type="float" office:value="0.31373715400699997"/>
            <table:table-cell office:value-type="float" office:value="1000"/>
            <table:table-cell office:value-type="float" office:value="0.46560096740700002"/>
          </table:table-row>
          <table:table-row>
            <table:table-cell office:value-type="string">
              <text:p>6</text:p>
            </table:table-cell>
            <table:table-cell office:value-type="float" office:value="1200"/>
            <table:table-cell office:value-type="float" office:value="0.45667791366600002"/>
            <table:table-cell office:value-type="float" office:value="1200"/>
            <table:table-cell office:value-type="float" office:value="0.65318393707300004"/>
          </table:table-row>
          <table:table-row>
            <table:table-cell office:value-type="string">
              <text:p>7</text:p>
            </table:table-cell>
            <table:table-cell office:value-type="float" office:value="1400"/>
            <table:table-cell office:value-type="float" office:value="0.57672405242900004"/>
            <table:table-cell office:value-type="float" office:value="1400"/>
            <table:table-cell office:value-type="float" office:value="0.87085890769999996"/>
          </table:table-row>
          <table:table-row>
            <table:table-cell office:value-type="string">
              <text:p>8</text:p>
            </table:table-cell>
            <table:table-cell office:value-type="float" office:value="1600"/>
            <table:table-cell office:value-type="float" office:value="0.76082801818800005"/>
            <table:table-cell office:value-type="float" office:value="1600"/>
            <table:table-cell office:value-type="float" office:value="1.1087441444399999"/>
          </table:table-row>
          <table:table-row>
            <table:table-cell office:value-type="string">
              <text:p>9</text:p>
            </table:table-cell>
            <table:table-cell office:value-type="float" office:value="1800"/>
            <table:table-cell office:value-type="float" office:value="0.99623012542699996"/>
            <table:table-cell office:value-type="float" office:value="1800"/>
            <table:table-cell office:value-type="float" office:value="1.44347405434"/>
          </table:table-row>
          <table:table-row>
            <table:table-cell office:value-type="string">
              <text:p>10</text:p>
            </table:table-cell>
            <table:table-cell office:value-type="float" office:value="2000"/>
            <table:table-cell office:value-type="float" office:value="1.2405200004600001"/>
            <table:table-cell office:value-type="float" office:value="2000"/>
            <table:table-cell office:value-type="float" office:value="1.78206801414"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04.75pt" svg:width="237.0pt" chart:style-name="Crt0">
        <chart:title chart:style-name="CT00">
          <text:p text:style-name="a0" text:class-names="" text:cond-style-name="">Laiko/elementų sk. priklausomybė</text:p>
        </chart:title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Elementų sk.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Laikas (s)</text:p>
            </chart:title>
            <chart:grid chart:class="major" chart:style-name="GMa1"/>
          </chart:axis>
          <chart:series chart:label-cell-address="local-table.$C$1" chart:values-cell-range-address="local-table.$C$2:.$C$11" chart:class="chart:scatter" chart:attached-axis="primary-y" chart:style-name="G0S0">
            <chart:domain table:cell-range-address="local-table.$B$2:.$B$11"/>
            <chart:data-point chart:repeated="10"/>
          </chart:series>
          <chart:series chart:label-cell-address="local-table.$E$1" chart:values-cell-range-address="local-table.$E$2:.$E$11" chart:class="chart:scatter" chart:attached-axis="primary-y" chart:style-name="G0S1">
            <chart:domain table:cell-range-address="local-table.$D$2:.$D$11"/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Y-Values</text:p>
              </table:table-cell>
              <table:table-cell/>
              <table:table-cell office:value-type="string">
                <text:p>Column1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3000"/>
            <table:table-cell office:value-type="float" office:value="2.6599919796"/>
            <table:table-cell office:value-type="float" office:value="3000"/>
            <table:table-cell office:value-type="float" office:value="3.8962850570700001"/>
          </table:table-row>
          <table:table-row>
            <table:table-cell office:value-type="string">
              <text:p>2</text:p>
            </table:table-cell>
            <table:table-cell office:value-type="float" office:value="5000"/>
            <table:table-cell office:value-type="float" office:value="7.33256602287"/>
            <table:table-cell office:value-type="float" office:value="5000"/>
            <table:table-cell office:value-type="float" office:value="10.7687971592"/>
          </table:table-row>
          <table:table-row>
            <table:table-cell office:value-type="string">
              <text:p>3</text:p>
            </table:table-cell>
            <table:table-cell office:value-type="float" office:value="10000"/>
            <table:table-cell office:value-type="float" office:value="29.5510778427"/>
            <table:table-cell office:value-type="float" office:value="10000"/>
            <table:table-cell office:value-type="float" office:value="43.671483039899996"/>
          </table:table-row>
          <table:table-row>
            <table:table-cell office:value-type="string">
              <text:p>4</text:p>
            </table:table-cell>
            <table:table-cell office:value-type="float" office:value="20000"/>
            <table:table-cell office:value-type="float" office:value="117.72426009199999"/>
            <table:table-cell office:value-type="float" office:value="20000"/>
            <table:table-cell office:value-type="float" office:value="174.706534863"/>
          </table:table-row>
          <table:table-row>
            <table:table-cell office:value-type="string">
              <text:p>5</text:p>
            </table:table-cell>
            <table:table-cell office:value-type="float" office:value="30000"/>
            <table:table-cell office:value-type="float" office:value="265.60230684300001"/>
            <table:table-cell office:value-type="float" office:value="30000"/>
            <table:table-cell office:value-type="float" office:value="394.67141318300003"/>
          </table:table-row>
          <table:table-row>
            <table:table-cell office:value-type="string">
              <text:p>6</text:p>
            </table:table-cell>
            <table:table-cell office:value-type="float" office:value="50000"/>
            <table:table-cell office:value-type="float" office:value="734.482411146"/>
            <table:table-cell office:value-type="float" office:value="50000"/>
            <table:table-cell office:value-type="float" office:value="1098.8865439900001"/>
          </table:table-row>
          <table:table-row>
            <table:table-cell office:value-type="string">
              <text:p>7</text:p>
            </table:table-cell>
            <table:table-cell office:value-type="float" office:value="100000"/>
            <table:table-cell office:value-type="float" office:value="2956.1005639999998"/>
            <table:table-cell office:value-type="float" office:value="100000"/>
            <table:table-cell office:value-type="float" office:value="4513.14706802"/>
          </table:table-row>
          <table:table-row>
            <table:table-cell office:value-type="string">
              <text:p>8</text:p>
            </table:table-cell>
            <table:table-cell/>
            <table:table-cell/>
            <table:table-cell/>
            <table:table-cell/>
          </table:table-row>
          <table:table-row>
            <table:table-cell office:value-type="string">
              <text:p>9</text:p>
            </table:table-cell>
            <table:table-cell/>
            <table:table-cell/>
            <table:table-cell/>
            <table:table-cell/>
          </table:table-row>
          <table:table-row>
            <table:table-cell office:value-type="string">
              <text:p>10</text:p>
            </table:table-cell>
            <table:table-cell/>
            <table:table-cell/>
            <table:table-cell/>
            <table:table-cell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174.75pt" svg:width="234.0pt" chart:style-name="Crt0">
        <chart:title chart:style-name="CT00">
          <text:p text:style-name="a0" text:class-names="" text:cond-style-name="">Operac. sk./elementų priklausomybė</text:p>
        </chart:title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Elementų sk.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Laikas (s)</text:p>
            </chart:title>
            <chart:grid chart:class="major" chart:style-name="GMa1"/>
          </chart:axis>
          <chart:series chart:label-cell-address="local-table.$C$1" chart:values-cell-range-address="local-table.$C$2:.$C$18" chart:class="chart:scatter" chart:attached-axis="primary-y" chart:style-name="G0S0">
            <chart:domain table:cell-range-address="local-table.$B$2:.$B$18"/>
            <chart:data-point chart:repeated="17"/>
          </chart:series>
          <chart:series chart:label-cell-address="local-table.$E$1" chart:values-cell-range-address="local-table.$E$2:.$E$18" chart:class="chart:scatter" chart:attached-axis="primary-y" chart:style-name="G0S1">
            <chart:domain table:cell-range-address="local-table.$D$2:.$D$18"/>
            <chart:data-point chart:repeated="1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Y-Values</text:p>
              </table:table-cell>
              <table:table-cell/>
              <table:table-cell office:value-type="string">
                <text:p>Column1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200"/>
            <table:table-cell office:value-type="float" office:value="34486"/>
            <table:table-cell office:value-type="float" office:value="200"/>
            <table:table-cell office:value-type="float" office:value="56096"/>
          </table:table-row>
          <table:table-row>
            <table:table-cell office:value-type="string">
              <text:p>2</text:p>
            </table:table-cell>
            <table:table-cell office:value-type="float" office:value="400"/>
            <table:table-cell office:value-type="float" office:value="118993"/>
            <table:table-cell office:value-type="float" office:value="400"/>
            <table:table-cell office:value-type="float" office:value="195951"/>
          </table:table-row>
          <table:table-row>
            <table:table-cell office:value-type="string">
              <text:p>3</text:p>
            </table:table-cell>
            <table:table-cell office:value-type="float" office:value="600"/>
            <table:table-cell office:value-type="float" office:value="255736"/>
            <table:table-cell office:value-type="float" office:value="600"/>
            <table:table-cell office:value-type="float" office:value="422188"/>
          </table:table-row>
          <table:table-row>
            <table:table-cell office:value-type="string">
              <text:p>4</text:p>
            </table:table-cell>
            <table:table-cell office:value-type="float" office:value="800"/>
            <table:table-cell office:value-type="float" office:value="455735"/>
            <table:table-cell office:value-type="float" office:value="800"/>
            <table:table-cell office:value-type="float" office:value="754576"/>
          </table:table-row>
          <table:table-row>
            <table:table-cell office:value-type="string">
              <text:p>5</text:p>
            </table:table-cell>
            <table:table-cell office:value-type="float" office:value="1000"/>
            <table:table-cell office:value-type="float" office:value="711695"/>
            <table:table-cell office:value-type="float" office:value="1000"/>
            <table:table-cell office:value-type="float" office:value="1178508"/>
          </table:table-row>
          <table:table-row>
            <table:table-cell office:value-type="string">
              <text:p>6</text:p>
            </table:table-cell>
            <table:table-cell office:value-type="float" office:value="1200"/>
            <table:table-cell office:value-type="float" office:value="1001335"/>
            <table:table-cell office:value-type="float" office:value="1200"/>
            <table:table-cell office:value-type="float" office:value="1662029"/>
          </table:table-row>
          <table:table-row>
            <table:table-cell office:value-type="string">
              <text:p>7</text:p>
            </table:table-cell>
            <table:table-cell office:value-type="float" office:value="1400"/>
            <table:table-cell office:value-type="float" office:value="1329738"/>
            <table:table-cell office:value-type="float" office:value="1400"/>
            <table:table-cell office:value-type="float" office:value="2209305"/>
          </table:table-row>
          <table:table-row>
            <table:table-cell office:value-type="string">
              <text:p>8</text:p>
            </table:table-cell>
            <table:table-cell office:value-type="float" office:value="1600"/>
            <table:table-cell office:value-type="float" office:value="1719055"/>
            <table:table-cell office:value-type="float" office:value="1600"/>
            <table:table-cell office:value-type="float" office:value="2857383"/>
          </table:table-row>
          <table:table-row>
            <table:table-cell office:value-type="string">
              <text:p>9</text:p>
            </table:table-cell>
            <table:table-cell office:value-type="float" office:value="1800"/>
            <table:table-cell office:value-type="float" office:value="2226430"/>
            <table:table-cell office:value-type="float" office:value="1800"/>
            <table:table-cell office:value-type="float" office:value="3697037"/>
          </table:table-row>
          <table:table-row>
            <table:table-cell office:value-type="string">
              <text:p>10</text:p>
            </table:table-cell>
            <table:table-cell office:value-type="float" office:value="2000"/>
            <table:table-cell office:value-type="float" office:value="2681600"/>
            <table:table-cell office:value-type="float" office:value="2000"/>
            <table:table-cell office:value-type="float" office:value="4455230"/>
          </table:table-row>
          <table:table-row>
            <table:table-cell office:value-type="string">
              <text:p>11</text:p>
            </table:table-cell>
            <table:table-cell/>
            <table:table-cell/>
            <table:table-cell/>
            <table:table-cell/>
          </table:table-row>
          <table:table-row>
            <table:table-cell office:value-type="string">
              <text:p>12</text:p>
            </table:table-cell>
            <table:table-cell/>
            <table:table-cell/>
            <table:table-cell/>
            <table:table-cell/>
          </table:table-row>
          <table:table-row>
            <table:table-cell office:value-type="string">
              <text:p>13</text:p>
            </table:table-cell>
            <table:table-cell/>
            <table:table-cell/>
            <table:table-cell/>
            <table:table-cell/>
          </table:table-row>
          <table:table-row>
            <table:table-cell office:value-type="string">
              <text:p>14</text:p>
            </table:table-cell>
            <table:table-cell/>
            <table:table-cell/>
            <table:table-cell/>
            <table:table-cell/>
          </table:table-row>
          <table:table-row>
            <table:table-cell office:value-type="string">
              <text:p>15</text:p>
            </table:table-cell>
            <table:table-cell/>
            <table:table-cell/>
            <table:table-cell/>
            <table:table-cell/>
          </table:table-row>
          <table:table-row>
            <table:table-cell office:value-type="string">
              <text:p>16</text:p>
            </table:table-cell>
            <table:table-cell/>
            <table:table-cell/>
            <table:table-cell/>
            <table:table-cell/>
          </table:table-row>
          <table:table-row>
            <table:table-cell office:value-type="string">
              <text:p>17</text:p>
            </table:table-cell>
            <table:table-cell/>
            <table:table-cell/>
            <table:table-cell/>
            <table:table-cell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174.75pt" svg:width="240.0pt" chart:style-name="Crt0">
        <chart:title chart:style-name="CT00">
          <text:p text:style-name="a0" text:class-names="" text:cond-style-name="">Operac. sk./elementų priklausomybė</text:p>
        </chart:title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Elementų sk.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Laikas (s)</text:p>
            </chart:title>
            <chart:grid chart:class="major" chart:style-name="GMa1"/>
          </chart:axis>
          <chart:series chart:label-cell-address="local-table.$C$1" chart:values-cell-range-address="local-table.$C$2:.$C$18" chart:class="chart:scatter" chart:attached-axis="primary-y" chart:style-name="G0S0">
            <chart:domain table:cell-range-address="local-table.$B$2:.$B$18"/>
            <chart:data-point chart:repeated="17"/>
          </chart:series>
          <chart:series chart:label-cell-address="local-table.$E$1" chart:values-cell-range-address="local-table.$E$2:.$E$18" chart:class="chart:scatter" chart:attached-axis="primary-y" chart:style-name="G0S1">
            <chart:domain table:cell-range-address="local-table.$D$2:.$D$18"/>
            <chart:data-point chart:repeated="1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Y-Values</text:p>
              </table:table-cell>
              <table:table-cell/>
              <table:table-cell office:value-type="string">
                <text:p>Column1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3000"/>
            <table:table-cell office:value-type="float" office:value="5973089"/>
            <table:table-cell office:value-type="float" office:value="3000"/>
            <table:table-cell office:value-type="float" office:value="9941081"/>
          </table:table-row>
          <table:table-row>
            <table:table-cell office:value-type="string">
              <text:p>2</text:p>
            </table:table-cell>
            <table:table-cell office:value-type="float" office:value="5000"/>
            <table:table-cell office:value-type="float" office:value="16575953"/>
            <table:table-cell office:value-type="float" office:value="5000"/>
            <table:table-cell office:value-type="float" office:value="27603363"/>
          </table:table-row>
          <table:table-row>
            <table:table-cell office:value-type="string">
              <text:p>3</text:p>
            </table:table-cell>
            <table:table-cell office:value-type="float" office:value="10000"/>
            <table:table-cell office:value-type="float" office:value="66196647"/>
            <table:table-cell office:value-type="float" office:value="10000"/>
            <table:table-cell office:value-type="float" office:value="110270250"/>
          </table:table-row>
          <table:table-row>
            <table:table-cell office:value-type="string">
              <text:p>4</text:p>
            </table:table-cell>
            <table:table-cell office:value-type="float" office:value="20000"/>
            <table:table-cell office:value-type="float" office:value="263500943"/>
            <table:table-cell office:value-type="float" office:value="20000"/>
            <table:table-cell office:value-type="float" office:value="439015347"/>
          </table:table-row>
          <table:table-row>
            <table:table-cell office:value-type="string">
              <text:p>5</text:p>
            </table:table-cell>
            <table:table-cell office:value-type="float" office:value="30000"/>
            <table:table-cell office:value-type="float" office:value="593854711"/>
            <table:table-cell office:value-type="float" office:value="30000"/>
            <table:table-cell office:value-type="float" office:value="989608952"/>
          </table:table-row>
          <table:table-row>
            <table:table-cell office:value-type="string">
              <text:p>6</text:p>
            </table:table-cell>
            <table:table-cell office:value-type="float" office:value="50000"/>
            <table:table-cell office:value-type="float" office:value="1643497575"/>
            <table:table-cell office:value-type="float" office:value="50000"/>
            <table:table-cell office:value-type="float" office:value="2738745233"/>
          </table:table-row>
          <table:table-row>
            <table:table-cell office:value-type="string">
              <text:p>7</text:p>
            </table:table-cell>
            <table:table-cell office:value-type="float" office:value="100000"/>
            <table:table-cell office:value-type="float" office:value="6588102715"/>
            <table:table-cell office:value-type="float" office:value="100000"/>
            <table:table-cell office:value-type="float" office:value="10979540748"/>
          </table:table-row>
          <table:table-row>
            <table:table-cell office:value-type="string">
              <text:p>8</text:p>
            </table:table-cell>
            <table:table-cell/>
            <table:table-cell/>
            <table:table-cell/>
            <table:table-cell/>
          </table:table-row>
          <table:table-row>
            <table:table-cell office:value-type="string">
              <text:p>9</text:p>
            </table:table-cell>
            <table:table-cell/>
            <table:table-cell/>
            <table:table-cell/>
            <table:table-cell/>
          </table:table-row>
          <table:table-row>
            <table:table-cell office:value-type="string">
              <text:p>10</text:p>
            </table:table-cell>
            <table:table-cell/>
            <table:table-cell/>
            <table:table-cell/>
            <table:table-cell/>
          </table:table-row>
          <table:table-row>
            <table:table-cell office:value-type="string">
              <text:p>11</text:p>
            </table:table-cell>
            <table:table-cell/>
            <table:table-cell/>
            <table:table-cell/>
            <table:table-cell/>
          </table:table-row>
          <table:table-row>
            <table:table-cell office:value-type="string">
              <text:p>12</text:p>
            </table:table-cell>
            <table:table-cell/>
            <table:table-cell/>
            <table:table-cell/>
            <table:table-cell/>
          </table:table-row>
          <table:table-row>
            <table:table-cell office:value-type="string">
              <text:p>13</text:p>
            </table:table-cell>
            <table:table-cell/>
            <table:table-cell/>
            <table:table-cell/>
            <table:table-cell/>
          </table:table-row>
          <table:table-row>
            <table:table-cell office:value-type="string">
              <text:p>14</text:p>
            </table:table-cell>
            <table:table-cell/>
            <table:table-cell/>
            <table:table-cell/>
            <table:table-cell/>
          </table:table-row>
          <table:table-row>
            <table:table-cell office:value-type="string">
              <text:p>15</text:p>
            </table:table-cell>
            <table:table-cell/>
            <table:table-cell/>
            <table:table-cell/>
            <table:table-cell/>
          </table:table-row>
          <table:table-row>
            <table:table-cell office:value-type="string">
              <text:p>16</text:p>
            </table:table-cell>
            <table:table-cell/>
            <table:table-cell/>
            <table:table-cell/>
            <table:table-cell/>
          </table:table-row>
          <table:table-row>
            <table:table-cell office:value-type="string">
              <text:p>17</text:p>
            </table:table-cell>
            <table:table-cell/>
            <table:table-cell/>
            <table:table-cell/>
            <table:table-cell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174.75pt" svg:width="235.5pt" chart:style-name="Crt0">
        <chart:title chart:style-name="CT00">
          <text:p text:style-name="a0" text:class-names="" text:cond-style-name="">Laiko/elementų priklausomybė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Laikas (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Elementų sk.</text:p>
            </chart:title>
          </chart:axis>
          <chart:series chart:label-cell-address="local-table.$C$1" chart:values-cell-range-address="local-table.$C$2:.$C$11" chart:class="chart:scatter" chart:attached-axis="primary-y" chart:style-name="G0S0">
            <chart:domain table:cell-range-address="local-table.$B$2:.$B$11"/>
            <chart:data-point chart:repeated="10"/>
          </chart:series>
          <chart:series chart:label-cell-address="local-table.$E$1" chart:values-cell-range-address="local-table.$E$2:.$E$11" chart:class="chart:scatter" chart:attached-axis="primary-y" chart:style-name="G0S1">
            <chart:domain table:cell-range-address="local-table.$D$2:.$D$11"/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Masyvas</text:p>
              </table:table-cell>
              <table:table-cell/>
              <table:table-cell office:value-type="string">
                <text:p>Column1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200"/>
            <table:table-cell office:value-type="float" office:value="2.80029773712E-2"/>
            <table:table-cell office:value-type="float" office:value="200"/>
            <table:table-cell office:value-type="float" office:value="4.6942949295000001E-2"/>
          </table:table-row>
          <table:table-row>
            <table:table-cell office:value-type="string">
              <text:p>2</text:p>
            </table:table-cell>
            <table:table-cell office:value-type="float" office:value="400"/>
            <table:table-cell office:value-type="float" office:value="3.7768840789800001E-2"/>
            <table:table-cell office:value-type="float" office:value="400"/>
            <table:table-cell office:value-type="float" office:value="0.13860106468200001"/>
          </table:table-row>
          <table:table-row>
            <table:table-cell office:value-type="string">
              <text:p>3</text:p>
            </table:table-cell>
            <table:table-cell office:value-type="float" office:value="600"/>
            <table:table-cell office:value-type="float" office:value="6.0698032379199997E-2"/>
            <table:table-cell office:value-type="float" office:value="600"/>
            <table:table-cell office:value-type="float" office:value="0.27435708046000001"/>
          </table:table-row>
          <table:table-row>
            <table:table-cell office:value-type="string">
              <text:p>4</text:p>
            </table:table-cell>
            <table:table-cell office:value-type="float" office:value="800"/>
            <table:table-cell office:value-type="float" office:value="8.4857940673799995E-2"/>
            <table:table-cell office:value-type="float" office:value="800"/>
            <table:table-cell office:value-type="float" office:value="0.46361017227200002"/>
          </table:table-row>
          <table:table-row>
            <table:table-cell office:value-type="string">
              <text:p>5</text:p>
            </table:table-cell>
            <table:table-cell office:value-type="float" office:value="1000"/>
            <table:table-cell office:value-type="float" office:value="0.108127832413"/>
            <table:table-cell office:value-type="float" office:value="1000"/>
            <table:table-cell office:value-type="float" office:value="0.70389890670800004"/>
          </table:table-row>
          <table:table-row>
            <table:table-cell office:value-type="string">
              <text:p>6</text:p>
            </table:table-cell>
            <table:table-cell office:value-type="float" office:value="1200"/>
            <table:table-cell office:value-type="float" office:value="0.13484692573500001"/>
            <table:table-cell office:value-type="float" office:value="1200"/>
            <table:table-cell office:value-type="float" office:value="0.98289299011200004"/>
          </table:table-row>
          <table:table-row>
            <table:table-cell office:value-type="string">
              <text:p>7</text:p>
            </table:table-cell>
            <table:table-cell office:value-type="float" office:value="1400"/>
            <table:table-cell office:value-type="float" office:value="0.161478042603"/>
            <table:table-cell office:value-type="float" office:value="1400"/>
            <table:table-cell office:value-type="float" office:value="1.2996740341199999"/>
          </table:table-row>
          <table:table-row>
            <table:table-cell office:value-type="string">
              <text:p>8</text:p>
            </table:table-cell>
            <table:table-cell office:value-type="float" office:value="1600"/>
            <table:table-cell office:value-type="float" office:value="0.18662214279200001"/>
            <table:table-cell office:value-type="float" office:value="1600"/>
            <table:table-cell office:value-type="float" office:value="1.6599550247199999"/>
          </table:table-row>
          <table:table-row>
            <table:table-cell office:value-type="string">
              <text:p>9</text:p>
            </table:table-cell>
            <table:table-cell office:value-type="float" office:value="1800"/>
            <table:table-cell office:value-type="float" office:value="0.21442508697500001"/>
            <table:table-cell office:value-type="float" office:value="1800"/>
            <table:table-cell office:value-type="float" office:value="2.0940158367200001"/>
          </table:table-row>
          <table:table-row>
            <table:table-cell office:value-type="string">
              <text:p>10</text:p>
            </table:table-cell>
            <table:table-cell office:value-type="float" office:value="2000"/>
            <table:table-cell office:value-type="float" office:value="0.240694046021"/>
            <table:table-cell office:value-type="float" office:value="2000"/>
            <table:table-cell office:value-type="float" office:value="2.5060720443700002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175.75pt" svg:width="243.0pt" chart:style-name="Crt0">
        <chart:title chart:style-name="CT00">
          <text:p text:style-name="a0" text:class-names="" text:cond-style-name="">Laiko/elementų priklausomybė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Laikas (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Elementų sk.</text:p>
            </chart:title>
            <chart:grid chart:class="major" chart:style-name="GMa1"/>
          </chart:axis>
          <chart:series chart:label-cell-address="local-table.$C$1" chart:values-cell-range-address="local-table.$C$2:.$C$9" chart:class="chart:scatter" chart:attached-axis="primary-y" chart:style-name="G0S0">
            <chart:domain table:cell-range-address="local-table.$B$2:.$B$9"/>
            <chart:data-point chart:repeated="8"/>
          </chart:series>
          <chart:series chart:label-cell-address="local-table.$E$1" chart:values-cell-range-address="local-table.$E$2:.$E$9" chart:class="chart:scatter" chart:attached-axis="primary-y" chart:style-name="G0S1">
            <chart:domain table:cell-range-address="local-table.$D$2:.$D$9"/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Masyvas</text:p>
              </table:table-cell>
              <table:table-cell/>
              <table:table-cell office:value-type="string">
                <text:p>Sąrašas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2000"/>
            <table:table-cell office:value-type="float" office:value="0.240694046021"/>
            <table:table-cell office:value-type="float" office:value="2000"/>
            <table:table-cell office:value-type="float" office:value="2.5060720443700002"/>
          </table:table-row>
          <table:table-row>
            <table:table-cell office:value-type="string">
              <text:p>2</text:p>
            </table:table-cell>
            <table:table-cell office:value-type="float" office:value="3000"/>
            <table:table-cell office:value-type="float" office:value="0.38311815261799997"/>
            <table:table-cell office:value-type="float" office:value="3000"/>
            <table:table-cell office:value-type="float" office:value="5.4382550716400004"/>
          </table:table-row>
          <table:table-row>
            <table:table-cell office:value-type="string">
              <text:p>3</text:p>
            </table:table-cell>
            <table:table-cell office:value-type="float" office:value="5000"/>
            <table:table-cell office:value-type="float" office:value="0.68344283103900005"/>
            <table:table-cell office:value-type="float" office:value="5000"/>
            <table:table-cell office:value-type="float" office:value="14.874557972"/>
          </table:table-row>
          <table:table-row>
            <table:table-cell office:value-type="string">
              <text:p>4</text:p>
            </table:table-cell>
            <table:table-cell office:value-type="float" office:value="10000"/>
            <table:table-cell office:value-type="float" office:value="1.4742558002499999"/>
            <table:table-cell office:value-type="float" office:value="10000"/>
            <table:table-cell office:value-type="float" office:value="57.768178939800002"/>
          </table:table-row>
          <table:table-row>
            <table:table-cell office:value-type="string">
              <text:p>5</text:p>
            </table:table-cell>
            <table:table-cell office:value-type="float" office:value="20000"/>
            <table:table-cell office:value-type="float" office:value="3.1796071529400001"/>
            <table:table-cell office:value-type="float" office:value="20000"/>
            <table:table-cell office:value-type="float" office:value="228.49127292599999"/>
          </table:table-row>
          <table:table-row>
            <table:table-cell office:value-type="string">
              <text:p>6</text:p>
            </table:table-cell>
            <table:table-cell office:value-type="float" office:value="30000"/>
            <table:table-cell office:value-type="float" office:value="5.0397748947099998"/>
            <table:table-cell office:value-type="float" office:value="30000"/>
            <table:table-cell office:value-type="float" office:value="507.87328410100002"/>
          </table:table-row>
          <table:table-row>
            <table:table-cell office:value-type="string">
              <text:p>7</text:p>
            </table:table-cell>
            <table:table-cell office:value-type="float" office:value="50000"/>
            <table:table-cell office:value-type="float" office:value="8.8200900554700006"/>
            <table:table-cell office:value-type="float" office:value="50000"/>
            <table:table-cell office:value-type="float" office:value="1403.4774289100001"/>
          </table:table-row>
          <table:table-row>
            <table:table-cell office:value-type="string">
              <text:p>8</text:p>
            </table:table-cell>
            <table:table-cell office:value-type="float" office:value="100000"/>
            <table:table-cell office:value-type="float" office:value="18.779695987699998"/>
            <table:table-cell office:value-type="float" office:value="100000"/>
            <table:table-cell office:value-type="float" office:value="5600.1935019499997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174.75pt" svg:width="234.0pt" chart:style-name="Crt0">
        <chart:title chart:style-name="CT00">
          <text:p text:style-name="a0" text:class-names="" text:cond-style-name="">Operac. sk./elementų priklausomybė</text:p>
        </chart:title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Elementų sk.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Laikas (s)</text:p>
            </chart:title>
            <chart:grid chart:class="major" chart:style-name="GMa1"/>
          </chart:axis>
          <chart:series chart:label-cell-address="local-table.$C$1" chart:values-cell-range-address="local-table.$C$2:.$C$18" chart:class="chart:scatter" chart:attached-axis="primary-y" chart:style-name="G0S0">
            <chart:domain table:cell-range-address="local-table.$B$2:.$B$18"/>
            <chart:data-point chart:repeated="17"/>
          </chart:series>
          <chart:series chart:label-cell-address="local-table.$E$1" chart:values-cell-range-address="local-table.$E$2:.$E$18" chart:class="chart:scatter" chart:attached-axis="primary-y" chart:style-name="G0S1">
            <chart:domain table:cell-range-address="local-table.$D$2:.$D$18"/>
            <chart:data-point chart:repeated="1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Y-Values</text:p>
              </table:table-cell>
              <table:table-cell/>
              <table:table-cell office:value-type="string">
                <text:p>Column1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200"/>
            <table:table-cell office:value-type="float" office:value="30480"/>
            <table:table-cell office:value-type="float" office:value="200"/>
            <table:table-cell office:value-type="float" office:value="136834"/>
          </table:table-row>
          <table:table-row>
            <table:table-cell office:value-type="string">
              <text:p>2</text:p>
            </table:table-cell>
            <table:table-cell office:value-type="float" office:value="400"/>
            <table:table-cell office:value-type="float" office:value="68968"/>
            <table:table-cell office:value-type="float" office:value="400"/>
            <table:table-cell office:value-type="float" office:value="447930"/>
          </table:table-row>
          <table:table-row>
            <table:table-cell office:value-type="string">
              <text:p>3</text:p>
            </table:table-cell>
            <table:table-cell office:value-type="float" office:value="600"/>
            <table:table-cell office:value-type="float" office:value="110389"/>
            <table:table-cell office:value-type="float" office:value="600"/>
            <table:table-cell office:value-type="float" office:value="905297"/>
          </table:table-row>
          <table:table-row>
            <table:table-cell office:value-type="string">
              <text:p>4</text:p>
            </table:table-cell>
            <table:table-cell office:value-type="float" office:value="800"/>
            <table:table-cell office:value-type="float" office:value="153902"/>
            <table:table-cell office:value-type="float" office:value="800"/>
            <table:table-cell office:value-type="float" office:value="1533798"/>
          </table:table-row>
          <table:table-row>
            <table:table-cell office:value-type="string">
              <text:p>5</text:p>
            </table:table-cell>
            <table:table-cell office:value-type="float" office:value="1000"/>
            <table:table-cell office:value-type="float" office:value="197436"/>
            <table:table-cell office:value-type="float" office:value="1000"/>
            <table:table-cell office:value-type="float" office:value="2346424"/>
          </table:table-row>
          <table:table-row>
            <table:table-cell office:value-type="string">
              <text:p>6</text:p>
            </table:table-cell>
            <table:table-cell office:value-type="float" office:value="1200"/>
            <table:table-cell office:value-type="float" office:value="244737"/>
            <table:table-cell office:value-type="float" office:value="1200"/>
            <table:table-cell office:value-type="float" office:value="3315345"/>
          </table:table-row>
          <table:table-row>
            <table:table-cell office:value-type="string">
              <text:p>7</text:p>
            </table:table-cell>
            <table:table-cell office:value-type="float" office:value="1400"/>
            <table:table-cell office:value-type="float" office:value="292258"/>
            <table:table-cell office:value-type="float" office:value="1400"/>
            <table:table-cell office:value-type="float" office:value="4461120"/>
          </table:table-row>
          <table:table-row>
            <table:table-cell office:value-type="string">
              <text:p>8</text:p>
            </table:table-cell>
            <table:table-cell office:value-type="float" office:value="1600"/>
            <table:table-cell office:value-type="float" office:value="339798"/>
            <table:table-cell office:value-type="float" office:value="1600"/>
            <table:table-cell office:value-type="float" office:value="5710916"/>
          </table:table-row>
          <table:table-row>
            <table:table-cell office:value-type="string">
              <text:p>9</text:p>
            </table:table-cell>
            <table:table-cell office:value-type="float" office:value="1800"/>
            <table:table-cell office:value-type="float" office:value="387430"/>
            <table:table-cell office:value-type="float" office:value="1800"/>
            <table:table-cell office:value-type="float" office:value="7260512"/>
          </table:table-row>
          <table:table-row>
            <table:table-cell office:value-type="string">
              <text:p>10</text:p>
            </table:table-cell>
            <table:table-cell office:value-type="float" office:value="2000"/>
            <table:table-cell office:value-type="float" office:value="435230"/>
            <table:table-cell office:value-type="float" office:value="2000"/>
            <table:table-cell office:value-type="float" office:value="8734050"/>
          </table:table-row>
          <table:table-row>
            <table:table-cell office:value-type="string">
              <text:p>11</text:p>
            </table:table-cell>
            <table:table-cell/>
            <table:table-cell/>
            <table:table-cell/>
            <table:table-cell/>
          </table:table-row>
          <table:table-row>
            <table:table-cell office:value-type="string">
              <text:p>12</text:p>
            </table:table-cell>
            <table:table-cell/>
            <table:table-cell/>
            <table:table-cell/>
            <table:table-cell/>
          </table:table-row>
          <table:table-row>
            <table:table-cell office:value-type="string">
              <text:p>13</text:p>
            </table:table-cell>
            <table:table-cell/>
            <table:table-cell/>
            <table:table-cell/>
            <table:table-cell/>
          </table:table-row>
          <table:table-row>
            <table:table-cell office:value-type="string">
              <text:p>14</text:p>
            </table:table-cell>
            <table:table-cell/>
            <table:table-cell/>
            <table:table-cell/>
            <table:table-cell/>
          </table:table-row>
          <table:table-row>
            <table:table-cell office:value-type="string">
              <text:p>15</text:p>
            </table:table-cell>
            <table:table-cell/>
            <table:table-cell/>
            <table:table-cell/>
            <table:table-cell/>
          </table:table-row>
          <table:table-row>
            <table:table-cell office:value-type="string">
              <text:p>16</text:p>
            </table:table-cell>
            <table:table-cell/>
            <table:table-cell/>
            <table:table-cell/>
            <table:table-cell/>
          </table:table-row>
          <table:table-row>
            <table:table-cell office:value-type="string">
              <text:p>17</text:p>
            </table:table-cell>
            <table:table-cell/>
            <table:table-cell/>
            <table:table-cell/>
            <table:table-cell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174.75pt" svg:width="240.0pt" chart:style-name="Crt0">
        <chart:title chart:style-name="CT00">
          <text:p text:style-name="a0" text:class-names="" text:cond-style-name="">Operac. sk./elementų priklausomybė</text:p>
        </chart:title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Elementų sk.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Laikas (s)</text:p>
            </chart:title>
            <chart:grid chart:class="major" chart:style-name="GMa1"/>
          </chart:axis>
          <chart:series chart:label-cell-address="local-table.$C$1" chart:values-cell-range-address="local-table.$C$2:.$C$18" chart:class="chart:scatter" chart:attached-axis="primary-y" chart:style-name="G0S0">
            <chart:domain table:cell-range-address="local-table.$B$2:.$B$18"/>
            <chart:data-point chart:repeated="17"/>
          </chart:series>
          <chart:series chart:label-cell-address="local-table.$E$1" chart:values-cell-range-address="local-table.$E$2:.$E$18" chart:class="chart:scatter" chart:attached-axis="primary-y" chart:style-name="G0S1">
            <chart:domain table:cell-range-address="local-table.$D$2:.$D$18"/>
            <chart:data-point chart:repeated="1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Y-Values</text:p>
              </table:table-cell>
              <table:table-cell/>
              <table:table-cell office:value-type="string">
                <text:p>Column1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3000"/>
            <table:table-cell office:value-type="float" office:value="692010"/>
            <table:table-cell office:value-type="float" office:value="3000"/>
            <table:table-cell office:value-type="float" office:value="18988868"/>
          </table:table-row>
          <table:table-row>
            <table:table-cell office:value-type="string">
              <text:p>2</text:p>
            </table:table-cell>
            <table:table-cell office:value-type="float" office:value="5000"/>
            <table:table-cell office:value-type="float" office:value="1226696"/>
            <table:table-cell office:value-type="float" office:value="5000"/>
            <table:table-cell office:value-type="float" office:value="52323344"/>
          </table:table-row>
          <table:table-row>
            <table:table-cell office:value-type="string">
              <text:p>3</text:p>
            </table:table-cell>
            <table:table-cell office:value-type="float" office:value="10000"/>
            <table:table-cell office:value-type="float" office:value="2651839"/>
            <table:table-cell office:value-type="float" office:value="10000"/>
            <table:table-cell office:value-type="float" office:value="204461345"/>
          </table:table-row>
          <table:table-row>
            <table:table-cell office:value-type="string">
              <text:p>4</text:p>
            </table:table-cell>
            <table:table-cell office:value-type="float" office:value="20000"/>
            <table:table-cell office:value-type="float" office:value="5703938"/>
            <table:table-cell office:value-type="float" office:value="20000"/>
            <table:table-cell office:value-type="float" office:value="809978924"/>
          </table:table-row>
          <table:table-row>
            <table:table-cell office:value-type="string">
              <text:p>5</text:p>
            </table:table-cell>
            <table:table-cell office:value-type="float" office:value="30000"/>
            <table:table-cell office:value-type="float" office:value="8886143"/>
            <table:table-cell office:value-type="float" office:value="30000"/>
            <table:table-cell office:value-type="float" office:value="1814532217"/>
          </table:table-row>
          <table:table-row>
            <table:table-cell office:value-type="string">
              <text:p>6</text:p>
            </table:table-cell>
            <table:table-cell office:value-type="float" office:value="50000"/>
            <table:table-cell office:value-type="float" office:value="15590694"/>
            <table:table-cell office:value-type="float" office:value="50000"/>
            <table:table-cell office:value-type="float" office:value="5024689734"/>
          </table:table-row>
          <table:table-row>
            <table:table-cell office:value-type="string">
              <text:p>7</text:p>
            </table:table-cell>
            <table:table-cell office:value-type="float" office:value="100000"/>
            <table:table-cell office:value-type="float" office:value="33181753"/>
            <table:table-cell office:value-type="float" office:value="100000"/>
            <table:table-cell office:value-type="float" office:value="20036545219"/>
          </table:table-row>
          <table:table-row>
            <table:table-cell office:value-type="string">
              <text:p>8</text:p>
            </table:table-cell>
            <table:table-cell/>
            <table:table-cell/>
            <table:table-cell/>
            <table:table-cell/>
          </table:table-row>
          <table:table-row>
            <table:table-cell office:value-type="string">
              <text:p>9</text:p>
            </table:table-cell>
            <table:table-cell/>
            <table:table-cell/>
            <table:table-cell/>
            <table:table-cell/>
          </table:table-row>
          <table:table-row>
            <table:table-cell office:value-type="string">
              <text:p>10</text:p>
            </table:table-cell>
            <table:table-cell/>
            <table:table-cell/>
            <table:table-cell/>
            <table:table-cell/>
          </table:table-row>
          <table:table-row>
            <table:table-cell office:value-type="string">
              <text:p>11</text:p>
            </table:table-cell>
            <table:table-cell/>
            <table:table-cell/>
            <table:table-cell/>
            <table:table-cell/>
          </table:table-row>
          <table:table-row>
            <table:table-cell office:value-type="string">
              <text:p>12</text:p>
            </table:table-cell>
            <table:table-cell/>
            <table:table-cell/>
            <table:table-cell/>
            <table:table-cell/>
          </table:table-row>
          <table:table-row>
            <table:table-cell office:value-type="string">
              <text:p>13</text:p>
            </table:table-cell>
            <table:table-cell/>
            <table:table-cell/>
            <table:table-cell/>
            <table:table-cell/>
          </table:table-row>
          <table:table-row>
            <table:table-cell office:value-type="string">
              <text:p>14</text:p>
            </table:table-cell>
            <table:table-cell/>
            <table:table-cell/>
            <table:table-cell/>
            <table:table-cell/>
          </table:table-row>
          <table:table-row>
            <table:table-cell office:value-type="string">
              <text:p>15</text:p>
            </table:table-cell>
            <table:table-cell/>
            <table:table-cell/>
            <table:table-cell/>
            <table:table-cell/>
          </table:table-row>
          <table:table-row>
            <table:table-cell office:value-type="string">
              <text:p>16</text:p>
            </table:table-cell>
            <table:table-cell/>
            <table:table-cell/>
            <table:table-cell/>
            <table:table-cell/>
          </table:table-row>
          <table:table-row>
            <table:table-cell office:value-type="string">
              <text:p>17</text:p>
            </table:table-cell>
            <table:table-cell/>
            <table:table-cell/>
            <table:table-cell/>
            <table:table-cell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mml:math xmlns:mml="http://www.w3.org/1998/Math/MathML" xmlns:m="http://schemas.openxmlformats.org/officeDocument/2006/math">
  <mml:mi>T</mml:mi>
  <mml:mo>(</mml:mo>
  <mml:mi>n</mml:mi>
  <mml:mo>)</mml:mo>
  <mml:mo>=</mml:mo>
  <mml:mi>O</mml:mi>
  <mml:mo>(</mml:mo>
  <mml:msup>
    <mml:mrow>
      <mml:mi>n</mml:mi>
    </mml:mrow>
    <mml:mrow>
      <mml:mn>2</mml:mn>
    </mml:mrow>
  </mml:msup>
  <mml:mo>)</mml:mo>
</mml:math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04.75pt" svg:width="237.0pt" chart:style-name="Crt0">
        <chart:title chart:style-name="CT00">
          <text:p text:style-name="a0" text:class-names="" text:cond-style-name="">Laiko/elementų sk. priklausomybė</text:p>
        </chart:title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Elementų sk.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Laikas (s)</text:p>
            </chart:title>
            <chart:grid chart:class="major" chart:style-name="GMa1"/>
          </chart:axis>
          <chart:series chart:label-cell-address="local-table.$C$1" chart:values-cell-range-address="local-table.$C$2:.$C$11" chart:class="chart:scatter" chart:attached-axis="primary-y" chart:style-name="G0S0">
            <chart:domain table:cell-range-address="local-table.$B$2:.$B$11"/>
            <chart:data-point chart:repeated="10"/>
          </chart:series>
          <chart:series chart:label-cell-address="local-table.$E$1" chart:values-cell-range-address="local-table.$E$2:.$E$11" chart:class="chart:scatter" chart:attached-axis="primary-y" chart:style-name="G0S1">
            <chart:domain table:cell-range-address="local-table.$D$2:.$D$11"/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Y-Values</text:p>
              </table:table-cell>
              <table:table-cell/>
              <table:table-cell office:value-type="string">
                <text:p>Column1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200"/>
            <table:table-cell office:value-type="float" office:value="7.2298049926800001E-3"/>
            <table:table-cell office:value-type="float" office:value="200"/>
            <table:table-cell office:value-type="float" office:value="2.64909267426E-2"/>
          </table:table-row>
          <table:table-row>
            <table:table-cell office:value-type="string">
              <text:p>2</text:p>
            </table:table-cell>
            <table:table-cell office:value-type="float" office:value="400"/>
            <table:table-cell office:value-type="float" office:value="1.6115188598599998E-2"/>
            <table:table-cell office:value-type="float" office:value="400"/>
            <table:table-cell office:value-type="float" office:value="7.6653003692600002E-2"/>
          </table:table-row>
          <table:table-row>
            <table:table-cell office:value-type="string">
              <text:p>3</text:p>
            </table:table-cell>
            <table:table-cell office:value-type="float" office:value="600"/>
            <table:table-cell office:value-type="float" office:value="2.6094913482699999E-2"/>
            <table:table-cell office:value-type="float" office:value="600"/>
            <table:table-cell office:value-type="float" office:value="0.140232086182"/>
          </table:table-row>
          <table:table-row>
            <table:table-cell office:value-type="string">
              <text:p>4</text:p>
            </table:table-cell>
            <table:table-cell office:value-type="float" office:value="800"/>
            <table:table-cell office:value-type="float" office:value="3.5885095596300001E-2"/>
            <table:table-cell office:value-type="float" office:value="800"/>
            <table:table-cell office:value-type="float" office:value="0.23572897911099999"/>
          </table:table-row>
          <table:table-row>
            <table:table-cell office:value-type="string">
              <text:p>5</text:p>
            </table:table-cell>
            <table:table-cell office:value-type="float" office:value="1000"/>
            <table:table-cell office:value-type="float" office:value="5.18169403076E-2"/>
            <table:table-cell office:value-type="float" office:value="1000"/>
            <table:table-cell office:value-type="float" office:value="0.37032890319799999"/>
          </table:table-row>
          <table:table-row>
            <table:table-cell office:value-type="string">
              <text:p>6</text:p>
            </table:table-cell>
            <table:table-cell office:value-type="float" office:value="1200"/>
            <table:table-cell office:value-type="float" office:value="5.70778846741E-2"/>
            <table:table-cell office:value-type="float" office:value="1200"/>
            <table:table-cell office:value-type="float" office:value="0.49894380569500002"/>
          </table:table-row>
          <table:table-row>
            <table:table-cell office:value-type="string">
              <text:p>7</text:p>
            </table:table-cell>
            <table:table-cell office:value-type="float" office:value="1400"/>
            <table:table-cell office:value-type="float" office:value="6.8748950958299998E-2"/>
            <table:table-cell office:value-type="float" office:value="1400"/>
            <table:table-cell office:value-type="float" office:value="0.67347908020000002"/>
          </table:table-row>
          <table:table-row>
            <table:table-cell office:value-type="string">
              <text:p>8</text:p>
            </table:table-cell>
            <table:table-cell office:value-type="float" office:value="1600"/>
            <table:table-cell office:value-type="float" office:value="8.5413932800300005E-2"/>
            <table:table-cell office:value-type="float" office:value="1600"/>
            <table:table-cell office:value-type="float" office:value="0.84905314445500002"/>
          </table:table-row>
          <table:table-row>
            <table:table-cell office:value-type="string">
              <text:p>9</text:p>
            </table:table-cell>
            <table:table-cell office:value-type="float" office:value="1800"/>
            <table:table-cell office:value-type="float" office:value="8.4212779998800003E-2"/>
            <table:table-cell office:value-type="float" office:value="1800"/>
            <table:table-cell office:value-type="float" office:value="1.06589412689"/>
          </table:table-row>
          <table:table-row>
            <table:table-cell office:value-type="string">
              <text:p>10</text:p>
            </table:table-cell>
            <table:table-cell office:value-type="float" office:value="2000"/>
            <table:table-cell office:value-type="float" office:value="0.11750292778"/>
            <table:table-cell office:value-type="float" office:value="2000"/>
            <table:table-cell office:value-type="float" office:value="1.31132292747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04.75pt" svg:width="237.0pt" chart:style-name="Crt0">
        <chart:title chart:style-name="CT00">
          <text:p text:style-name="a0" text:class-names="" text:cond-style-name="">Laiko/elementų sk. priklausomybė</text:p>
        </chart:title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Elementų sk.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Laikas (s)</text:p>
            </chart:title>
            <chart:grid chart:class="major" chart:style-name="GMa1"/>
          </chart:axis>
          <chart:series chart:label-cell-address="local-table.$C$1" chart:values-cell-range-address="local-table.$C$2:.$C$11" chart:class="chart:scatter" chart:attached-axis="primary-y" chart:style-name="G0S0">
            <chart:domain table:cell-range-address="local-table.$B$2:.$B$11"/>
            <chart:data-point chart:repeated="10"/>
          </chart:series>
          <chart:series chart:label-cell-address="local-table.$E$1" chart:values-cell-range-address="local-table.$E$2:.$E$11" chart:class="chart:scatter" chart:attached-axis="primary-y" chart:style-name="G0S1">
            <chart:domain table:cell-range-address="local-table.$D$2:.$D$11"/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Y-Values</text:p>
              </table:table-cell>
              <table:table-cell/>
              <table:table-cell office:value-type="string">
                <text:p>Column1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3000"/>
            <table:table-cell office:value-type="float" office:value="0.18168592452999999"/>
            <table:table-cell office:value-type="float" office:value="3000"/>
            <table:table-cell office:value-type="float" office:value="2.7841091156000002"/>
          </table:table-row>
          <table:table-row>
            <table:table-cell office:value-type="string">
              <text:p>2</text:p>
            </table:table-cell>
            <table:table-cell office:value-type="float" office:value="5000"/>
            <table:table-cell office:value-type="float" office:value="0.31328201293899999"/>
            <table:table-cell office:value-type="float" office:value="5000"/>
            <table:table-cell office:value-type="float" office:value="7.6632628440900001"/>
          </table:table-row>
          <table:table-row>
            <table:table-cell office:value-type="string">
              <text:p>3</text:p>
            </table:table-cell>
            <table:table-cell office:value-type="float" office:value="10000"/>
            <table:table-cell office:value-type="float" office:value="0.65300512313799997"/>
            <table:table-cell office:value-type="float" office:value="10000"/>
            <table:table-cell office:value-type="float" office:value="29.015991926200002"/>
          </table:table-row>
          <table:table-row>
            <table:table-cell office:value-type="string">
              <text:p>4</text:p>
            </table:table-cell>
            <table:table-cell office:value-type="float" office:value="20000"/>
            <table:table-cell office:value-type="float" office:value="1.4627120494800001"/>
            <table:table-cell office:value-type="float" office:value="20000"/>
            <table:table-cell office:value-type="float" office:value="114.94175601000001"/>
          </table:table-row>
          <table:table-row>
            <table:table-cell office:value-type="string">
              <text:p>5</text:p>
            </table:table-cell>
            <table:table-cell office:value-type="float" office:value="30000"/>
            <table:table-cell office:value-type="float" office:value="2.3787879943800001"/>
            <table:table-cell office:value-type="float" office:value="30000"/>
            <table:table-cell office:value-type="float" office:value="254.048069"/>
          </table:table-row>
          <table:table-row>
            <table:table-cell office:value-type="string">
              <text:p>6</text:p>
            </table:table-cell>
            <table:table-cell office:value-type="float" office:value="50000"/>
            <table:table-cell office:value-type="float" office:value="4.3988258838699998"/>
            <table:table-cell office:value-type="float" office:value="50000"/>
            <table:table-cell office:value-type="float" office:value="703.12461686100005"/>
          </table:table-row>
          <table:table-row>
            <table:table-cell office:value-type="string">
              <text:p>7</text:p>
            </table:table-cell>
            <table:table-cell office:value-type="float" office:value="100000"/>
            <table:table-cell office:value-type="float" office:value="8.9452190399199996"/>
            <table:table-cell office:value-type="float" office:value="100000"/>
            <table:table-cell office:value-type="float" office:value="2794.9176480800002"/>
          </table:table-row>
          <table:table-row>
            <table:table-cell office:value-type="string">
              <text:p>8</text:p>
            </table:table-cell>
            <table:table-cell/>
            <table:table-cell/>
            <table:table-cell/>
            <table:table-cell/>
          </table:table-row>
          <table:table-row>
            <table:table-cell office:value-type="string">
              <text:p>9</text:p>
            </table:table-cell>
            <table:table-cell/>
            <table:table-cell/>
            <table:table-cell/>
            <table:table-cell/>
          </table:table-row>
          <table:table-row>
            <table:table-cell office:value-type="string">
              <text:p>10</text:p>
            </table:table-cell>
            <table:table-cell/>
            <table:table-cell/>
            <table:table-cell/>
            <table:table-cell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174.75pt" svg:width="234.0pt" chart:style-name="Crt0">
        <chart:title chart:style-name="CT00">
          <text:p text:style-name="a0" text:class-names="" text:cond-style-name="">Operac. sk./elementų priklausomybė</text:p>
        </chart:title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Elementų sk.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Laikas (s)</text:p>
            </chart:title>
            <chart:grid chart:class="major" chart:style-name="GMa1"/>
          </chart:axis>
          <chart:series chart:label-cell-address="local-table.$C$1" chart:values-cell-range-address="local-table.$C$2:.$C$18" chart:class="chart:scatter" chart:attached-axis="primary-y" chart:style-name="G0S0">
            <chart:domain table:cell-range-address="local-table.$B$2:.$B$18"/>
            <chart:data-point chart:repeated="17"/>
          </chart:series>
          <chart:series chart:label-cell-address="local-table.$E$1" chart:values-cell-range-address="local-table.$E$2:.$E$18" chart:class="chart:scatter" chart:attached-axis="primary-y" chart:style-name="G0S1">
            <chart:domain table:cell-range-address="local-table.$D$2:.$D$18"/>
            <chart:data-point chart:repeated="1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Y-Values</text:p>
              </table:table-cell>
              <table:table-cell/>
              <table:table-cell office:value-type="string">
                <text:p>Column1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200"/>
            <table:table-cell office:value-type="float" office:value="16607"/>
            <table:table-cell office:value-type="float" office:value="200"/>
            <table:table-cell office:value-type="float" office:value="77174"/>
          </table:table-row>
          <table:table-row>
            <table:table-cell office:value-type="string">
              <text:p>2</text:p>
            </table:table-cell>
            <table:table-cell office:value-type="float" office:value="400"/>
            <table:table-cell office:value-type="float" office:value="33653"/>
            <table:table-cell office:value-type="float" office:value="400"/>
            <table:table-cell office:value-type="float" office:value="233878"/>
          </table:table-row>
          <table:table-row>
            <table:table-cell office:value-type="string">
              <text:p>3</text:p>
            </table:table-cell>
            <table:table-cell office:value-type="float" office:value="600"/>
            <table:table-cell office:value-type="float" office:value="55203"/>
            <table:table-cell office:value-type="float" office:value="600"/>
            <table:table-cell office:value-type="float" office:value="458394"/>
          </table:table-row>
          <table:table-row>
            <table:table-cell office:value-type="string">
              <text:p>4</text:p>
            </table:table-cell>
            <table:table-cell office:value-type="float" office:value="800"/>
            <table:table-cell office:value-type="float" office:value="78335"/>
            <table:table-cell office:value-type="float" office:value="800"/>
            <table:table-cell office:value-type="float" office:value="783338"/>
          </table:table-row>
          <table:table-row>
            <table:table-cell office:value-type="string">
              <text:p>5</text:p>
            </table:table-cell>
            <table:table-cell office:value-type="float" office:value="1000"/>
            <table:table-cell office:value-type="float" office:value="111904"/>
            <table:table-cell office:value-type="float" office:value="1000"/>
            <table:table-cell office:value-type="float" office:value="1236110"/>
          </table:table-row>
          <table:table-row>
            <table:table-cell office:value-type="string">
              <text:p>6</text:p>
            </table:table-cell>
            <table:table-cell office:value-type="float" office:value="1200"/>
            <table:table-cell office:value-type="float" office:value="126472"/>
            <table:table-cell office:value-type="float" office:value="1200"/>
            <table:table-cell office:value-type="float" office:value="1686500"/>
          </table:table-row>
          <table:table-row>
            <table:table-cell office:value-type="string">
              <text:p>7</text:p>
            </table:table-cell>
            <table:table-cell office:value-type="float" office:value="1400"/>
            <table:table-cell office:value-type="float" office:value="153458"/>
            <table:table-cell office:value-type="float" office:value="1400"/>
            <table:table-cell office:value-type="float" office:value="2295624"/>
          </table:table-row>
          <table:table-row>
            <table:table-cell office:value-type="string">
              <text:p>8</text:p>
            </table:table-cell>
            <table:table-cell office:value-type="float" office:value="1600"/>
            <table:table-cell office:value-type="float" office:value="190399"/>
            <table:table-cell office:value-type="float" office:value="1600"/>
            <table:table-cell office:value-type="float" office:value="2892716"/>
          </table:table-row>
          <table:table-row>
            <table:table-cell office:value-type="string">
              <text:p>9</text:p>
            </table:table-cell>
            <table:table-cell office:value-type="float" office:value="1800"/>
            <table:table-cell office:value-type="float" office:value="194545"/>
            <table:table-cell office:value-type="float" office:value="1800"/>
            <table:table-cell office:value-type="float" office:value="3697035"/>
          </table:table-row>
          <table:table-row>
            <table:table-cell office:value-type="string">
              <text:p>10</text:p>
            </table:table-cell>
            <table:table-cell office:value-type="float" office:value="2000"/>
            <table:table-cell office:value-type="float" office:value="258097"/>
            <table:table-cell office:value-type="float" office:value="2000"/>
            <table:table-cell office:value-type="float" office:value="4491840"/>
          </table:table-row>
          <table:table-row>
            <table:table-cell office:value-type="string">
              <text:p>11</text:p>
            </table:table-cell>
            <table:table-cell/>
            <table:table-cell/>
            <table:table-cell/>
            <table:table-cell/>
          </table:table-row>
          <table:table-row>
            <table:table-cell office:value-type="string">
              <text:p>12</text:p>
            </table:table-cell>
            <table:table-cell/>
            <table:table-cell/>
            <table:table-cell/>
            <table:table-cell/>
          </table:table-row>
          <table:table-row>
            <table:table-cell office:value-type="string">
              <text:p>13</text:p>
            </table:table-cell>
            <table:table-cell/>
            <table:table-cell/>
            <table:table-cell/>
            <table:table-cell/>
          </table:table-row>
          <table:table-row>
            <table:table-cell office:value-type="string">
              <text:p>14</text:p>
            </table:table-cell>
            <table:table-cell/>
            <table:table-cell/>
            <table:table-cell/>
            <table:table-cell/>
          </table:table-row>
          <table:table-row>
            <table:table-cell office:value-type="string">
              <text:p>15</text:p>
            </table:table-cell>
            <table:table-cell/>
            <table:table-cell/>
            <table:table-cell/>
            <table:table-cell/>
          </table:table-row>
          <table:table-row>
            <table:table-cell office:value-type="string">
              <text:p>16</text:p>
            </table:table-cell>
            <table:table-cell/>
            <table:table-cell/>
            <table:table-cell/>
            <table:table-cell/>
          </table:table-row>
          <table:table-row>
            <table:table-cell office:value-type="string">
              <text:p>17</text:p>
            </table:table-cell>
            <table:table-cell/>
            <table:table-cell/>
            <table:table-cell/>
            <table:table-cell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